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Calibri Cyr" svg:font-family="'Calibri Cyr'"/>
    <style:font-face style:name="Consolas1" svg:font-family="Consolas"/>
    <style:font-face style:name="Consolas2" svg:font-family="Consolas, Menlo, Monaco, 'Lucida Console', 'Liberation Mono', 'DejaVu Sans Mono', 'Bitstream Vera Sans Mono', 'Courier New', monospace, sans-serif"/>
    <style:font-face style:name="Consolas" svg:font-family="Consolas, 'courier new'"/>
    <style:font-face style:name="Courier New1" svg:font-family="'Courier New'"/>
    <style:font-face style:name="Georgia" svg:font-family="Georgia"/>
    <style:font-face style:name="Helvetica" svg:font-family="Helvetica"/>
    <style:font-face style:name="NewBaskerville-Italic" svg:font-family="NewBaskerville-Italic"/>
    <style:font-face style:name="NewBaskerville-Roman" svg:font-family="NewBaskerville-Roman"/>
    <style:font-face style:name="TheSansMonoCondensed-Italic" svg:font-family="TheSansMonoCondensed-Italic"/>
    <style:font-face style:name="TheSansMonoCondensed-Plain" svg:font-family="TheSansMonoCondensed-Plain"/>
    <style:font-face style:name="Times New Roman" svg:font-family="'Times New Roman'"/>
    <style:font-face style:name="font000000001a1f81eb" svg:font-family="font000000001a1f81eb"/>
    <style:font-face style:name="font000000001a1f81ec" svg:font-family="font000000001a1f81ec"/>
    <style:font-face style:name="Courier New" svg:font-family="'Courier New'" style:font-family-generic="modern" style:font-pitch="fixed"/>
    <style:font-face style:name="Georgia1" svg:font-family="Georgia" style:font-family-generic="roman" style:font-pitch="variable"/>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start" style:justify-single-word="false"/>
    </style:style>
    <style:style style:name="P3"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Standard">
      <style:paragraph-properties fo:line-height="100%" fo:text-align="center" style:justify-single-word="false"/>
      <style:text-properties style:use-window-font-color="true" style:font-name="Arial" fo:font-size="26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15pt" fo:font-weight="normal" fo:background-color="#ffff00"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Arial" fo:font-size="15pt" fo:font-weight="normal" fo:background-color="transparent" style:font-name-asian="Arial" style:font-name-complex="Arial"/>
    </style:style>
    <style:style style:name="P7" style:family="paragraph" style:parent-style-name="Standard">
      <style:paragraph-properties fo:line-height="100%" fo:text-align="start" style:justify-single-word="false"/>
      <style:text-properties style:use-window-font-color="true" style:font-name="Arial" fo:font-size="14pt" fo:font-weight="normal" fo:background-color="transparent" style:font-name-asian="Arial" style:font-name-complex="Arial"/>
    </style:style>
    <style:style style:name="P8" style:family="paragraph" style:parent-style-name="Standard">
      <style:paragraph-properties fo:line-height="100%" fo:text-align="center" style:justify-single-word="false"/>
      <style:text-properties style:use-window-font-color="true" style:font-name="Arial" fo:font-size="14pt" fo:font-weight="normal" fo:background-color="transparent" style:font-name-asian="Arial" style:font-name-complex="Arial"/>
    </style:style>
    <style:style style:name="P9" style:family="paragraph" style:parent-style-name="Standard">
      <style:paragraph-properties fo:line-height="100%" fo:text-align="start" style:justify-single-word="false"/>
      <style:text-properties style:use-window-font-color="true" style:font-name="Arial" fo:font-size="14pt" fo:font-weight="normal" fo:background-color="#ffff00" style:font-name-asian="Arial" style:font-name-complex="Arial"/>
    </style:style>
    <style:style style:name="P10" style:family="paragraph" style:parent-style-name="Standard">
      <style:paragraph-properties fo:line-height="100%" fo:text-align="center" style:justify-single-word="false"/>
      <style:text-properties style:use-window-font-color="true"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11" style:family="paragraph" style:parent-style-name="Standard">
      <style:paragraph-properties fo:line-height="100%" fo:text-align="center" style:justify-single-word="false"/>
      <style:text-properties style:use-window-font-color="true" style:font-name="Arial" fo:font-size="14pt" fo:font-weight="bold" fo:background-color="#00ffff" style:font-name-asian="Arial" style:font-name-complex="Arial"/>
    </style:style>
    <style:style style:name="P12" style:family="paragraph" style:parent-style-name="Standard">
      <style:paragraph-properties fo:line-height="100%" fo:text-align="center" style:justify-single-word="false"/>
      <style:text-properties style:use-window-font-color="true" style:font-name="Arial" fo:font-size="22pt" fo:font-weight="normal" fo:background-color="transparent" style:font-name-asian="Arial" style:font-name-complex="Arial"/>
    </style:style>
    <style:style style:name="P13"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14" style:family="paragraph" style:parent-style-name="Standard">
      <style:paragraph-properties fo:line-height="100%" fo:text-align="center" style:justify-single-word="false"/>
      <style:text-properties style:use-window-font-color="true" style:font-name="Arial" fo:font-size="18pt" fo:font-weight="bold" fo:background-color="transparent" style:font-name-asian="Arial" style:font-name-complex="Arial"/>
    </style:style>
    <style:style style:name="P15" style:family="paragraph" style:parent-style-name="Standard">
      <style:paragraph-properties fo:line-height="100%" fo:text-align="center" style:justify-single-word="false"/>
      <style:text-properties style:use-window-font-color="true" style:font-name="font000000001a1f81eb" fo:font-size="15pt" style:text-underline-style="solid" style:text-underline-width="auto" style:text-underline-color="font-color" fo:font-weight="bold" style:text-underline-mode="continuous" style:text-overline-mode="continuous" style:text-line-through-mode="continuous" fo:background-color="transparent" style:font-name-asian="font000000001a1f81eb" style:font-name-complex="font000000001a1f81eb"/>
    </style:style>
    <style:style style:name="P1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line-height="100%" fo:text-align="start" style:justify-single-word="false"/>
      <style:text-properties style:use-window-font-color="true" style:font-name="font000000001a1f81ec" fo:font-size="14pt" fo:font-weight="normal" fo:background-color="transparent" style:font-name-asian="font000000001a1f81ec" style:font-name-complex="font000000001a1f81ec"/>
    </style:style>
    <style:style style:name="P20" style:family="paragraph" style:parent-style-name="Standard">
      <style:paragraph-properties fo:line-height="100%" fo:text-align="center" style:justify-single-word="false"/>
      <style:text-properties style:use-window-font-color="true" style:font-name="font000000001a1f81ec" fo:font-size="14pt" style:text-underline-style="solid" style:text-underline-width="auto" style:text-underline-color="font-color" fo:font-weight="bold" style:text-underline-mode="continuous" style:text-overline-mode="continuous" style:text-line-through-mode="continuous" fo:background-color="transparent" style:font-name-asian="font000000001a1f81ec" style:font-name-complex="font000000001a1f81ec"/>
    </style:style>
    <style:style style:name="P21" style:family="paragraph" style:parent-style-name="Standard">
      <style:paragraph-properties fo:line-height="100%" fo:text-align="start" style:justify-single-word="false"/>
      <style:text-properties style:use-window-font-color="true" style:font-name="font000000001a1f81ec" fo:font-size="14pt" fo:font-weight="bold" fo:background-color="transparent" style:font-name-asian="font000000001a1f81ec" style:font-name-complex="font000000001a1f81ec"/>
    </style:style>
    <style:style style:name="P22" style:family="paragraph" style:parent-style-name="Standard">
      <style:paragraph-properties fo:line-height="100%" fo:text-align="center" style:justify-single-word="false"/>
      <style:text-properties style:use-window-font-color="true" style:font-name="Georgia" fo:font-size="15pt" style:text-underline-style="solid" style:text-underline-width="auto" style:text-underline-color="font-color" fo:font-weight="bold" style:text-underline-mode="continuous" style:text-overline-mode="continuous" style:text-line-through-mode="continuous" fo:background-color="transparent" style:font-name-asian="Georgia" style:font-name-complex="Georgia"/>
    </style:style>
    <style:style style:name="P23" style:family="paragraph" style:parent-style-name="Standard">
      <style:paragraph-properties fo:line-height="100%" fo:text-align="start" style:justify-single-word="false"/>
      <style:text-properties fo:color="#ff0000" style:font-name="font000000001a1f81ec" fo:font-size="14pt" fo:font-weight="bold" fo:background-color="transparent" style:font-name-asian="font000000001a1f81ec" style:font-name-complex="font000000001a1f81ec"/>
    </style:style>
    <style:style style:name="P24" style:family="paragraph" style:parent-style-name="Standard">
      <style:paragraph-properties fo:line-height="100%" fo:text-align="start" style:justify-single-word="false"/>
      <style:text-properties fo:color="#ff0000" style:font-name="Arial" fo:font-size="14pt" fo:font-weight="normal" fo:background-color="transparent" style:font-name-asian="Arial" style:font-name-complex="Arial"/>
    </style:style>
    <style:style style:name="P25" style:family="paragraph" style:parent-style-name="Standard">
      <style:paragraph-properties fo:line-height="100%" fo:text-align="start" style:justify-single-word="false"/>
      <style:text-properties fo:color="#ff0000" style:font-name="Arial" fo:font-size="12pt" fo:font-weight="normal" fo:background-color="transparent" style:font-name-asian="Arial" style:font-name-complex="Arial"/>
    </style:style>
    <style:style style:name="P26" style:family="paragraph" style:parent-style-name="Standard">
      <style:paragraph-properties fo:line-height="100%" fo:text-align="start" style:justify-single-word="false"/>
      <style:text-properties fo:color="#ff0000" style:font-name="Georgia" fo:font-size="11.5pt" fo:font-weight="normal" fo:background-color="transparent" style:font-name-asian="Georgia" style:font-name-complex="Georgia"/>
    </style:style>
    <style:style style:name="P27" style:family="paragraph" style:parent-style-name="Standard">
      <style:paragraph-properties fo:line-height="100%" fo:text-align="start" style:justify-single-word="false"/>
      <style:text-properties fo:color="#ff0000" style:font-name="Calibri1" fo:font-size="11pt" fo:font-weight="normal" fo:background-color="transparent" style:font-name-asian="Calibri1" style:font-name-complex="Calibri1"/>
    </style:style>
    <style:style style:name="P28"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b3c40" style:font-name="Arial" fo:font-size="14pt" fo:font-style="italic" fo:font-weight="normal" fo:background-color="transparent" style:font-name-asian="Arial" style:font-name-complex="Arial"/>
    </style:style>
    <style:style style:name="P29"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fo:font-size="14pt" fo:font-weight="normal" fo:background-color="#ffff00" style:font-name-asian="Arial" style:font-name-complex="Arial"/>
    </style:style>
    <style:style style:name="P30" style:family="paragraph" style:parent-style-name="Standard">
      <style:paragraph-properties fo:margin-top="0in" fo:margin-bottom="0.139in" fo:line-height="115%" fo:text-align="start" style:justify-single-word="false" style:writing-mode="rl-tb"/>
    </style:style>
    <style:style style:name="P31" style:family="paragraph" style:parent-style-name="Standard">
      <style:paragraph-properties fo:margin-top="0in" fo:margin-bottom="0.139in" fo:line-height="115%" fo:text-align="end" style:justify-single-word="false" style:writing-mode="rl-tb"/>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margin-top="0in" fo:margin-bottom="0.139in" fo:line-height="115%" fo:text-align="center" style:justify-single-word="false" style:writing-mode="rl-tb"/>
      <style:text-properties style:use-window-font-color="true"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P33" style:family="paragraph" style:parent-style-name="Standard">
      <style:paragraph-properties fo:margin-left="0in" fo:margin-right="-0.3126in" fo:margin-top="0.0693in" fo:margin-bottom="0.0693in" fo:line-height="100%" fo:text-align="start" style:justify-single-word="false" fo:text-indent="0in" style:auto-text-indent="false"/>
    </style:style>
    <style:style style:name="P34" style:family="paragraph" style:parent-style-name="Standard">
      <style:paragraph-properties fo:margin-left="0in" fo:margin-right="-0.3126in" fo:margin-top="0.0693in" fo:margin-bottom="0.0693in" fo:line-height="100%" fo:text-align="center" style:justify-single-word="false" fo:text-indent="0in" style:auto-text-indent="false"/>
    </style:style>
    <style:style style:name="P35" style:family="paragraph" style:parent-style-name="Standard">
      <style:paragraph-properties fo:margin-left="0in" fo:margin-right="-0.3126in" fo:margin-top="0.0693in" fo:margin-bottom="0.0693in" fo:line-height="100%" fo:text-align="justify" style:justify-single-word="false" fo:text-indent="0in" style:auto-text-indent="false"/>
    </style:style>
    <style:style style:name="P36" style:family="paragraph" style:parent-style-name="Standard">
      <style:paragraph-properties fo:margin-left="0in" fo:margin-right="-0.3126in" fo:margin-top="0.0693in" fo:margin-bottom="0.0693in" fo:line-height="100%" fo:text-align="start" style:justify-single-word="false" fo:text-indent="0in" style:auto-text-indent="false"/>
      <style:text-properties style:use-window-font-color="true" style:font-name="Georgia" fo:font-size="15pt" fo:font-weight="normal" fo:background-color="transparent" style:font-name-asian="Georgia" style:font-name-complex="Georgia"/>
    </style:style>
    <style:style style:name="P37" style:family="paragraph" style:parent-style-name="Standard">
      <style:paragraph-properties fo:margin-left="0in" fo:margin-right="-0.3126in" fo:margin-top="0.0693in" fo:margin-bottom="0.0693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margin-left="0in" fo:margin-right="-0.3126in" fo:margin-top="0.0693in" fo:margin-bottom="0.0693in" fo:line-height="100%" fo:text-align="justify"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paragraph-properties fo:margin-left="0in" fo:margin-right="-0.3126in" fo:margin-top="0.0693in" fo:margin-bottom="0.0693in" fo:line-height="100%" fo:text-align="center" style:justify-single-word="false" fo:text-indent="0in" style:auto-text-indent="false"/>
      <style:text-properties style:use-window-font-color="true" style:font-name="Arial" fo:font-size="14pt" fo:font-weight="bold" fo:background-color="transparent" style:font-name-asian="Arial" style:font-name-complex="Arial"/>
    </style:style>
    <style:style style:name="P40" style:family="paragraph" style:parent-style-name="Standard">
      <style:paragraph-properties fo:margin-left="0in" fo:margin-right="-0.3126in" fo:margin-top="0.0693in" fo:margin-bottom="0.0693in" fo:line-height="100%" fo:text-align="center" style:justify-single-word="false" fo:text-indent="0in" style:auto-text-indent="false"/>
      <style:text-properties fo:color="#000000" style:font-name="Georgia" fo:font-size="22pt" style:text-underline-style="solid" style:text-underline-width="auto" style:text-underline-color="font-color" fo:font-weight="bold" style:text-underline-mode="continuous" style:text-overline-mode="continuous" style:text-line-through-mode="continuous" fo:background-color="transparent" style:font-name-asian="Georgia" style:font-name-complex="Georgia"/>
    </style:style>
    <style:style style:name="P41" style:family="paragraph" style:parent-style-name="Standard">
      <style:paragraph-properties fo:margin-left="0in" fo:margin-right="-0.3126in" fo:margin-top="0.0693in" fo:margin-bottom="0.0693in" fo:line-height="100%" fo:text-align="start" style:justify-single-word="false" fo:text-indent="0in" style:auto-text-indent="false"/>
      <style:text-properties fo:color="#000000" style:font-name="Georgia" fo:font-size="15pt" fo:font-weight="normal" fo:background-color="transparent" style:font-name-asian="Georgia" style:font-name-complex="Georgia"/>
    </style:style>
    <style:style style:name="P42" style:family="paragraph" style:parent-style-name="Standard">
      <style:paragraph-properties fo:margin-left="0in" fo:margin-right="-0.3126in" fo:margin-top="0.0693in" fo:margin-bottom="0.0693in" fo:line-height="100%" fo:text-align="start" style:justify-single-word="false" fo:text-indent="0in" style:auto-text-indent="false"/>
      <style:text-properties fo:color="#000000" style:font-name="Georgia1" fo:font-size="15pt" fo:font-weight="normal" fo:background-color="transparent" style:font-name-asian="Georgia" style:font-name-complex="Georgia"/>
    </style:style>
    <style:style style:name="P43" style:family="paragraph" style:parent-style-name="Preformatted_20_Text">
      <style:paragraph-properties fo:margin-left="0in" fo:margin-right="-0.3126in" fo:margin-top="0.0693in" fo:margin-bottom="0.0693in" fo:line-height="100%" fo:text-align="start" style:justify-single-word="false" fo:text-indent="0in" style:auto-text-indent="false"/>
    </style:style>
    <style:style style:name="P44" style:family="paragraph" style:parent-style-name="Standard">
      <style:paragraph-properties fo:margin-left="0in" fo:margin-right="-0.3126in" fo:line-height="100%" fo:text-align="start" style:justify-single-word="false" fo:text-indent="0in" style:auto-text-indent="false"/>
    </style:style>
    <style:style style:name="P45" style:family="paragraph" style:parent-style-name="Standard">
      <style:paragraph-properties fo:margin-left="0in" fo:margin-right="-0.3126in" fo:line-height="100%" fo:text-align="start" style:justify-single-word="false" fo:text-indent="0in"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paragraph-properties fo:margin-top="0in" fo:margin-bottom="0.1417in" fo:line-height="100%" fo:text-align="start" style:justify-single-word="false"/>
    </style:style>
    <style:style style:name="P47" style:family="paragraph" style:parent-style-name="Standard">
      <style:paragraph-properties fo:margin-left="0in" fo:margin-right="-0.2402in" fo:margin-top="0.0693in" fo:margin-bottom="0.0693in" fo:line-height="100%" fo:text-align="start" style:justify-single-word="false" fo:text-indent="0in" style:auto-text-indent="false"/>
    </style:style>
    <style:style style:name="P48" style:family="paragraph" style:parent-style-name="Standard">
      <style:paragraph-properties fo:margin-left="0in" fo:margin-right="-0.2402in" fo:margin-top="0.0693in" fo:margin-bottom="0.0693in" fo:line-height="100%" fo:text-align="start" style:justify-single-word="false" fo:text-indent="0in" style:auto-text-indent="false"/>
      <style:text-properties fo:color="#000000" style:font-name="Arial" fo:font-size="14pt" fo:font-weight="normal" fo:background-color="#ffff00" style:font-name-asian="Arial" style:font-name-complex="Arial"/>
    </style:style>
    <style:style style:name="P49" style:family="paragraph" style:parent-style-name="Standard">
      <style:paragraph-properties fo:margin-left="0in" fo:margin-right="-0.2402in" fo:margin-top="0.0693in" fo:margin-bottom="0.0693in" fo:line-height="100%" fo:text-align="center" style:justify-single-word="false" fo:text-indent="0in" style:auto-text-indent="false"/>
      <style:text-properties fo:color="#000000" style:font-name="Arial" fo:font-size="14pt" fo:font-weight="normal" fo:background-color="transparent" style:font-name-asian="Arial" style:font-name-complex="Arial"/>
    </style:style>
    <style:style style:name="P50" style:family="paragraph" style:parent-style-name="Standard">
      <style:paragraph-properties fo:margin-left="0in" fo:margin-right="-0.2402in" fo:margin-top="0.0693in" fo:margin-bottom="0.0693in" fo:line-height="100%" fo:text-align="start" style:justify-single-word="false" fo:text-indent="0in" style:auto-text-indent="false"/>
      <style:text-properties fo:color="#000000" style:font-name="Arial" fo:font-size="14pt" fo:font-weight="normal" fo:background-color="transparent" style:font-name-asian="Arial" style:font-name-complex="Arial"/>
    </style:style>
    <style:style style:name="P51" style:family="paragraph" style:parent-style-name="Standard">
      <style:paragraph-properties fo:margin-left="3in" fo:margin-right="0in" fo:line-height="100%" fo:text-align="start" style:justify-single-word="false" fo:text-indent="0.5in" style:auto-text-indent="false"/>
      <style:text-properties fo:color="#ff0000" style:font-name="Georgia" fo:font-size="14pt" fo:font-weight="normal" fo:background-color="transparent" style:font-name-asian="Georgia" style:font-name-complex="Georgia"/>
    </style:style>
    <style:style style:name="P52" style:family="paragraph" style:parent-style-name="Standard">
      <style:paragraph-properties fo:line-height="100%" fo:text-align="start" style:justify-single-word="false" style:writing-mode="lr-tb"/>
    </style:style>
    <style:style style:name="P53" style:family="paragraph" style:parent-style-name="Standard">
      <style:paragraph-properties fo:line-height="100%" fo:text-align="start" style:justify-single-word="false" style:writing-mode="lr-tb"/>
      <style:text-properties fo:font-variant="normal" fo:text-transform="none" style:use-window-font-color="true" style:font-name="Consolas" fo:font-size="12pt" fo:letter-spacing="normal" fo:font-style="normal" fo:font-weight="normal" fo:background-color="transparent" style:font-name-asian="font000000001a1f81ec" style:font-weight-asian="normal" style:font-name-complex="font000000001a1f81ec" style:font-weight-complex="normal"/>
    </style:style>
    <style:style style:name="P54" style:family="paragraph" style:parent-style-name="Standard">
      <style:paragraph-properties fo:margin-left="0in" fo:margin-right="-0.3126in" fo:margin-top="0.0693in" fo:margin-bottom="0.0693in" fo:line-height="100%" fo:text-align="start" style:justify-single-word="false" fo:text-indent="0in" style:auto-text-indent="false"/>
      <style:text-properties style:use-window-font-color="true" style:font-name="Georgia" fo:font-size="15pt" fo:font-weight="normal" fo:background-color="transparent" style:font-name-asian="Georgia" style:font-name-complex="Georgia"/>
    </style:style>
    <style:style style:name="P55" style:family="paragraph" style:parent-style-name="Standard">
      <style:paragraph-properties fo:margin-left="0in" fo:margin-right="-0.3126in" fo:margin-top="0.0693in" fo:margin-bottom="0.0693in" fo:line-height="100%" fo:text-align="start" style:justify-single-word="false" fo:text-indent="0in" style:auto-text-indent="false"/>
    </style:style>
    <style:style style:name="P56" style:family="paragraph" style:parent-style-name="Standard">
      <style:paragraph-properties fo:margin-left="0in" fo:margin-right="-0.3126in" fo:margin-top="0.0693in" fo:margin-bottom="0.0693in" fo:line-height="100%" fo:text-align="center" style:justify-single-word="false" fo:text-indent="0in" style:auto-text-indent="false"/>
      <style:text-properties fo:font-weight="bold" style:font-weight-asian="bold" style:font-weight-complex="bold"/>
    </style:style>
    <style:style style:name="P57" style:family="paragraph" style:parent-style-name="Standard">
      <style:paragraph-properties fo:margin-left="0in" fo:margin-right="-0.3126in" fo:margin-top="0.0693in" fo:margin-bottom="0.0693in" fo:line-height="100%" fo:text-align="start" style:justify-single-word="false" fo:text-indent="0in" style:auto-text-indent="false"/>
      <style:text-properties fo:font-weight="normal" style:font-weight-asian="normal" style:font-weight-complex="normal"/>
    </style:style>
    <style:style style:name="T1" style:family="text">
      <style:text-properties style:use-window-font-color="true"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2" style:family="text">
      <style:text-properties style:use-window-font-color="true" style:font-name="Arial" fo:font-size="14pt" fo:font-weight="normal" fo:background-color="transparent" style:font-name-asian="Arial" style:font-name-complex="Arial"/>
    </style:style>
    <style:style style:name="T3" style:family="text">
      <style:text-properties style:use-window-font-color="true" style:font-name="Arial" fo:font-size="14pt" fo:font-weight="normal" fo:background-color="#ffff00" style:font-name-asian="Arial" style:font-name-complex="Arial"/>
    </style:style>
    <style:style style:name="T4" style:family="text">
      <style:text-properties style:use-window-font-color="true" style:font-name="Arial" fo:font-size="14pt" fo:font-weight="normal" fo:background-color="#00ff00" style:font-name-asian="Arial" style:font-name-complex="Arial"/>
    </style:style>
    <style:style style:name="T5" style:family="text">
      <style:text-properties style:use-window-font-color="true" style:font-name="Arial" fo:font-size="14pt" fo:font-weight="normal" fo:background-color="#00ffff" style:font-name-asian="Arial" style:font-name-complex="Arial"/>
    </style:style>
    <style:style style:name="T6" style:family="text">
      <style:text-properties style:use-window-font-color="true" style:font-name="Arial" fo:font-size="14pt" fo:font-weight="normal" fo:background-color="#c0c0c0" style:font-name-asian="Arial" style:font-name-complex="Arial"/>
    </style:style>
    <style:style style:name="T7" style:family="text">
      <style:text-properties style:use-window-font-color="true" style:font-name="Arial" fo:font-size="14pt" fo:font-weight="bold" fo:background-color="#00ffff" style:font-name-asian="Arial" style:font-name-complex="Arial"/>
    </style:style>
    <style:style style:name="T8" style:family="text">
      <style:text-properties style:use-window-font-color="true" style:font-name="Arial" fo:font-size="14pt" fo:font-weight="bold" fo:background-color="transparent" style:font-name-asian="Arial" style:font-name-complex="Arial"/>
    </style:style>
    <style:style style:name="T9" style:family="text">
      <style:text-properties style:use-window-font-color="true" style:font-name="Arial" fo:font-size="14pt" fo:font-weight="bold" fo:background-color="#ffff00" style:font-name-asian="Arial" style:font-name-complex="Arial"/>
    </style:style>
    <style:style style:name="T10" style:family="text">
      <style:text-properties style:use-window-font-color="true" style:font-name="Arial" fo:font-size="14pt" fo:font-weight="bold" fo:background-color="#00ff00" style:font-name-asian="Arial" style:font-name-complex="Arial"/>
    </style:style>
    <style:style style:name="T11" style:family="text">
      <style:text-properties style:use-window-font-color="true" style:font-name="Arial" fo:font-size="20pt" fo:font-weight="normal" fo:background-color="#00ffff" style:font-name-asian="Arial" style:font-name-complex="Arial"/>
    </style:style>
    <style:style style:name="T12" style:family="text">
      <style:text-properties style:use-window-font-color="true" style:font-name="Arial" fo:font-size="20pt" fo:font-weight="normal" fo:background-color="transparent" style:font-name-asian="Arial" style:font-name-complex="Arial"/>
    </style:style>
    <style:style style:name="T13" style:family="text">
      <style:text-properties style:use-window-font-color="true" style:font-name="Arial" fo:font-size="20pt" fo:font-weight="normal" fo:background-color="#ffff00" style:font-name-asian="Arial" style:font-name-complex="Arial"/>
    </style:style>
    <style:style style:name="T14" style:family="text">
      <style:text-properties style:use-window-font-color="true" style:font-name="Arial" fo:font-size="20pt" fo:font-weight="normal" fo:background-color="#00ff00" style:font-name-asian="Arial" style:font-name-complex="Arial"/>
    </style:style>
    <style:style style:name="T15" style:family="text">
      <style:text-properties style:use-window-font-color="true" style:font-name="Arial" fo:font-size="20pt" fo:font-weight="bold" fo:background-color="#00ffff" style:font-name-asian="Arial" style:font-name-complex="Arial"/>
    </style:style>
    <style:style style:name="T16" style:family="text">
      <style:text-properties style:use-window-font-color="true" style:font-name="Arial" fo:font-size="15pt" fo:font-weight="normal" fo:background-color="#00ff00" style:font-name-asian="Arial" style:font-name-complex="Arial"/>
    </style:style>
    <style:style style:name="T17" style:family="text">
      <style:text-properties style:use-window-font-color="true" style:font-name="Arial" fo:font-size="15pt" fo:font-weight="normal" fo:background-color="transparent" style:font-name-asian="Arial" style:font-name-complex="Arial"/>
    </style:style>
    <style:style style:name="T18" style:family="text">
      <style:text-properties style:use-window-font-color="true" style:font-name="Arial" fo:font-size="15pt" fo:font-weight="normal" fo:background-color="#00ffff" style:font-name-asian="Arial" style:font-name-complex="Arial"/>
    </style:style>
    <style:style style:name="T19" style:family="text">
      <style:text-properties style:use-window-font-color="true" style:font-name="Arial" fo:font-size="15pt" fo:font-weight="bold" fo:background-color="#00ffff" style:font-name-asian="Arial" style:font-name-complex="Arial"/>
    </style:style>
    <style:style style:name="T20" style:family="text">
      <style:text-properties style:use-window-font-color="true" style:font-name="Arial" fo:font-size="15pt" fo:font-weight="bold" fo:background-color="transparent" style:font-name-asian="Arial" style:font-name-complex="Arial"/>
    </style:style>
    <style:style style:name="T21" style:family="text">
      <style:text-properties style:use-window-font-color="true" style:font-name="Arial" fo:font-size="18pt" fo:font-weight="normal" fo:background-color="transparent" style:font-name-asian="Arial" style:font-name-complex="Arial"/>
    </style:style>
    <style:style style:name="T22" style:family="text">
      <style:text-properties style:use-window-font-color="true" style:font-name="Arial" fo:font-size="18pt" fo:font-weight="bold" fo:background-color="transparent" style:font-name-asian="Arial" style:font-name-complex="Arial"/>
    </style:style>
    <style:style style:name="T23" style:family="text">
      <style:text-properties style:use-window-font-color="true" style:font-name="Arial" fo:font-size="12pt" fo:font-weight="normal" fo:background-color="transparent" style:font-name-asian="Arial" style:font-name-complex="Arial"/>
    </style:style>
    <style:style style:name="T24" style:family="text">
      <style:text-properties style:use-window-font-color="true" style:font-name="font000000001a1f81eb" fo:font-size="15pt" fo:font-weight="normal" fo:background-color="transparent" style:font-name-asian="font000000001a1f81eb" style:font-name-complex="font000000001a1f81eb"/>
    </style:style>
    <style:style style:name="T25" style:family="text">
      <style:text-properties style:use-window-font-color="true" style:font-name="Calibri1" fo:font-size="11pt" fo:font-weight="normal" fo:background-color="transparent" style:font-name-asian="Calibri1" style:font-name-complex="Calibri1"/>
    </style:style>
    <style:style style:name="T26" style:family="text">
      <style:text-properties style:use-window-font-color="true" style:font-name="Calibri1" fo:font-size="14pt" fo:font-weight="normal" fo:background-color="transparent" style:font-name-asian="Calibri1" style:font-name-complex="Calibri1"/>
    </style:style>
    <style:style style:name="T27" style:family="text">
      <style:text-properties style:use-window-font-color="true" style:font-name="Georgia" fo:font-size="15pt" fo:font-weight="normal" fo:background-color="transparent" style:font-name-asian="Georgia" style:font-name-complex="Georgia"/>
    </style:style>
    <style:style style:name="T28" style:family="text">
      <style:text-properties style:use-window-font-color="true" style:font-name="Georgia" fo:font-size="15pt" fo:font-weight="normal" fo:background-color="#ffff00" style:font-name-asian="Georgia" style:font-name-complex="Georgia"/>
    </style:style>
    <style:style style:name="T29" style:family="text">
      <style:text-properties style:use-window-font-color="true" style:font-name="Georgia" fo:font-size="15pt" fo:font-weight="normal" fo:background-color="#00ffff" style:font-name-asian="Georgia" style:font-name-complex="Georgia"/>
    </style:style>
    <style:style style:name="T30" style:family="text">
      <style:text-properties style:use-window-font-color="true" style:font-name="Georgia" fo:font-size="15pt" fo:font-weight="normal" fo:background-color="#00ff00" style:font-name-asian="Georgia" style:font-name-complex="Georgia"/>
    </style:style>
    <style:style style:name="T31" style:family="text">
      <style:text-properties style:use-window-font-color="true" style:font-name="Georgia" fo:font-size="20pt" fo:font-weight="normal" fo:background-color="#00ff00" style:font-name-asian="Georgia" style:font-name-complex="Georgia"/>
    </style:style>
    <style:style style:name="T32" style:family="text">
      <style:text-properties style:use-window-font-color="true" style:font-name="Georgia" fo:font-size="22pt" fo:font-weight="bold" fo:background-color="transparent" style:font-name-asian="Georgia" style:font-name-complex="Georgia"/>
    </style:style>
    <style:style style:name="T33" style:family="text">
      <style:text-properties style:use-window-font-color="true" style:font-name="Georgia" fo:font-size="14pt" fo:font-weight="bold" fo:background-color="transparent" style:font-name-asian="Georgia" style:font-name-complex="Georgia"/>
    </style:style>
    <style:style style:name="T34" style:family="text">
      <style:text-properties style:use-window-font-color="true" style:font-name="Times New Roman" fo:font-size="14pt" fo:font-weight="bold" fo:background-color="#00ffff" style:font-name-asian="Times New Roman" style:font-name-complex="Times New Roman"/>
    </style:style>
    <style:style style:name="T35" style:family="text">
      <style:text-properties style:use-window-font-color="true" style:font-name="Times New Roman" fo:font-size="14pt" fo:font-weight="bold" fo:background-color="transparent" style:font-name-asian="Times New Roman" style:font-name-complex="Times New Roman"/>
    </style:style>
    <style:style style:name="T36" style:family="text">
      <style:text-properties style:use-window-font-color="true" style:font-name="font000000001a1f81ec" fo:font-size="18pt" fo:font-weight="normal" fo:background-color="#00ffff" style:font-name-asian="font000000001a1f81ec" style:font-name-complex="font000000001a1f81ec"/>
    </style:style>
    <style:style style:name="T37" style:family="text">
      <style:text-properties style:use-window-font-color="true" style:font-name="font000000001a1f81ec" fo:font-size="14pt" fo:font-weight="normal" fo:background-color="transparent" style:font-name-asian="font000000001a1f81ec" style:font-name-complex="font000000001a1f81ec"/>
    </style:style>
    <style:style style:name="T38" style:family="text">
      <style:text-properties style:use-window-font-color="true" style:font-name="font000000001a1f81ec" fo:font-size="14pt" fo:font-weight="normal" fo:background-color="transparent" style:font-name-asian="font000000001a1f81ec" style:font-weight-asian="normal" style:font-name-complex="font000000001a1f81ec" style:font-weight-complex="normal"/>
    </style:style>
    <style:style style:name="T39" style:family="text">
      <style:text-properties style:use-window-font-color="true" style:font-name="font000000001a1f81ec" fo:font-size="14pt" fo:font-weight="normal" fo:background-color="#00ffff" style:font-name-asian="font000000001a1f81ec" style:font-name-complex="font000000001a1f81ec"/>
    </style:style>
    <style:style style:name="T40" style:family="text">
      <style:text-properties style:use-window-font-color="true" style:font-name="font000000001a1f81ec" fo:font-size="14pt" fo:font-weight="normal" fo:background-color="#00ffff" style:font-name-asian="font000000001a1f81ec" style:font-weight-asian="normal" style:font-name-complex="font000000001a1f81ec" style:font-weight-complex="normal"/>
    </style:style>
    <style:style style:name="T41" style:family="text">
      <style:text-properties style:use-window-font-color="true" style:font-name="font000000001a1f81ec" fo:font-size="14pt" fo:font-weight="normal" fo:background-color="#ffff00" style:font-name-asian="font000000001a1f81ec" style:font-name-complex="font000000001a1f81ec"/>
    </style:style>
    <style:style style:name="T42" style:family="text">
      <style:text-properties style:use-window-font-color="true" style:font-name="font000000001a1f81ec" fo:font-size="14pt" fo:font-weight="bold" fo:background-color="transparent" style:font-name-asian="font000000001a1f81ec" style:font-name-complex="font000000001a1f81ec"/>
    </style:style>
    <style:style style:name="T43" style:family="text">
      <style:text-properties style:use-window-font-color="true" style:font-name="font000000001a1f81ec" fo:font-size="14pt" fo:font-weight="bold" fo:background-color="transparent" style:font-name-asian="font000000001a1f81ec" style:font-weight-asian="bold" style:font-name-complex="font000000001a1f81ec" style:font-weight-complex="bold"/>
    </style:style>
    <style:style style:name="T44" style:family="text">
      <style:text-properties style:use-window-font-color="true" style:font-name="font000000001a1f81ec" fo:font-size="14pt" fo:font-weight="bold" fo:background-color="#00ffff" style:font-name-asian="font000000001a1f81ec" style:font-name-complex="font000000001a1f81ec"/>
    </style:style>
    <style:style style:name="T45" style:family="text">
      <style:text-properties style:use-window-font-color="true" style:font-name="font000000001a1f81ec" fo:font-size="14pt" fo:font-weight="bold" fo:background-color="#ffff00" style:font-name-asian="font000000001a1f81ec" style:font-name-complex="font000000001a1f81ec"/>
    </style:style>
    <style:style style:name="T46" style:family="text">
      <style:text-properties style:use-window-font-color="true" style:font-name="font000000001a1f81ec" fo:font-size="20pt" fo:font-weight="bold" fo:background-color="#00ffff" style:font-name-asian="font000000001a1f81ec" style:font-name-complex="font000000001a1f81ec"/>
    </style:style>
    <style:style style:name="T47" style:family="text">
      <style:text-properties style:use-window-font-color="true" style:font-name="font000000001a1f81ec" fo:font-size="20pt" fo:font-weight="bold" fo:background-color="transparent" style:font-name-asian="font000000001a1f81ec" style:font-name-complex="font000000001a1f81ec"/>
    </style:style>
    <style:style style:name="T48" style:family="text">
      <style:text-properties style:use-window-font-color="true" style:font-name="font000000001a1f81ec" fo:font-size="20pt" fo:font-weight="normal" fo:background-color="#00ffff" style:font-name-asian="font000000001a1f81ec" style:font-name-complex="font000000001a1f81ec"/>
    </style:style>
    <style:style style:name="T49" style:family="text">
      <style:text-properties style:use-window-font-color="true" style:font-name="font000000001a1f81ec" fo:font-size="20pt" fo:font-weight="normal" fo:background-color="transparent" style:font-name-asian="font000000001a1f81ec" style:font-name-complex="font000000001a1f81ec"/>
    </style:style>
    <style:style style:name="T50" style:family="text">
      <style:text-properties style:use-window-font-color="true" style:font-name="font000000001a1f81ec" fo:font-size="15pt" fo:font-weight="bold" fo:background-color="transparent" style:font-name-asian="font000000001a1f81ec" style:font-size-asian="15pt" style:font-name-complex="font000000001a1f81ec" style:font-size-complex="15pt"/>
    </style:style>
    <style:style style:name="T51" style:family="text">
      <style:text-properties style:use-window-font-color="true" style:font-name="Courier New1" fo:font-size="13.5pt" fo:font-weight="normal" fo:background-color="#ffffff" style:font-name-asian="Courier New1" style:font-name-complex="Courier New1"/>
    </style:style>
    <style:style style:name="T52" style:family="text">
      <style:text-properties style:use-window-font-color="true" style:font-name="Courier New1" fo:font-size="20pt" fo:font-weight="bold" fo:background-color="#00ffff" style:font-name-asian="Courier New1" style:font-name-complex="Courier New1"/>
    </style:style>
    <style:style style:name="T53" style:family="text">
      <style:text-properties style:use-window-font-color="true" style:font-name="Courier New1" fo:font-size="20pt" fo:font-weight="normal" fo:background-color="#00ffff" style:font-name-asian="Courier New1" style:font-name-complex="Courier New1"/>
    </style:style>
    <style:style style:name="T54" style:family="text">
      <style:text-properties style:use-window-font-color="true" style:font-name="Courier New1" fo:font-size="20pt" fo:font-weight="normal" fo:background-color="transparent" style:font-name-asian="Courier New1" style:font-name-complex="Courier New1"/>
    </style:style>
    <style:style style:name="T55" style:family="text">
      <style:text-properties style:use-window-font-color="true" style:font-name="Courier New1" fo:font-size="18pt" fo:font-weight="normal" fo:background-color="#00ffff" style:font-name-asian="Courier New1" style:font-name-complex="Courier New1"/>
    </style:style>
    <style:style style:name="T56" style:family="text">
      <style:text-properties fo:color="#ff0000" style:font-name="font000000001a1f81eb" fo:font-size="15pt" fo:font-weight="normal" fo:background-color="transparent" style:font-name-asian="font000000001a1f81eb" style:font-name-complex="font000000001a1f81eb"/>
    </style:style>
    <style:style style:name="T57" style:family="text">
      <style:text-properties fo:color="#ff0000" style:font-name="font000000001a1f81eb" fo:font-size="15pt" fo:font-weight="normal" fo:background-color="#00ffff" style:font-name-asian="font000000001a1f81eb" style:font-name-complex="font000000001a1f81eb"/>
    </style:style>
    <style:style style:name="T58" style:family="text">
      <style:text-properties fo:color="#ff0000" style:font-name="font000000001a1f81eb" fo:font-size="20pt" fo:font-weight="normal" fo:background-color="#00ffff" style:font-name-asian="font000000001a1f81eb" style:font-name-complex="font000000001a1f81eb"/>
    </style:style>
    <style:style style:name="T59" style:family="text">
      <style:text-properties fo:color="#ff0000" style:font-name="Times New Roman" fo:font-size="15pt" fo:font-weight="normal" fo:background-color="transparent" style:font-name-asian="Times New Roman" style:font-name-complex="Times New Roman"/>
    </style:style>
    <style:style style:name="T60" style:family="text">
      <style:text-properties fo:color="#ff0000" style:font-name="Georgia" fo:font-size="15pt" fo:font-weight="normal" fo:background-color="transparent" style:font-name-asian="Georgia" style:font-name-complex="Georgia"/>
    </style:style>
    <style:style style:name="T61" style:family="text">
      <style:text-properties fo:color="#ff0000" style:font-name="Georgia" fo:font-size="15pt" fo:font-weight="normal" fo:background-color="#ffff00" style:font-name-asian="Georgia" style:font-name-complex="Georgia"/>
    </style:style>
    <style:style style:name="T62" style:family="text">
      <style:text-properties fo:color="#ff0000" style:font-name="Georgia" fo:font-size="15pt" fo:font-weight="normal" fo:background-color="#c0c0c0" style:font-name-asian="Georgia" style:font-name-complex="Georgia"/>
    </style:style>
    <style:style style:name="T63" style:family="text">
      <style:text-properties fo:color="#ff0000" style:font-name="Georgia" fo:font-size="15pt" fo:font-weight="normal" fo:background-color="#00ffff" style:font-name-asian="Georgia" style:font-name-complex="Georgia"/>
    </style:style>
    <style:style style:name="T64" style:family="text">
      <style:text-properties fo:color="#ff0000" style:font-name="Georgia" fo:font-size="15pt" fo:font-style="italic" fo:font-weight="normal" fo:background-color="transparent" style:font-name-asian="Georgia" style:font-name-complex="Georgia"/>
    </style:style>
    <style:style style:name="T65" style:family="text">
      <style:text-properties fo:color="#ff0000" style:font-name="Georgia" fo:font-size="15pt" fo:font-style="italic" fo:font-weight="normal" fo:background-color="#ffff00" style:font-name-asian="Georgia" style:font-name-complex="Georgia"/>
    </style:style>
    <style:style style:name="T66" style:family="text">
      <style:text-properties fo:color="#ff0000" style:font-name="Georgia" fo:font-size="15pt" fo:font-weight="bold" fo:background-color="transparent" style:font-name-asian="Georgia" style:font-weight-asian="bold" style:font-name-complex="Georgia" style:font-weight-complex="bold"/>
    </style:style>
    <style:style style:name="T67" style:family="text">
      <style:text-properties fo:color="#ff0000" style:font-name="Georgia" fo:font-size="15pt" fo:background-color="transparent" style:font-name-asian="Georgia" style:font-name-complex="Georgia"/>
    </style:style>
    <style:style style:name="T68" style:family="text">
      <style:text-properties fo:color="#ff0000" style:font-name="Georgia" fo:font-size="22pt" fo:font-weight="bold" fo:background-color="transparent" style:font-name-asian="Georgia" style:font-name-complex="Georgia"/>
    </style:style>
    <style:style style:name="T69" style:family="text">
      <style:text-properties fo:color="#ff0000" style:font-name="Georgia" fo:font-size="22pt" fo:font-weight="normal" fo:background-color="transparent" style:font-name-asian="Georgia" style:font-name-complex="Georgia"/>
    </style:style>
    <style:style style:name="T70" style:family="text">
      <style:text-properties fo:color="#ff0000" style:font-name="Georgia" fo:font-size="22pt" fo:font-weight="normal" fo:background-color="#c0c0c0" style:font-name-asian="Georgia" style:font-name-complex="Georgia"/>
    </style:style>
    <style:style style:name="T71" style:family="text">
      <style:text-properties fo:color="#ff0000" style:font-name="Georgia" fo:font-size="20pt" fo:font-weight="normal" fo:background-color="#ffff00" style:font-name-asian="Georgia" style:font-name-complex="Georgia"/>
    </style:style>
    <style:style style:name="T72" style:family="text">
      <style:text-properties fo:color="#ff0000" style:font-name="Georgia" fo:font-size="20pt" fo:font-weight="normal" fo:background-color="#00ffff" style:font-name-asian="Georgia" style:font-name-complex="Georgia"/>
    </style:style>
    <style:style style:name="T73" style:family="text">
      <style:text-properties fo:color="#ff0000" style:font-name="Georgia" fo:font-size="20pt" fo:font-weight="normal" fo:background-color="transparent" style:font-name-asian="Georgia" style:font-name-complex="Georgia"/>
    </style:style>
    <style:style style:name="T74" style:family="text">
      <style:text-properties fo:color="#ff0000" style:font-name="Georgia" fo:font-size="20pt" fo:font-weight="normal" fo:background-color="#00ff00" style:font-name-asian="Georgia" style:font-name-complex="Georgia"/>
    </style:style>
    <style:style style:name="T75" style:family="text">
      <style:text-properties fo:color="#ff0000" style:font-name="Georgia" fo:font-size="12pt" fo:font-weight="normal" fo:background-color="transparent" style:font-name-asian="Georgia" style:font-name-complex="Georgia"/>
    </style:style>
    <style:style style:name="T76" style:family="text">
      <style:text-properties fo:color="#ff0000" style:font-name="Georgia" fo:font-size="11.5pt" fo:font-weight="normal" fo:background-color="transparent" style:font-name-asian="Georgia" style:font-name-complex="Georgia"/>
    </style:style>
    <style:style style:name="T77" style:family="text">
      <style:text-properties fo:color="#ff0000" style:font-name="Georgia" fo:font-size="11.5pt" fo:font-style="italic" fo:font-weight="normal" fo:background-color="transparent" style:font-name-asian="Georgia" style:font-name-complex="Georgia"/>
    </style:style>
    <style:style style:name="T78" style:family="text">
      <style:text-properties fo:color="#ff0000" style:font-name="Georgia" fo:font-size="14pt" fo:font-weight="normal" fo:background-color="transparent" style:font-name-asian="Georgia" style:font-name-complex="Georgia"/>
    </style:style>
    <style:style style:name="T79" style:family="text">
      <style:text-properties fo:color="#ff0000" style:font-name="font000000001a1f81ec" fo:font-size="18pt" fo:font-weight="normal" fo:background-color="#00ffff" style:font-name-asian="font000000001a1f81ec" style:font-name-complex="font000000001a1f81ec"/>
    </style:style>
    <style:style style:name="T80" style:family="text">
      <style:text-properties fo:color="#ff0000" style:font-name="font000000001a1f81ec" fo:font-size="20pt" fo:font-weight="normal" fo:background-color="#00ffff" style:font-name-asian="font000000001a1f81ec" style:font-name-complex="font000000001a1f81ec"/>
    </style:style>
    <style:style style:name="T81" style:family="text">
      <style:text-properties fo:color="#ff0000" style:font-name="font000000001a1f81ec" fo:font-size="20pt" fo:font-weight="normal" fo:background-color="transparent" style:font-name-asian="font000000001a1f81ec" style:font-name-complex="font000000001a1f81ec"/>
    </style:style>
    <style:style style:name="T82" style:family="text">
      <style:text-properties fo:color="#ff0000" style:font-name="font000000001a1f81ec" fo:font-size="20pt" fo:font-weight="bold" fo:background-color="transparent" style:font-name-asian="font000000001a1f81ec" style:font-name-complex="font000000001a1f81ec"/>
    </style:style>
    <style:style style:name="T83" style:family="text">
      <style:text-properties fo:color="#ff0000" style:font-name="font000000001a1f81ec" fo:font-size="16pt" fo:font-weight="normal" fo:background-color="#00ffff" style:font-name-asian="font000000001a1f81ec" style:font-name-complex="font000000001a1f81ec"/>
    </style:style>
    <style:style style:name="T84" style:family="text">
      <style:text-properties fo:color="#ff0000" style:font-name="font000000001a1f81ec" fo:font-size="14pt" fo:font-weight="bold" fo:background-color="transparent" style:font-name-asian="font000000001a1f81ec" style:font-name-complex="font000000001a1f81ec"/>
    </style:style>
    <style:style style:name="T85" style:family="text">
      <style:text-properties fo:color="#ff0000" style:font-name="font000000001a1f81ec" fo:font-size="14pt" fo:font-weight="normal" fo:background-color="transparent" style:font-name-asian="font000000001a1f81ec" style:font-name-complex="font000000001a1f81ec"/>
    </style:style>
    <style:style style:name="T86" style:family="text">
      <style:text-properties fo:color="#ff0000" style:font-name="font000000001a1f81ec" fo:font-size="14pt" fo:font-weight="normal" fo:background-color="transparent" style:font-name-asian="font000000001a1f81ec" style:font-weight-asian="normal" style:font-name-complex="font000000001a1f81ec" style:font-weight-complex="normal"/>
    </style:style>
    <style:style style:name="T87" style:family="text">
      <style:text-properties fo:color="#ff0000" style:font-name="Arial" fo:font-size="14pt" fo:font-weight="bold" fo:background-color="transparent" style:font-name-asian="Arial" style:font-name-complex="Arial"/>
    </style:style>
    <style:style style:name="T88" style:family="text">
      <style:text-properties fo:color="#ff0000" style:font-name="Arial" fo:font-size="14pt" fo:font-weight="normal" fo:background-color="transparent" style:font-name-asian="Arial" style:font-name-complex="Arial"/>
    </style:style>
    <style:style style:name="T89" style:family="text">
      <style:text-properties fo:color="#ff0000" style:font-name="Arial" fo:font-size="14pt" fo:font-weight="normal" fo:background-color="#ffff00" style:font-name-asian="Arial" style:font-name-complex="Arial"/>
    </style:style>
    <style:style style:name="T90" style:family="text">
      <style:text-properties fo:color="#ff0000" style:font-name="Arial" fo:font-size="14pt" fo:font-weight="normal" fo:background-color="#00ff00" style:font-name-asian="Arial" style:font-name-complex="Arial"/>
    </style:style>
    <style:style style:name="T91" style:family="text">
      <style:text-properties fo:color="#ff0000" style:font-name="Arial" fo:font-size="14pt" fo:font-weight="normal" fo:background-color="#00ffff" style:font-name-asian="Arial" style:font-name-complex="Arial"/>
    </style:style>
    <style:style style:name="T92" style:family="text">
      <style:text-properties fo:color="#ff0000" style:font-name="Arial" fo:font-size="14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93" style:family="text">
      <style:text-properties fo:color="#ff0000" style:font-name="Arial" fo:font-size="14pt" style:text-underline-style="solid" style:text-underline-width="auto" style:text-underline-color="font-color" fo:font-weight="bold" style:text-underline-mode="continuous" style:text-overline-mode="continuous" style:text-line-through-mode="continuous" fo:background-color="#ffff00" style:font-name-asian="Arial" style:font-name-complex="Arial"/>
    </style:style>
    <style:style style:name="T94" style:family="text">
      <style:text-properties fo:color="#ff0000" style:font-name="Arial" fo:font-size="15pt" fo:font-weight="normal" fo:background-color="transparent" style:font-name-asian="Arial" style:font-name-complex="Arial"/>
    </style:style>
    <style:style style:name="T95" style:family="text">
      <style:text-properties fo:color="#ff0000" style:font-name="Arial" fo:font-size="20pt" fo:font-weight="normal" fo:background-color="transparent" style:font-name-asian="Arial" style:font-name-complex="Arial"/>
    </style:style>
    <style:style style:name="T96" style:family="text">
      <style:text-properties fo:color="#ff0000" style:font-name="Arial" fo:font-size="12pt" fo:font-weight="normal" fo:background-color="transparent" style:font-name-asian="Arial" style:font-name-complex="Arial"/>
    </style:style>
    <style:style style:name="T97" style:family="text">
      <style:text-properties fo:color="#ff0000" style:font-name="Courier New1" fo:font-size="28pt" fo:font-weight="normal" fo:background-color="#00ffff" style:font-name-asian="Courier New1" style:font-name-complex="Courier New1"/>
    </style:style>
    <style:style style:name="T98" style:family="text">
      <style:text-properties fo:color="#ff0000" style:font-name="Courier New1" fo:font-size="13.5pt" fo:font-weight="normal" fo:background-color="#ffffff" style:font-name-asian="Courier New1" style:font-name-complex="Courier New1"/>
    </style:style>
    <style:style style:name="T99" style:family="text">
      <style:text-properties fo:color="#ff0000" style:font-name="Courier New1" fo:font-size="13.5pt" fo:font-weight="normal" fo:background-color="transparent" style:font-name-asian="Courier New1" style:font-name-complex="Courier New1"/>
    </style:style>
    <style:style style:name="T100" style:family="text">
      <style:text-properties fo:color="#ff0000" style:font-name="Courier New1" fo:font-size="20pt" fo:font-weight="normal" fo:background-color="#00ffff" style:font-name-asian="Courier New1" style:font-name-complex="Courier New1"/>
    </style:style>
    <style:style style:name="T101" style:family="text">
      <style:text-properties fo:color="#ff0000" style:font-name="Courier New1" fo:font-size="20pt" fo:font-weight="normal" fo:background-color="#ffff00" style:font-name-asian="Courier New1" style:font-name-complex="Courier New1"/>
    </style:style>
    <style:style style:name="T102" style:family="text">
      <style:text-properties fo:color="#ff0000" style:font-name="Courier New1" fo:font-size="20pt" fo:font-weight="normal" fo:background-color="#00ff00" style:font-name-asian="Courier New1" style:font-name-complex="Courier New1"/>
    </style:style>
    <style:style style:name="T103" style:family="text">
      <style:text-properties fo:color="#ff0000" style:font-name="Courier New1" fo:font-size="22pt" fo:font-weight="normal" fo:background-color="#c0c0c0" style:font-name-asian="Courier New1" style:font-name-complex="Courier New1"/>
    </style:style>
    <style:style style:name="T104" style:family="text">
      <style:text-properties fo:color="#ff0000" style:font-name="Courier New1" fo:font-size="14pt" fo:font-weight="normal" fo:background-color="transparent" style:font-name-asian="Courier New1" style:font-name-complex="Courier New1"/>
    </style:style>
    <style:style style:name="T105" style:family="text">
      <style:text-properties fo:color="#ff0000" style:font-name="Courier New1" fo:font-size="12pt" fo:font-weight="normal" fo:background-color="transparent" style:font-name-asian="Courier New1" style:font-name-complex="Courier New1"/>
    </style:style>
    <style:style style:name="T106" style:family="text">
      <style:text-properties fo:color="#ff0000" style:font-name="Courier New1" fo:font-size="10.5pt" fo:font-weight="normal" fo:background-color="transparent" style:font-name-asian="Courier New1" style:font-name-complex="Courier New1"/>
    </style:style>
    <style:style style:name="T107" style:family="text">
      <style:text-properties fo:color="#ff0000" style:font-name="Consolas1" fo:font-size="14pt" fo:font-weight="normal" fo:background-color="transparent" style:font-name-asian="Consolas1" style:font-name-complex="Consolas1"/>
    </style:style>
    <style:style style:name="T108" style:family="text">
      <style:text-properties fo:color="#ff0000" style:font-name="Georgia1" fo:font-size="15pt" fo:font-weight="normal" fo:background-color="transparent" style:font-name-asian="Georgia" style:font-name-complex="Georgia"/>
    </style:style>
    <style:style style:name="T109" style:family="text">
      <style:text-properties fo:color="#000000" style:font-name="Georgia" fo:font-size="15pt" fo:font-weight="normal" fo:background-color="transparent" style:font-name-asian="Georgia" style:font-name-complex="Georgia"/>
    </style:style>
    <style:style style:name="T110" style:family="text">
      <style:text-properties fo:color="#000000" style:font-name="Georgia" fo:font-size="15pt" fo:font-weight="normal" fo:background-color="transparent" style:font-name-asian="Georgia" style:font-weight-asian="normal" style:font-name-complex="Georgia" style:font-weight-complex="normal"/>
    </style:style>
    <style:style style:name="T111" style:family="text">
      <style:text-properties fo:color="#000000" style:font-name="Georgia" fo:font-size="15pt" fo:font-weight="normal" fo:background-color="#00ffff" style:font-name-asian="Georgia" style:font-name-complex="Georgia"/>
    </style:style>
    <style:style style:name="T112" style:family="text">
      <style:text-properties fo:color="#000000" style:font-name="Georgia" fo:font-size="15pt" fo:font-weight="normal" fo:background-color="#ffff00" style:font-name-asian="Georgia" style:font-name-complex="Georgia"/>
    </style:style>
    <style:style style:name="T113" style:family="text">
      <style:text-properties fo:color="#000000" style:font-name="Georgia" fo:font-size="15pt" fo:font-weight="normal" fo:background-color="#00ff00" style:font-name-asian="Georgia" style:font-name-complex="Georgia"/>
    </style:style>
    <style:style style:name="T114" style:family="text">
      <style:text-properties fo:color="#000000" style:font-name="Georgia" fo:font-size="15pt" fo:font-weight="normal" fo:background-color="#c0c0c0" style:font-name-asian="Georgia" style:font-name-complex="Georgia"/>
    </style:style>
    <style:style style:name="T115" style:family="text">
      <style:text-properties fo:color="#000000" style:font-name="Georgia" fo:font-size="15pt" fo:font-style="italic" fo:font-weight="normal" fo:background-color="transparent" style:font-name-asian="Georgia" style:font-name-complex="Georgia"/>
    </style:style>
    <style:style style:name="T116" style:family="text">
      <style:text-properties fo:color="#000000" style:font-name="Georgia" fo:font-size="15pt" fo:font-weight="bold" fo:background-color="transparent" style:font-name-asian="Georgia" style:font-name-complex="Georgia"/>
    </style:style>
    <style:style style:name="T117" style:family="text">
      <style:text-properties fo:color="#000000" style:font-name="Georgia" fo:font-size="15pt" fo:background-color="transparent" style:font-name-asian="Georgia" style:font-name-complex="Georgia"/>
    </style:style>
    <style:style style:name="T118" style:family="text">
      <style:text-properties fo:color="#000000" style:font-name="Georgia" fo:font-size="20pt" fo:font-weight="normal" fo:background-color="#00ffff" style:font-name-asian="Georgia" style:font-name-complex="Georgia"/>
    </style:style>
    <style:style style:name="T119" style:family="text">
      <style:text-properties fo:color="#000000" style:font-name="Georgia" fo:font-size="20pt" fo:font-weight="normal" fo:background-color="transparent" style:font-name-asian="Georgia" style:font-name-complex="Georgia"/>
    </style:style>
    <style:style style:name="T120" style:family="text">
      <style:text-properties fo:color="#000000" style:font-name="Georgia" fo:font-size="20pt" fo:font-weight="normal" fo:background-color="#00ff00" style:font-name-asian="Georgia" style:font-name-complex="Georgia"/>
    </style:style>
    <style:style style:name="T121" style:family="text">
      <style:text-properties fo:color="#000000" style:font-name="Georgia" fo:font-size="20pt" fo:font-weight="normal" fo:background-color="#ffff00" style:font-name-asian="Georgia" style:font-name-complex="Georgia"/>
    </style:style>
    <style:style style:name="T122" style:family="text">
      <style:text-properties fo:color="#000000" style:font-name="Georgia" fo:font-size="22pt" fo:font-weight="normal" fo:background-color="transparent" style:font-name-asian="Georgia" style:font-name-complex="Georgia"/>
    </style:style>
    <style:style style:name="T123" style:family="text">
      <style:text-properties fo:color="#000000" style:font-name="Georgia" fo:font-size="22pt" fo:font-weight="normal" fo:background-color="#00ff00" style:font-name-asian="Georgia" style:font-name-complex="Georgia"/>
    </style:style>
    <style:style style:name="T124" style:family="text">
      <style:text-properties fo:color="#000000" style:font-name="Georgia" fo:font-size="14pt" fo:font-weight="normal" fo:background-color="transparent" style:font-name-asian="Georgia" style:font-name-complex="Georgia"/>
    </style:style>
    <style:style style:name="T125" style:family="text">
      <style:text-properties fo:color="#000000" style:font-name="Georgia" fo:font-size="11.5pt" fo:font-weight="normal" fo:background-color="transparent" style:font-name-asian="Georgia" style:font-name-complex="Georgia"/>
    </style:style>
    <style:style style:name="T126" style:family="text">
      <style:text-properties fo:color="#000000" style:font-name="Calibri1" fo:font-size="15pt" fo:font-weight="normal" fo:background-color="transparent" style:font-name-asian="Calibri1" style:font-name-complex="Calibri1"/>
    </style:style>
    <style:style style:name="T127" style:family="text">
      <style:text-properties fo:color="#000000" style:font-name="Times New Roman" fo:font-size="15pt" fo:font-weight="normal" fo:background-color="transparent" style:font-name-asian="Times New Roman" style:font-name-complex="Times New Roman"/>
    </style:style>
    <style:style style:name="T128" style:family="text">
      <style:text-properties fo:color="#000000" style:font-name="font000000001a1f81eb" fo:font-size="15pt" fo:font-weight="normal" fo:background-color="transparent" style:font-name-asian="font000000001a1f81eb" style:font-name-complex="font000000001a1f81eb"/>
    </style:style>
    <style:style style:name="T129" style:family="text">
      <style:text-properties fo:color="#000000" style:font-name="font000000001a1f81eb" fo:font-size="15pt" fo:font-weight="normal" fo:background-color="#00ffff" style:font-name-asian="font000000001a1f81eb" style:font-name-complex="font000000001a1f81eb"/>
    </style:style>
    <style:style style:name="T130" style:family="text">
      <style:text-properties fo:color="#000000" style:font-name="font000000001a1f81eb" fo:font-size="20pt" fo:font-weight="normal" fo:background-color="#00ffff" style:font-name-asian="font000000001a1f81eb" style:font-name-complex="font000000001a1f81eb"/>
    </style:style>
    <style:style style:name="T131" style:family="text">
      <style:text-properties fo:color="#000000" style:font-name="font000000001a1f81ec" fo:font-size="14pt" fo:font-weight="normal" fo:background-color="transparent" style:font-name-asian="font000000001a1f81ec" style:font-name-complex="font000000001a1f81ec"/>
    </style:style>
    <style:style style:name="T132" style:family="text">
      <style:text-properties fo:color="#000000" style:font-name="font000000001a1f81ec" fo:font-size="14pt" fo:font-weight="normal" fo:background-color="#00ffff" style:font-name-asian="font000000001a1f81ec" style:font-name-complex="font000000001a1f81ec"/>
    </style:style>
    <style:style style:name="T133" style:family="text">
      <style:text-properties fo:color="#000000" style:font-name="font000000001a1f81ec" fo:font-size="14pt" fo:font-weight="normal" fo:background-color="#ffff00" style:font-name-asian="font000000001a1f81ec" style:font-name-complex="font000000001a1f81ec"/>
    </style:style>
    <style:style style:name="T134" style:family="text">
      <style:text-properties fo:color="#000000" style:font-name="font000000001a1f81ec" fo:font-size="14pt" fo:font-weight="bold" fo:background-color="transparent" style:font-name-asian="font000000001a1f81ec" style:font-name-complex="font000000001a1f81ec"/>
    </style:style>
    <style:style style:name="T135" style:family="text">
      <style:text-properties fo:color="#000000" style:font-name="font000000001a1f81ec" fo:font-size="14pt" fo:font-weight="bold" fo:background-color="#ffff00" style:font-name-asian="font000000001a1f81ec" style:font-name-complex="font000000001a1f81ec"/>
    </style:style>
    <style:style style:name="T136" style:family="text">
      <style:text-properties fo:color="#000000" style:font-name="font000000001a1f81ec" fo:font-size="16pt" fo:font-weight="normal" fo:background-color="#00ffff" style:font-name-asian="font000000001a1f81ec" style:font-name-complex="font000000001a1f81ec"/>
    </style:style>
    <style:style style:name="T137" style:family="text">
      <style:text-properties fo:color="#000000" style:font-name="Arial" fo:font-size="14pt" fo:font-weight="normal" fo:background-color="transparent" style:font-name-asian="Arial" style:font-name-complex="Arial"/>
    </style:style>
    <style:style style:name="T138" style:family="text">
      <style:text-properties fo:color="#000000" style:font-name="Arial" fo:font-size="14pt" fo:font-weight="normal" fo:background-color="#00ffff" style:font-name-asian="Arial" style:font-name-complex="Arial"/>
    </style:style>
    <style:style style:name="T139" style:family="text">
      <style:text-properties fo:color="#000000" style:font-name="Arial" fo:font-size="14pt" fo:font-weight="normal" fo:background-color="#00ff00" style:font-name-asian="Arial" style:font-name-complex="Arial"/>
    </style:style>
    <style:style style:name="T140" style:family="text">
      <style:text-properties fo:color="#000000" style:font-name="Arial" fo:font-size="20pt" fo:font-weight="normal" fo:background-color="#00ffff" style:font-name-asian="Arial" style:font-name-complex="Arial"/>
    </style:style>
    <style:style style:name="T141" style:family="text">
      <style:text-properties fo:color="#000000" style:font-name="Arial" fo:font-size="20pt" fo:font-weight="normal" fo:background-color="#00ff00" style:font-name-asian="Arial" style:font-name-complex="Arial"/>
    </style:style>
    <style:style style:name="T142" style:family="text">
      <style:text-properties fo:color="#000000" style:font-name="TheSansMonoCondensed-Plain" fo:font-size="20pt" fo:font-weight="normal" fo:background-color="#00ffff" style:font-name-asian="TheSansMonoCondensed-Plain" style:font-name-complex="TheSansMonoCondensed-Plain"/>
    </style:style>
    <style:style style:name="T143" style:family="text">
      <style:text-properties fo:color="#000000" style:font-name="TheSansMonoCondensed-Plain" fo:font-size="16pt" fo:font-weight="normal" fo:background-color="transparent" style:font-name-asian="TheSansMonoCondensed-Plain" style:font-name-complex="TheSansMonoCondensed-Plain"/>
    </style:style>
    <style:style style:name="T144" style:family="text">
      <style:text-properties fo:color="#000000" style:font-name="TheSansMonoCondensed-Plain" fo:font-size="24pt" fo:font-weight="normal" fo:background-color="#00ffff" style:font-name-asian="TheSansMonoCondensed-Plain" style:font-name-complex="TheSansMonoCondensed-Plain"/>
    </style:style>
    <style:style style:name="T145" style:family="text">
      <style:text-properties fo:color="#000000" style:font-name="NewBaskerville-Roman" fo:font-size="16pt" fo:font-weight="normal" fo:background-color="transparent" style:font-name-asian="NewBaskerville-Roman" style:font-name-complex="NewBaskerville-Roman"/>
    </style:style>
    <style:style style:name="T146" style:family="text">
      <style:text-properties fo:color="#000000" style:font-name="TheSansMonoCondensed-Italic" fo:font-size="24pt" fo:font-style="italic" fo:font-weight="normal" fo:background-color="#00ffff" style:font-name-asian="TheSansMonoCondensed-Italic" style:font-name-complex="TheSansMonoCondensed-Italic"/>
    </style:style>
    <style:style style:name="T147" style:family="text">
      <style:text-properties fo:color="#000000" style:font-name="TheSansMonoCondensed-Italic" fo:font-size="16pt" fo:font-style="italic" fo:font-weight="normal" fo:background-color="transparent" style:font-name-asian="TheSansMonoCondensed-Italic" style:font-name-complex="TheSansMonoCondensed-Italic"/>
    </style:style>
    <style:style style:name="T148" style:family="text">
      <style:text-properties fo:color="#000000" style:font-name="NewBaskerville-Italic" fo:font-size="16pt" fo:font-style="italic" fo:font-weight="normal" fo:background-color="transparent" style:font-name-asian="NewBaskerville-Italic" style:font-name-complex="NewBaskerville-Italic"/>
    </style:style>
    <style:style style:name="T149" style:family="text">
      <style:text-properties fo:color="#000000" style:font-name="NewBaskerville-Italic" fo:font-size="26pt" fo:font-style="italic" fo:font-weight="normal" fo:background-color="#00ffff" style:font-name-asian="NewBaskerville-Italic" style:font-name-complex="NewBaskerville-Italic"/>
    </style:style>
    <style:style style:name="T150" style:family="text">
      <style:text-properties fo:color="#000000" style:font-name="Courier New1" fo:font-size="13.5pt" fo:font-weight="normal" fo:background-color="#ffffff" style:font-name-asian="Courier New1" style:font-name-complex="Courier New1"/>
    </style:style>
    <style:style style:name="T151" style:family="text">
      <style:text-properties fo:color="#000000" style:font-name="Courier New1" fo:font-size="13.5pt" fo:font-weight="normal" fo:background-color="#00ffff" style:font-name-asian="Courier New1" style:font-name-complex="Courier New1"/>
    </style:style>
    <style:style style:name="T152" style:family="text">
      <style:text-properties fo:color="#000000" style:font-name="Courier New1" fo:font-size="13.5pt" fo:font-weight="normal" fo:background-color="transparent" style:font-name-asian="Courier New1" style:font-name-complex="Courier New1"/>
    </style:style>
    <style:style style:name="T153" style:family="text">
      <style:text-properties fo:color="#000000" style:font-name="Courier New1" fo:font-size="13.5pt" fo:font-weight="normal" fo:background-color="#00ff00" style:font-name-asian="Courier New1" style:font-name-complex="Courier New1"/>
    </style:style>
    <style:style style:name="T154" style:family="text">
      <style:text-properties fo:color="#000000" style:font-name="Courier New1" fo:font-size="13.5pt" fo:font-weight="normal" fo:background-color="#ffff00" style:font-name-asian="Courier New1" style:font-name-complex="Courier New1"/>
    </style:style>
    <style:style style:name="T155" style:family="text">
      <style:text-properties fo:color="#000000" style:font-name="Courier New1" fo:font-size="13.5pt" fo:font-weight="normal" fo:background-color="#c0c0c0" style:font-name-asian="Courier New1" style:font-name-complex="Courier New1"/>
    </style:style>
    <style:style style:name="T156" style:family="text">
      <style:text-properties fo:color="#000000" style:font-name="Courier New1" fo:font-size="28pt" fo:font-weight="normal" fo:background-color="#00ffff" style:font-name-asian="Courier New1" style:font-name-complex="Courier New1"/>
    </style:style>
    <style:style style:name="T157" style:family="text">
      <style:text-properties fo:color="#000000" style:font-name="Courier New1" fo:font-size="22pt" fo:font-weight="normal" fo:background-color="#00ffff" style:font-name-asian="Courier New1" style:font-name-complex="Courier New1"/>
    </style:style>
    <style:style style:name="T158" style:family="text">
      <style:text-properties fo:color="#000000" style:font-name="Courier New1" fo:font-size="22pt" fo:font-weight="normal" fo:background-color="#00ff00" style:font-name-asian="Courier New1" style:font-name-complex="Courier New1"/>
    </style:style>
    <style:style style:name="T159" style:family="text">
      <style:text-properties fo:color="#000000" style:font-name="Courier New1" fo:font-size="20pt" fo:font-weight="normal" fo:background-color="#00ffff" style:font-name-asian="Courier New1" style:font-name-complex="Courier New1"/>
    </style:style>
    <style:style style:name="T160" style:family="text">
      <style:text-properties fo:color="#000000" style:font-name="Courier New1" fo:font-size="20pt" fo:font-weight="normal" fo:background-color="#ffff00" style:font-name-asian="Courier New1" style:font-name-complex="Courier New1"/>
    </style:style>
    <style:style style:name="T161" style:family="text">
      <style:text-properties fo:color="#000000" style:font-name="Courier New1" fo:font-size="20pt" fo:font-weight="normal" fo:background-color="transparent" style:font-name-asian="Courier New1" style:font-name-complex="Courier New1"/>
    </style:style>
    <style:style style:name="T162" style:family="text">
      <style:text-properties fo:color="#000000" style:font-name="Courier New1" fo:font-size="20pt" fo:font-weight="normal" fo:background-color="#00ff00" style:font-name-asian="Courier New1" style:font-name-complex="Courier New1"/>
    </style:style>
    <style:style style:name="T163" style:family="text">
      <style:text-properties fo:color="#000000" style:font-name="Courier New1" fo:font-size="18pt" fo:font-weight="normal" fo:background-color="#00ffff" style:font-name-asian="Courier New1" style:font-name-complex="Courier New1"/>
    </style:style>
    <style:style style:name="T164" style:family="text">
      <style:text-properties fo:color="#000000" style:font-name="Courier New1" fo:font-size="18pt" fo:font-weight="normal" fo:background-color="transparent" style:font-name-asian="Courier New1" style:font-name-complex="Courier New1"/>
    </style:style>
    <style:style style:name="T165" style:family="text">
      <style:text-properties fo:color="#000000" style:font-name="Courier New1" fo:font-size="14pt" fo:font-weight="normal" fo:background-color="#00ff00" style:font-name-asian="Courier New1" style:font-name-complex="Courier New1"/>
    </style:style>
    <style:style style:name="T166" style:family="text">
      <style:text-properties fo:color="#000000" style:font-name="Courier New1" fo:font-size="14pt" fo:font-weight="normal" fo:background-color="transparent" style:font-name-asian="Courier New1" style:font-name-complex="Courier New1"/>
    </style:style>
    <style:style style:name="T167" style:family="text">
      <style:text-properties fo:color="#000000" style:font-name="Helvetica" fo:font-size="14pt" fo:font-weight="normal" fo:background-color="#00ffff" style:font-name-asian="Helvetica" style:font-name-complex="Helvetica"/>
    </style:style>
    <style:style style:name="T168" style:family="text">
      <style:text-properties fo:color="#000000" style:font-name="Helvetica" fo:font-size="9pt" fo:font-weight="normal" fo:background-color="transparent" style:font-name-asian="Helvetica" style:font-name-complex="Helvetica"/>
    </style:style>
    <style:style style:name="T169" style:family="text">
      <style:text-properties fo:color="#000000" style:font-name="Calibri Cyr" fo:font-size="9pt" fo:font-weight="normal" fo:background-color="transparent" style:font-name-asian="Calibri Cyr" style:font-name-complex="Calibri Cyr"/>
    </style:style>
    <style:style style:name="T170" style:family="text">
      <style:text-properties fo:color="#000000" style:font-name="Arial1" fo:font-size="15pt" fo:font-weight="normal" fo:background-color="transparent" style:font-name-asian="Georgia" style:font-name-complex="Georgia"/>
    </style:style>
    <style:style style:name="T171" style:family="text">
      <style:text-properties fo:color="#000000" style:font-name="Georgia1" fo:font-size="15pt" fo:font-weight="normal" fo:background-color="transparent" style:font-name-asian="Georgia" style:font-name-complex="Georgia"/>
    </style:style>
    <style:style style:name="T172" style:family="text">
      <style:text-properties fo:color="#000000" style:font-name="Georgia1" fo:font-size="15pt" fo:font-weight="normal" fo:background-color="#ffff00" style:font-name-asian="Georgia" style:font-name-complex="Georgia"/>
    </style:style>
    <style:style style:name="T173" style:family="text">
      <style:text-properties fo:color="#000000" style:font-name="Georgia1" fo:font-size="15pt" fo:font-weight="normal" fo:background-color="#00ffff" style:font-name-asian="Georgia" style:font-name-complex="Georgia"/>
    </style:style>
    <style:style style:name="T174" style:family="text">
      <style:text-properties fo:color="#00339a" style:font-name="font000000001a1f81ec" fo:font-size="20pt" fo:font-weight="normal" fo:background-color="#00ffff" style:font-name-asian="font000000001a1f81ec" style:font-name-complex="font000000001a1f81ec"/>
    </style:style>
    <style:style style:name="T175" style:family="text">
      <style:text-properties fo:color="#33484a" style:font-name="Arial" fo:font-size="14pt" fo:font-weight="normal" fo:background-color="transparent" style:font-name-asian="Arial" style:font-name-complex="Arial"/>
    </style:style>
    <style:style style:name="T176" style:family="text">
      <style:text-properties fo:color="#33484a" style:font-name="Arial" fo:font-size="20pt" fo:font-weight="normal" fo:background-color="#00ffff" style:font-name-asian="Arial" style:font-name-complex="Arial"/>
    </style:style>
    <style:style style:name="T177" style:family="text">
      <style:text-properties fo:color="#269271" style:font-name="Arial" fo:font-size="14pt" fo:font-weight="normal" fo:background-color="transparent" style:font-name-asian="Arial" style:font-name-complex="Arial"/>
    </style:style>
    <style:style style:name="T178" style:family="text">
      <style:text-properties fo:color="#550066" style:font-name="Courier New1" fo:font-size="13.5pt" fo:font-weight="normal" fo:background-color="#ffffff" style:font-name-asian="Courier New1" style:font-name-complex="Courier New1"/>
    </style:style>
    <style:style style:name="T179" style:family="text">
      <style:text-properties fo:color="#000099" style:font-name="Courier New1" fo:font-size="13.5pt" fo:font-weight="normal" fo:background-color="#ffffff" style:font-name-asian="Courier New1" style:font-name-complex="Courier New1"/>
    </style:style>
    <style:style style:name="T180" style:family="text">
      <style:text-properties fo:color="#002277" style:font-name="Courier New1" fo:font-size="13.5pt" fo:font-weight="normal" fo:background-color="#ffffff" style:font-name-asian="Courier New1" style:font-name-complex="Courier New1"/>
    </style:style>
    <style:style style:name="T181" style:family="text">
      <style:text-properties fo:color="#770000" style:font-name="Courier New1" fo:font-size="13.5pt" fo:font-weight="normal" fo:background-color="#ffffff" style:font-name-asian="Courier New1" style:font-name-complex="Courier New1"/>
    </style:style>
    <style:style style:name="T182" style:family="text">
      <style:text-properties fo:color="#770000" style:font-name="Courier New1" fo:font-size="13.5pt" fo:font-weight="normal" fo:background-color="#00ffff" style:font-name-asian="Courier New1" style:font-name-complex="Courier New1"/>
    </style:style>
    <style:style style:name="T183" style:family="text">
      <style:text-properties fo:color="#770000" style:font-name="Courier New1" fo:font-size="13.5pt" fo:font-weight="normal" fo:background-color="transparent" style:font-name-asian="Courier New1" style:font-name-complex="Courier New1"/>
    </style:style>
    <style:style style:name="T184" style:family="text">
      <style:text-properties fo:color="#774400" style:font-name="Courier New1" fo:font-size="13.5pt" fo:font-weight="normal" fo:background-color="#ffffff" style:font-name-asian="Courier New1" style:font-name-complex="Courier New1"/>
    </style:style>
    <style:style style:name="T185" style:family="text">
      <style:text-properties fo:color="#004dbb" style:font-name="Arial" fo:font-size="14pt" fo:font-weight="normal" fo:background-color="transparent" style:font-name-asian="Arial" style:font-name-complex="Arial"/>
    </style:style>
    <style:style style:name="T186" style:family="text">
      <style:text-properties fo:color="#3b3c40" style:font-name="Arial" fo:font-size="20pt" fo:font-weight="normal" fo:background-color="#00ff00" style:font-name-asian="Arial" style:font-name-complex="Arial"/>
    </style:style>
    <style:style style:name="T187" style:family="text">
      <style:text-properties fo:color="#3b3c40" style:font-name="Arial" fo:font-size="14pt" fo:font-weight="normal" fo:background-color="transparent" style:font-name-asian="Arial" style:font-name-complex="Arial"/>
    </style:style>
    <style:style style:name="T188" style:family="text">
      <style:text-properties fo:color="#3b3c40" style:font-name="Arial" fo:font-size="14pt" fo:font-weight="normal" fo:background-color="#00ffff" style:font-name-asian="Arial" style:font-name-complex="Arial"/>
    </style:style>
    <style:style style:name="T189" style:family="text">
      <style:text-properties fo:color="#3b3c40" style:font-name="Arial" fo:font-size="14pt" fo:font-weight="bold" fo:background-color="transparent" style:font-name-asian="Arial" style:font-name-complex="Arial"/>
    </style:style>
    <style:style style:name="T190" style:family="text">
      <style:text-properties fo:color="#3b3c40" style:font-name="Arial" fo:font-size="8pt" fo:font-weight="normal" fo:background-color="transparent" style:font-name-asian="Arial" style:font-name-complex="Arial"/>
    </style:style>
    <style:style style:name="T191" style:family="text">
      <style:text-properties fo:color="#3b3c40" style:font-name="Consolas1" fo:font-size="10pt" fo:font-style="italic" fo:font-weight="normal" fo:background-color="transparent" style:font-name-asian="Consolas1" style:font-name-complex="Consolas1"/>
    </style:style>
    <style:style style:name="T192" style:family="text">
      <style:text-properties fo:color="#f5871f" style:font-name="Consolas1" fo:font-size="14pt" fo:font-weight="normal" fo:background-color="transparent" style:font-name-asian="Consolas1" style:font-name-complex="Consolas1"/>
    </style:style>
    <style:style style:name="T193" style:family="text">
      <style:text-properties fo:color="#f5871f" style:font-name="Consolas1" fo:font-size="14pt" fo:font-weight="normal" fo:background-color="#00ffff" style:font-name-asian="Consolas1" style:font-name-complex="Consolas1"/>
    </style:style>
    <style:style style:name="T194" style:family="text">
      <style:text-properties fo:color="#333333" style:font-name="Consolas1" fo:font-size="14pt" fo:font-weight="normal" fo:background-color="transparent" style:font-name-asian="Consolas1" style:font-name-complex="Consolas1"/>
    </style:style>
    <style:style style:name="T195" style:family="text">
      <style:text-properties fo:color="#333333" style:font-name="Consolas1" fo:font-size="14pt" fo:font-weight="normal" fo:background-color="#00ffff" style:font-name-asian="Consolas1" style:font-name-complex="Consolas1"/>
    </style:style>
    <style:style style:name="T196" style:family="text">
      <style:text-properties fo:color="#333333" style:font-name="Consolas1" fo:font-size="14pt" fo:font-weight="normal" fo:background-color="#00ff00" style:font-name-asian="Consolas1" style:font-name-complex="Consolas1"/>
    </style:style>
    <style:style style:name="T197" style:family="text">
      <style:text-properties fo:color="#718c00" style:font-name="Consolas1" fo:font-size="14pt" fo:font-weight="normal" fo:background-color="transparent" style:font-name-asian="Consolas1" style:font-name-complex="Consolas1"/>
    </style:style>
    <style:style style:name="T198" style:family="text">
      <style:text-properties fo:color="#8e908c" style:font-name="Consolas1" fo:font-size="14pt" fo:font-weight="normal" fo:background-color="transparent" style:font-name-asian="Consolas1" style:font-name-complex="Consolas1"/>
    </style:style>
    <style:style style:name="T199" style:family="text">
      <style:text-properties fo:color="#8e908c" style:font-name="Courier New1" fo:font-size="14pt" fo:font-weight="normal" fo:background-color="transparent" style:font-name-asian="Courier New1" style:font-name-complex="Courier New1"/>
    </style:style>
    <style:style style:name="T200" style:family="text">
      <style:text-properties fo:color="#8959a8" style:font-name="Consolas1" fo:font-size="14pt" fo:font-weight="normal" fo:background-color="transparent" style:font-name-asian="Consolas1" style:font-name-complex="Consolas1"/>
    </style:style>
    <style:style style:name="T201" style:family="text">
      <style:text-properties fo:color="#217ac0" style:font-name="Arial" fo:font-size="14pt" style:text-underline-style="solid" style:text-underline-width="auto" style:text-underline-color="font-color" fo:font-weight="normal" style:text-underline-mode="continuous" style:text-overline-mode="continuous" style:text-line-through-mode="continuous" fo:background-color="#00ffff" style:font-name-asian="Arial" style:font-name-complex="Arial"/>
    </style:style>
    <style:style style:name="T202" style:family="text">
      <style:text-properties fo:color="#0000ff" style:font-name="Arial" fo:font-size="14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03" style:family="text">
      <style:text-properties fo:color="#0000ff" style:font-name="Arial" fo:font-size="14pt" style:text-underline-style="solid" style:text-underline-width="auto" style:text-underline-color="font-color" fo:font-weight="normal" style:text-underline-mode="continuous" style:text-overline-mode="continuous" style:text-line-through-mode="continuous" fo:background-color="#00ff00" style:font-name-asian="Arial" style:font-name-complex="Arial"/>
    </style:style>
    <style:style style:name="T204" style:family="text">
      <style:text-properties fo:font-variant="normal" fo:text-transform="none" style:use-window-font-color="true" style:font-name="Consolas" fo:font-size="12pt" fo:letter-spacing="normal" fo:font-style="normal" fo:font-weight="normal" fo:background-color="transparent" style:font-name-asian="font000000001a1f81ec" style:font-weight-asian="normal" style:font-name-complex="font000000001a1f81ec" style:font-weight-complex="normal"/>
    </style:style>
    <style:style style:name="T205" style:family="text">
      <style:text-properties fo:font-variant="normal" fo:text-transform="none" fo:color="#000000" style:font-name="font000000001a1f81ec" fo:font-size="14pt" fo:letter-spacing="normal" fo:font-style="normal" fo:font-weight="normal" fo:background-color="transparent" style:font-name-asian="font000000001a1f81ec" style:font-weight-asian="normal" style:font-name-complex="font000000001a1f81ec" style:font-weight-complex="normal"/>
    </style:style>
    <style:style style:name="T206" style:family="text">
      <style:text-properties fo:font-variant="normal" fo:text-transform="none" fo:color="#000000" style:font-name="Consolas" fo:font-size="12pt" fo:letter-spacing="normal" fo:font-style="normal" fo:font-weight="normal" fo:background-color="transparent" style:font-name-asian="font000000001a1f81ec" style:font-weight-asian="normal" style:font-name-complex="font000000001a1f81ec" style:font-weight-complex="normal"/>
    </style:style>
    <style:style style:name="T207" style:family="text">
      <style:text-properties fo:font-variant="normal" fo:text-transform="none" fo:color="#000000" style:font-name="Georgia" fo:font-size="15pt" fo:letter-spacing="normal" fo:font-weight="normal" fo:background-color="transparent" style:font-name-asian="Georgia" style:font-name-complex="Georgia"/>
    </style:style>
    <style:style style:name="T208" style:family="text">
      <style:text-properties fo:font-variant="normal" fo:text-transform="none" fo:color="#000000" style:font-name="Georgia" fo:font-size="20pt" fo:letter-spacing="normal" fo:font-weight="normal" fo:background-color="transparent" style:font-name-asian="Georgia" style:font-size-asian="20pt" style:font-name-complex="Georgia" style:font-size-complex="20pt"/>
    </style:style>
    <style:style style:name="T209" style:family="text">
      <style:text-properties fo:font-variant="normal" fo:text-transform="none" fo:color="#ff0000" style:font-name="Consolas2" fo:font-size="16pt" fo:letter-spacing="normal" fo:font-style="normal" fo:font-weight="normal" fo:background-color="transparent" style:font-name-asian="Georgia" style:font-size-asian="16pt" style:font-name-complex="Georgia" style:font-size-complex="16pt"/>
    </style:style>
    <style:style style:name="T210" style:family="text">
      <style:text-properties fo:font-variant="normal" fo:text-transform="none" fo:color="#ff0000" style:font-name="Consolas2" fo:font-size="11pt" fo:letter-spacing="normal" fo:font-style="normal" fo:font-weight="normal" fo:background-color="#eff0f1" style:font-size-asian="11pt" style:font-size-complex="11pt"/>
    </style:style>
    <style:style style:name="T211" style:family="text">
      <style:text-properties fo:font-variant="normal" fo:text-transform="none" fo:color="#ff0000" style:font-name="Georgia" fo:font-size="20pt" fo:letter-spacing="normal" fo:font-weight="normal" fo:background-color="transparent" style:font-name-asian="Georgia" style:font-size-asian="20pt" style:font-name-complex="Georgia" style:font-size-complex="20pt"/>
    </style:style>
    <style:style style:name="T212" style:family="text">
      <style:text-properties fo:font-variant="normal" fo:text-transform="none" fo:color="#2b91af" style:font-name="Consolas2" fo:font-size="11pt" fo:letter-spacing="normal" fo:font-style="normal" fo:font-weight="normal" fo:background-color="#eff0f1" style:font-size-asian="11pt" style:font-size-complex="11pt"/>
    </style:style>
    <style:style style:name="T213" style:family="text">
      <style:text-properties fo:font-variant="normal" fo:text-transform="none" fo:color="#303336" style:font-name="Consolas2" fo:font-size="11pt" fo:letter-spacing="normal" fo:font-style="normal" fo:font-weight="normal" fo:background-color="#eff0f1" style:font-size-asian="11pt" style:font-size-complex="11pt"/>
    </style:style>
    <style:style style:name="T214" style:family="text">
      <style:text-properties fo:font-variant="normal" fo:text-transform="none" fo:color="#7d2727" style:font-name="Consolas2" fo:font-size="11pt" fo:letter-spacing="normal" fo:font-style="normal" fo:font-weight="normal" fo:background-color="#eff0f1" style:font-size-asian="11pt" style:font-size-complex="11pt"/>
    </style:style>
    <style:style style:name="T215" style:family="text">
      <style:text-properties fo:font-variant="normal" fo:text-transform="none" fo:color="#858c93" style:font-name="Consolas2" fo:font-size="11pt" fo:letter-spacing="normal" fo:font-style="normal" fo:font-weight="normal" fo:background-color="#eff0f1" style:font-size-asian="11pt" style:font-size-complex="11pt"/>
    </style:style>
    <style:style style:name="T216" style:family="text">
      <style:text-properties fo:color="#0066cc" style:font-name="Georgia1" fo:font-size="15pt" fo:font-weight="normal" fo:background-color="transparent" style:font-name-asian="Georgia" style:font-name-complex="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st of Methods:</text:p>
      <text:p text:style-name="P15">Klali:</text:p>
      <text:p text:style-name="P16"/>
      <text:p text:style-name="P2"><text:span text:style-name="T56">typeof (VALUE) </text:span><text:span text:style-name="T24">- mahzir SUG wel Value mesuyam - yuhzar keSTRING.</text:span></text:p>
      <text:p text:style-name="P16"/>
      <text:p text:style-name="P2"><text:span text:style-name="T56">console.log("string"/variable/array/function/object) </text:span><text:span text:style-name="T24">- hadpasat natun besograim al hamasah.</text:span></text:p>
      <text:p text:style-name="P16"/>
      <text:p text:style-name="P30"><text:span text:style-name="T1">JSON </text:span><text:span text:style-name="T2">format - </text:span><text:span text:style-name="T3">JSON.parse </text:span><text:span text:style-name="T2">and </text:span><text:span text:style-name="T4">JSON.stringify</text:span><text:span text:style-name="T2">, that </text:span><text:span text:style-name="T3">convert data from </text:span><text:span text:style-name="T2">and</text:span><text:span text:style-name="T4"> to this format</text:span></text:p>
      <text:p text:style-name="P41">----------------------------------------------------------------------------------------</text:p>
      <text:p text:style-name="P33"><text:span text:style-name="T109">Efwar lehaavir </text:span><text:span text:style-name="T60">Data</text:span><text:span text:style-name="T109"> dereh HTTP lo rak beFormat JSON, ela gam ke</text:span><text:span text:style-name="T60">String</text:span></text:p>
      <text:p text:style-name="P41">ragil. Veaz beezrat:</text:p>
      <text:p text:style-name="P33"><text:span text:style-name="T111">eval</text:span><text:span text:style-name="T109">(</text:span><text:span text:style-name="T60">string_code</text:span><text:span text:style-name="T109">) – tahafoh string_code le</text:span><text:span text:style-name="T60">JavaScript</text:span><text:span text:style-name="T109"> </text:span><text:span text:style-name="T111">Code</text:span><text:span text:style-name="T109">, ah </text:span><text:span text:style-name="T60">string_code</text:span><text:span text:style-name="T109"> hayav lehiyot </text:span><text:span text:style-name="T111">Wrapped</text:span><text:span text:style-name="T109"> in </text:span><text:span text:style-name="T112">Array</text:span><text:span text:style-name="T109">, </text:span><text:span text:style-name="T66">aheret </text:span><text:span text:style-name="T110">eval()</text:span><text:span text:style-name="T66"> LO YAVOD</text:span><text:span text:style-name="T109">. </text:span></text:p>
      <text:p text:style-name="P33"><text:span text:style-name="T109">Veaz efwar </text:span><text:span text:style-name="T111">Fetch</text:span><text:span text:style-name="T109"> </text:span><text:span text:style-name="T111">Code</text:span><text:span text:style-name="T109"> al yadey giwa le eivar [</text:span><text:span text:style-name="T170">0</text:span><text:span text:style-name="T171">] wel </text:span><text:span text:style-name="T172">maarah</text:span></text:p>
      <text:p text:style-name="P33"><text:span text:style-name="T171">Vegam LO liwkoaw lehasir </text:span><text:span text:style-name="T216">Prefix</text:span><text:span text:style-name="T171"> neged </text:span><text:span text:style-name="T108">JSON Vulnerability</text:span><text:span text:style-name="T216">:</text:span></text:p>
      <text:p text:style-name="P33"><text:span text:style-name="T108">data</text:span><text:span text:style-name="T171"> = </text:span><text:span text:style-name="T108">data</text:span><text:span text:style-name="T171">.</text:span><text:span text:style-name="T173">slice</text:span><text:span text:style-name="T171">(</text:span><text:span text:style-name="T216">prefix</text:span><text:span text:style-name="T171">);</text:span></text:p>
      <text:p text:style-name="P33"><text:span text:style-name="T171">var </text:span><text:span text:style-name="T173">code</text:span><text:span text:style-name="T171"> = </text:span><text:span text:style-name="T173">eval</text:span><text:span text:style-name="T171">(</text:span><text:span text:style-name="T108">data</text:span><text:span text:style-name="T171">)[</text:span><text:span text:style-name="T170">0</text:span><text:span text:style-name="T171">];</text:span></text:p>
      <text:p text:style-name="P42">----------------------------------------------------------------------------------------</text:p>
      <text:p text:style-name="P33"><text:span text:style-name="T109">for (; node != null; node = node.parentNode</text:span><text:span text:style-name="T126">)</text:span><text:span text:style-name="T127"> </text:span><text:span text:style-name="T59">- </text:span><text:span text:style-name="T60">sug wel </text:span><text:span text:style-name="T109">while</text:span><text:span text:style-name="T60"> beezrat </text:span><text:span text:style-name="T109">for</text:span></text:p>
      <text:p text:style-name="P34"><text:span text:style-name="T60">A data URL is a URL with data: as its protocol</text:span><text:span text:style-name="T27">. </text:span></text:p>
      <text:p text:style-name="P36">Unlike regular http: and https: URLs, data URLs don’t point at a resource but rather contain the entire resource in them. This is a data URL containing a simple HTML document:</text:p>
      <text:p text:style-name="P33"><text:span text:style-name="T28">data:text/html,&lt;h</text:span><text:span text:style-name="T28">1 </text:span><text:span text:style-name="T28">style="color:red"&gt;Hello!&lt;/h</text:span><text:span text:style-name="T28">1</text:span><text:span text:style-name="T28">&gt;</text:span></text:p>
      <text:p text:style-name="P36">Data URLs are useful for various tasks, such as including small images directly in a style sheet file. They also allow us to link to files that we created on the client side, in the browser, without first moving them to some server.</text:p>
      <text:p text:style-name="P33"><text:soft-page-break/><text:span text:style-name="T60">new</text:span><text:span text:style-name="T27"> </text:span><text:span text:style-name="T29">Date()</text:span><text:span text:style-name="T27"> - yozer Object, awer erko ihye Date hanohehi, beFormat Date male: </text:span></text:p>
      <text:p text:style-name="P36">Day(word) month day(number) hour:minute:second timeZone:</text:p>
      <text:p text:style-name="P33"><text:span text:style-name="T27">var today = new </text:span><text:span text:style-name="T29">Date()</text:span><text:span text:style-name="T27">;</text:span></text:p>
      <text:p text:style-name="P33"><text:span text:style-name="T60">//today is - Sun Jan </text:span><text:span text:style-name="T60">29 2017 13</text:span><text:span text:style-name="T60">:</text:span><text:span text:style-name="T60">16</text:span><text:span text:style-name="T60">:</text:span><text:span text:style-name="T60">42 </text:span><text:span text:style-name="T60">GMT+</text:span><text:span text:style-name="T60">0200 </text:span><text:span text:style-name="T60">(</text:span><text:span text:style-name="T59">שעון רגיל ירושלים</text:span><text:span text:style-name="T59">)</text:span></text:p>
      <text:p text:style-name="P33"><text:span text:style-name="T27">DateObject.</text:span><text:span text:style-name="T29">getTime()</text:span><text:span text:style-name="T27"> - method returns the numeric value corresponding to the time for the specified date according to universal time - </text:span><text:span text:style-name="T28">HOW MANY MILISECONDS PAST FROM UNIX TIME - </text:span><text:span text:style-name="T28">01</text:span><text:span text:style-name="T28">.</text:span><text:span text:style-name="T28">01</text:span><text:span text:style-name="T28">.</text:span><text:span text:style-name="T28">1970 </text:span><text:span text:style-name="T28">TILL THE TIME THAT REPRESENTS Date Object</text:span><text:span text:style-name="T27"> - </text:span><text:span text:style-name="T60">it will be big number, and its changes with Miliseconds</text:span><text:span text:style-name="T27">, </text:span><text:span text:style-name="T29">so we can check with the help of it - HOW MUCH TIME PAST FROM SPECIFIC MOMENT OF TIME(defined by new Date())</text:span><text:span text:style-name="T27">.</text:span></text:p>
      <text:p text:style-name="P36">You can use this method to help assign a date and time to another Date object. This method is functionally equivalent to the valueOf() method:</text:p>
      <text:p text:style-name="P33"><text:span text:style-name="T60">// Since month is zero based, birthday will be January </text:span><text:span text:style-name="T60">10</text:span><text:span text:style-name="T60">, </text:span><text:span text:style-name="T60">1995</text:span></text:p>
      <text:p text:style-name="P33"><text:span text:style-name="T27">var birthday = </text:span><text:span text:style-name="T60">new</text:span><text:span text:style-name="T27"> </text:span><text:span text:style-name="T29">Date</text:span><text:span text:style-name="T27">(</text:span><text:span text:style-name="T27">1994</text:span><text:span text:style-name="T27">, </text:span><text:span text:style-name="T27">12</text:span><text:span text:style-name="T27">, </text:span><text:span text:style-name="T27">10</text:span><text:span text:style-name="T27">);</text:span></text:p>
      <text:p text:style-name="P33"><text:span text:style-name="T27">var copy = </text:span><text:span text:style-name="T60">new</text:span><text:span text:style-name="T27"> </text:span><text:span text:style-name="T29">Date()</text:span><text:span text:style-name="T27">;</text:span></text:p>
      <text:p text:style-name="P33"><text:span text:style-name="T27">copy.setTime(birthday.</text:span><text:span text:style-name="T29">getTime()</text:span><text:span text:style-name="T27">);</text:span></text:p>
      <text:p text:style-name="P36"/>
      <text:p text:style-name="P33"><text:span text:style-name="T27">Element.</text:span><text:span text:style-name="T29">matches</text:span><text:span text:style-name="T27">(“</text:span><text:span text:style-name="T209">Query:String</text:span><text:span text:style-name="T27">”) - bodek haim </text:span><text:span text:style-name="T60">Query:String</text:span><text:span text:style-name="T27"> </text:span><text:span text:style-name="T60">true</text:span><text:span text:style-name="T27">/</text:span><text:span text:style-name="T60">false:</text:span></text:p>
      <text:p text:style-name="P43"><text:span text:style-name="Source_20_Text"><text:span text:style-name="T212">Element</text:span></text:span><text:span text:style-name="Source_20_Text"><text:span text:style-name="T213">.matches(</text:span></text:span><text:span text:style-name="Source_20_Text"><text:span text:style-name="T214">":focus"</text:span></text:span><text:span text:style-name="Source_20_Text"><text:span text:style-name="T213">) </text:span></text:span><text:span text:style-name="Source_20_Text"><text:span text:style-name="T215">// </text:span></text:span><text:span text:style-name="Source_20_Text"><text:span text:style-name="T210">true</text:span></text:span><text:span text:style-name="Source_20_Text"><text:span text:style-name="T215"> or </text:span></text:span><text:span text:style-name="Source_20_Text"><text:span text:style-name="T210">false</text:span></text:span><text:span text:style-name="Source_20_Text"><text:span text:style-name="T215"> (You can use other CSS selectors too)</text:span></text:span></text:p>
      <text:p text:style-name="P36"/>
      <text:p text:style-name="P32">Array:</text:p>
      <text:p text:style-name="P30"><text:span text:style-name="T7">unshift</text:span><text:span text:style-name="T34"> </text:span><text:span text:style-name="T35">- </text:span><text:span text:style-name="T8">add elements from begining</text:span></text:p>
      <text:p text:style-name="P30"><text:span text:style-name="T7">shift</text:span><text:span text:style-name="T34"> </text:span><text:span text:style-name="T35">- </text:span><text:span text:style-name="T8">remove elements from beginning</text:span></text:p>
      <text:p text:style-name="P30"><text:span text:style-name="T7">push</text:span><text:span text:style-name="T34"> </text:span><text:span text:style-name="T35">- </text:span><text:span text:style-name="T8">add elements to the end</text:span></text:p>
      <text:p text:style-name="P30"><text:span text:style-name="T7">pop</text:span><text:span text:style-name="T34"> </text:span><text:span text:style-name="T35">- </text:span><text:span text:style-name="T8">remove elements from the end</text:span></text:p>
      <text:p text:style-name="P2"><text:span text:style-name="T174">splice</text:span><text:span text:style-name="T174"> </text:span><text:span text:style-name="T128">method to insert one or more elements anywhere in an array, while optionally removing one or more elements that come </text:span><text:soft-page-break/><text:span text:style-name="T128">after it</text:span><text:span text:style-name="T127">.</text:span></text:p>
      <text:p text:style-name="P16"/>
      <text:p text:style-name="P2"><text:span text:style-name="T174">slice </text:span><text:span text:style-name="T128">method to copy one or more consecutive elements in any position and put them into a new array.</text:span></text:p>
      <text:p text:style-name="P2"><text:span text:style-name="T36">The use of </text:span><text:span text:style-name="T79">Array.prototype.slice.call</text:span><text:span text:style-name="T36"> is a trick to turn an array-like object, such as arguments, into a real array :</text:span></text:p>
      <text:p text:style-name="P2"><text:span text:style-name="T37">var program = </text:span><text:span text:style-name="T39">Array.prototype.slice.call(arguments, </text:span><text:span text:style-name="T39">0</text:span><text:span text:style-name="T39">).join("\n");</text:span></text:p>
      <text:p text:style-name="P16"/>
      <text:p text:style-name="P2"><text:span text:style-name="T174">length </text:span><text:span text:style-name="T37">- mahzir kamut elements wekayemet beArray</text:span></text:p>
      <text:p text:style-name="P16"/>
      <text:p text:style-name="P2"><text:span text:style-name="T8">array.</text:span><text:span text:style-name="T11">indexOf</text:span><text:span text:style-name="T2">(value); - </text:span><text:span text:style-name="T16">starts searching for the given element at the beginning of the array </text:span></text:p>
      <text:p text:style-name="P16"/>
      <text:p text:style-name="P16"/>
      <text:p text:style-name="P2"><text:span text:style-name="T42">array</text:span><text:span text:style-name="T37">.</text:span><text:span text:style-name="T11">lastIndexOf</text:span><text:span text:style-name="T2">(value) - </text:span><text:span text:style-name="T16">starts searching for the given element at the end of the array instead of the front.</text:span></text:p>
      <text:p text:style-name="P16"/>
      <text:p text:style-name="P5">Both indexOf and lastIndexOf take an optional second argument that indicates where to start searching from</text:p>
      <text:p text:style-name="P16"/>
      <text:p text:style-name="P2"><text:span text:style-name="T19">REVERSE</text:span><text:span text:style-name="T20">(arr) - </text:span><text:span text:style-name="T17">Arrays have a method reverse, which changes the array by inverting the order in which its elements appear. </text:span></text:p>
      <text:p text:style-name="P16"/>
      <text:p text:style-name="P2"><text:span text:style-name="T5">forEach</text:span><text:span text:style-name="T2">(array, </text:span><text:span text:style-name="T3">action</text:span><text:span text:style-name="T2">) { </text:span><text:span text:style-name="T87">- yaruz al kol eivar bemaarah, veyivazea </text:span></text:p>
      <text:p text:style-name="P2"><text:span text:style-name="T87"><text:tab/><text:tab/><text:tab/><text:tab/><text:tab/></text:span><text:span text:style-name="T87">alav action - wehu function.</text:span></text:p>
      <text:p text:style-name="P2"><text:span text:style-name="T2"><text:s text:c="2"/>for (var i = </text:span><text:span text:style-name="T2">0</text:span><text:span text:style-name="T2">; i &lt; array.length; i++)</text:span></text:p>
      <text:p text:style-name="P2"><text:span text:style-name="T2"><text:s text:c="4"/></text:span><text:span text:style-name="T3">action</text:span><text:span text:style-name="T2">(array[i]);</text:span></text:p>
      <text:p text:style-name="P7">}</text:p>
      <text:p text:style-name="P16"/>
      <text:p text:style-name="P2"><text:span text:style-name="T2">Array.</text:span><text:span text:style-name="T11">filter</text:span><text:span text:style-name="T2">(</text:span><text:span text:style-name="T3">function wetaase miyun</text:span><text:span text:style-name="T2">); - filter lokeah rak Parameter </text:span><text:span text:style-name="T2">1 </text:span><text:span text:style-name="T2">wehu</text:span><text:span text:style-name="T4"> function wetaase miyun</text:span><text:span text:style-name="T2">.</text:span></text:p>
      <text:p text:style-name="P16"/>
      <text:p text:style-name="P2"><text:span text:style-name="T11">map</text:span><text:span text:style-name="T2">(array, transform function) - </text:span><text:span text:style-name="T3">map method transforms an array by applying a function to all of its elements and building a new array from the returned values.</text:span></text:p>
      <text:p text:style-name="P16"/>
      <text:p text:style-name="P2"><text:span text:style-name="T2">array.</text:span><text:span text:style-name="T11">reduce</text:span><text:span text:style-name="T2">(function, start) - </text:span><text:span text:style-name="T41">combine all an array’s elements into a single value. </text:span><text:span text:style-name="T37">T</text:span><text:span text:style-name="T2">ivazea function al kol eivar wel array, kweEivar riwon ihye </text:span><text:soft-page-break/><text:span text:style-name="T2">beIndex wel start.</text:span></text:p>
      <text:p text:style-name="P16"/>
      <text:p text:style-name="P2"><text:span text:style-name="T18">CONCAT</text:span><text:span text:style-name="T17"> - mehaber wney Arrays mismol leyamin - </text:span></text:p>
      <text:p text:style-name="P2"><text:span text:style-name="T17">var arr</text:span><text:span text:style-name="T17">1 </text:span><text:span text:style-name="T17">= ["a", "b", "c"];</text:span></text:p>
      <text:p text:style-name="P2"><text:span text:style-name="T17">var arr</text:span><text:span text:style-name="T17">2 </text:span><text:span text:style-name="T17">= ["d", "e", "f"];</text:span></text:p>
      <text:p text:style-name="P2"><text:span text:style-name="T17">arr</text:span><text:span text:style-name="T17">1</text:span><text:span text:style-name="T17">.</text:span><text:span text:style-name="T18">concat</text:span><text:span text:style-name="T17">(arr</text:span><text:span text:style-name="T17">2</text:span><text:span text:style-name="T17">);</text:span></text:p>
      <text:p text:style-name="P6">// results in a new array [ "a", "b", "c", "d", "e", "f" ]</text:p>
      <text:p text:style-name="P16"/>
      <text:p text:style-name="P2"><text:span text:style-name="T11">every</text:span><text:span text:style-name="T12"> - </text:span><text:span text:style-name="T2">take a predicate function that, when called with an array element as argument, returns true or false. </text:span><text:span text:style-name="T3">Returns true only when the predicate returns true for all elements of the array.</text:span></text:p>
      <text:p text:style-name="P16"/>
      <text:p text:style-name="P2"><text:span text:style-name="T11">some</text:span><text:span text:style-name="T17"> - take a predicate function that, when called with an array element as argument, returns true or false. Returns true as soon as the predicate returns true for any of the elements.</text:span></text:p>
      <text:p text:style-name="P16"/>
      <text:p text:style-name="P19">They do not process more elements than necessary—for example, if some finds that the predicate holds for the first element of the array, it will not look at the values after that. EVERY if finds element that returns false, az gam lo mamwih behipus.</text:p>
      <text:p text:style-name="P16"/>
      <text:p text:style-name="P2"><text:span text:style-name="T2">Array.</text:span><text:span text:style-name="T11">isArray()</text:span><text:span text:style-name="T12"> </text:span><text:span text:style-name="T2">- which definitively identifies the value as an instance of Array regardless of the value’s origin. This method should return true when it receives a value that is a native array from any context</text:span><text:span text:style-name="T37">.</text:span></text:p>
      <text:p text:style-name="P16"/>
      <text:p text:style-name="P2"><text:span text:style-name="T2">Array.</text:span><text:span text:style-name="T11">sort()</text:span><text:span text:style-name="T2"> - converts every item in an array to a string and then performs a comparison. That means you can’t accurately sort an array of numbers without specifying a comparison function</text:span><text:span text:style-name="T37"> - </text:span></text:p>
      <text:p text:style-name="P16"/>
      <text:p text:style-name="P2"><text:span text:style-name="T2">array</text:span><text:span text:style-name="T3">.sort</text:span><text:span text:style-name="T2">(function(first, second) {</text:span></text:p>
      <text:p text:style-name="P7"><text:s/>return first - second;</text:p>
      <text:p text:style-name="P7">});</text:p>
      <text:p text:style-name="P16"/>
      <text:p text:style-name="P2"><text:span text:style-name="T2">array.</text:span><text:span text:style-name="T11">fill()</text:span><text:span text:style-name="T12"> </text:span><text:span text:style-name="T2">- method fills all the elements of an array from a start index to an end index with a static value:</text:span></text:p>
      <text:p text:style-name="P2"><text:span text:style-name="T2">var numbers = [</text:span><text:span text:style-name="T2">1</text:span><text:span text:style-name="T2">, </text:span><text:span text:style-name="T2">2</text:span><text:span text:style-name="T2">, </text:span><text:span text:style-name="T2">3</text:span><text:span text:style-name="T2">]</text:span></text:p>
      <text:p text:style-name="P2"><text:span text:style-name="T2">numbers.fill(</text:span><text:span text:style-name="T2">1</text:span><text:span text:style-name="T2">);</text:span></text:p>
      <text:p text:style-name="P2"><text:span text:style-name="T2">// results in [</text:span><text:span text:style-name="T2">1</text:span><text:span text:style-name="T2">, </text:span><text:span text:style-name="T2">1</text:span><text:span text:style-name="T2">, </text:span><text:span text:style-name="T2">1</text:span><text:span text:style-name="T2">] </text:span><text:span text:style-name="T8">- Meafwer leathel maarah beKalut.</text:span></text:p>
      <text:p text:style-name="P16"/>
      <text:p text:style-name="P2"><text:span text:style-name="T2">array.</text:span><text:span text:style-name="T11">join()</text:span><text:span text:style-name="T2"> - method joins all elements of an array into a string.</text:span></text:p>
      <text:p text:style-name="P7"><text:soft-page-break/>var a = ['Wind', 'Rain', 'Fire'];</text:p>
      <text:p text:style-name="P2"><text:span text:style-name="T2">a.join(); <text:s text:c="3"/></text:span><text:span text:style-name="T88">// 'Wind,Rain,Fire'</text:span></text:p>
      <text:p text:style-name="P2"><text:span text:style-name="T2">a.join('-'); <text:s/></text:span><text:span text:style-name="T88">// 'Wind-Rain-Fire'</text:span></text:p>
      <text:p text:style-name="P16"/>
      <text:p text:style-name="P20">String:</text:p>
      <text:p text:style-name="P18"/>
      <text:p text:style-name="P52"><text:span text:style-name="T42">string.</text:span><text:span text:style-name="T40">includes(“string”)</text:span><text:span text:style-name="T38"> - bodek im </text:span><text:span text:style-name="T43">string </text:span><text:span text:style-name="T38">mahil </text:span><text:span text:style-name="T40">“string”</text:span><text:span text:style-name="T38">. Im ken, mahzir </text:span><text:span text:style-name="T86">TRUE</text:span><text:span text:style-name="T38">, im LO, mahzir </text:span><text:span text:style-name="T86">FALSE</text:span><text:span text:style-name="T38">.</text:span></text:p>
      <text:p text:style-name="P53"/>
      <text:p text:style-name="P52"><text:span text:style-name="T204">Var</text:span><text:span text:style-name="T205"> </text:span><text:span text:style-name="T206">str =</text:span><text:span text:style-name="T204">"Hello world, welcome to the universe."</text:span><text:span text:style-name="T206">;</text:span><text:span text:style-name="T38"><text:line-break/></text:span><text:span text:style-name="T204">var</text:span><text:span text:style-name="T205"> </text:span><text:span text:style-name="T206">n = str.includes(</text:span><text:span text:style-name="T204">"world"</text:span><text:span text:style-name="T206">);</text:span><text:span text:style-name="T38"> </text:span><text:span text:style-name="T86">//TRUE</text:span></text:p>
      <text:p text:style-name="P21"/>
      <text:p text:style-name="P2"><text:span text:style-name="T42">string.</text:span><text:span text:style-name="T129">toLowerCase</text:span><text:span text:style-name="T128">(); <text:s/>- hofeh KOL haString le</text:span><text:span text:style-name="T2">Otiyot ktanot</text:span></text:p>
      <text:p text:style-name="P16"/>
      <text:p text:style-name="P2"><text:span text:style-name="T42">string.</text:span><text:span text:style-name="T129">toUpperCase</text:span><text:span text:style-name="T128">(); <text:s/>- hofeh KOL haString le</text:span><text:span text:style-name="T2">Otiyot GDOLOT</text:span></text:p>
      <text:p text:style-name="P16"/>
      <text:p text:style-name="P2"><text:span text:style-name="T174">splice </text:span><text:span text:style-name="T128">method to insert one or more characters anywhere in an string, while optionally removing one or more elements that come after it.</text:span></text:p>
      <text:p text:style-name="P16"/>
      <text:p text:style-name="P2"><text:span text:style-name="T174">slice </text:span><text:span text:style-name="T128">method to copy one or more consecutive characters in any position and put them into a new string.</text:span></text:p>
      <text:p text:style-name="P16"/>
      <text:p text:style-name="P2"><text:span text:style-name="T174">length </text:span><text:span text:style-name="T37">- mahzir kamut characters wekayemet beString</text:span></text:p>
      <text:p text:style-name="P16"/>
      <text:p text:style-name="P2"><text:span text:style-name="T8">string.</text:span><text:span text:style-name="T11">indexOf</text:span><text:span text:style-name="T2">("text"); - If the segment exists, the method finds the index of the first character of the segment and assigns it to the variable </text:span></text:p>
      <text:p text:style-name="P16"/>
      <text:p text:style-name="P2"><text:span text:style-name="T42">string</text:span><text:span text:style-name="T37">.</text:span><text:span text:style-name="T11">lastIndexOf</text:span><text:span text:style-name="T2">("text") The following code finds the index of the </text:span><text:span text:style-name="T3">first character of the last instance </text:span><text:span text:style-name="T2">of the segment</text:span><text:span text:style-name="T37"> "text"</text:span></text:p>
      <text:p text:style-name="P16"/>
      <text:p text:style-name="P2"><text:span text:style-name="T8">string</text:span><text:span text:style-name="T2">.</text:span><text:span text:style-name="T11">charAt</text:span><text:span text:style-name="T2">(num) - find single character et index NUM. Does NOT allow to CHANGE character, only finds.</text:span></text:p>
      <text:p text:style-name="P16"/>
      <text:p text:style-name="P2"><text:span text:style-name="T8">string</text:span><text:span text:style-name="T2">.</text:span><text:span text:style-name="T11">replace</text:span><text:span text:style-name="T2">("text</text:span><text:span text:style-name="T2">1</text:span><text:span text:style-name="T2">", "text</text:span><text:span text:style-name="T2">2</text:span><text:span text:style-name="T2">"); - MAHZIR STRING HADAW, awer bo text</text:span><text:span text:style-name="T2">1 </text:span><text:span text:style-name="T2">MUHLAF be text </text:span><text:span text:style-name="T2">2</text:span><text:span text:style-name="T2">. Efwar lehiwtamew kan gam beRegExp Patterns, lehahlif mekomot beezrat $num, vegam lehaavir function keParameter </text:span><text:span text:style-name="T2">3</text:span><text:span text:style-name="T2">, awer hi titbazea al kol Value weyeutar leHahlafa. </text:span></text:p>
      <text:p text:style-name="P16"/>
      <text:p text:style-name="P2"><text:soft-page-break/><text:span text:style-name="T46">\n</text:span><text:span text:style-name="T47"> </text:span><text:span text:style-name="T37">- mosif wura hadawa aharey STRING.</text:span></text:p>
      <text:p text:style-name="P16"/>
      <text:p text:style-name="P2"><text:span text:style-name="T175">string</text:span><text:span text:style-name="T137">.</text:span><text:span text:style-name="T140">substring(</text:span><text:span text:style-name="T176">2</text:span><text:span text:style-name="T140">, </text:span><text:span text:style-name="T176">5</text:span><text:span text:style-name="T140">); </text:span><text:span text:style-name="T177">// get characters </text:span><text:span text:style-name="T177">2</text:span><text:span text:style-name="T177">-</text:span><text:span text:style-name="T177">4 </text:span><text:span text:style-name="T2">- mozi hatihat string - kolel </text:span><text:span text:style-name="T2">Index riwon, veLO kolel Index weni, miString hamekori.</text:span></text:p>
      <text:p text:style-name="P16"/>
      <text:p text:style-name="P2"><text:span text:style-name="T137">count.</text:span><text:span text:style-name="T140">toString</text:span><text:span text:style-name="T137">(</text:span><text:span text:style-name="T175">value</text:span><text:span text:style-name="T137">); </text:span><text:span text:style-name="T177">// convert value to "string"</text:span><text:span text:style-name="T2"> - kol value.</text:span></text:p>
      <text:p text:style-name="P16"/>
      <text:p text:style-name="P2"><text:span text:style-name="T48">split()</text:span><text:span text:style-name="T12"> </text:span><text:span text:style-name="T2">- <text:s/>method splits a String object into an array of strings by separating the string into substrings:</text:span></text:p>
      <text:p text:style-name="P16"/>
      <text:p text:style-name="P2"><text:span text:style-name="T2">var arrayOfStrings = stringToSplit.</text:span><text:span text:style-name="T5">split(separator)</text:span><text:span text:style-name="T2">;</text:span></text:p>
      <text:p text:style-name="P16"/>
      <text:p text:style-name="P33"><text:span text:style-name="T118">charCodeAt(index)</text:span><text:span text:style-name="T109"> - method on strings gives us a way to find <text:s/>code of the Char(keyboard code also).</text:span></text:p>
      <text:p text:style-name="P33"><text:span text:style-name="T109">console.log("</text:span><text:span text:style-name="T60">V</text:span><text:span text:style-name="T109">iolet".</text:span><text:span text:style-name="T111">charCodeAt(</text:span><text:span text:style-name="T111">0</text:span><text:span text:style-name="T111">)</text:span><text:span text:style-name="T109">);</text:span></text:p>
      <text:p text:style-name="P33"><text:span text:style-name="T60">// </text:span><text:span text:style-name="T59">→</text:span><text:span text:style-name="T60"> </text:span><text:span text:style-name="T60">86</text:span></text:p>
      <text:p text:style-name="P33"><text:span text:style-name="T109">console.log("</text:span><text:span text:style-name="T60">1</text:span><text:span text:style-name="T109">".</text:span><text:span text:style-name="T111">charCodeAt(</text:span><text:span text:style-name="T111">0</text:span><text:span text:style-name="T111">)</text:span><text:span text:style-name="T109">);</text:span></text:p>
      <text:p text:style-name="P33"><text:span text:style-name="T60">// </text:span><text:span text:style-name="T59">→</text:span><text:span text:style-name="T60"> </text:span><text:span text:style-name="T60">49</text:span><text:span text:style-name="T60">(</text:span><text:span text:style-name="T94">0</text:span><text:span text:style-name="T60"> </text:span><text:span text:style-name="T60">- </text:span><text:span text:style-name="T60">48</text:span><text:span text:style-name="T60">)</text:span></text:p>
      <text:p text:style-name="P33"><text:span text:style-name="T109">String.</text:span><text:span text:style-name="T118">fromCharCode() </text:span><text:span text:style-name="T119"><text:s/>- </text:span><text:span text:style-name="T109">function to turn Unicode code into an actual single-character string.</text:span></text:p>
      <text:p text:style-name="P56"><text:span text:style-name="T117">Outputting Unicode Characters:</text:span></text:p>
      <text:p text:style-name="P57"><text:span text:style-name="T117">Unicode character interpretation: “\u</text:span><text:span text:style-name="T67">Character_number</text:span><text:span text:style-name="T117">” - internet.</text:span></text:p>
      <text:p text:style-name="P33"><text:span text:style-name="T109">console.log("\</text:span><text:span text:style-name="T60">u2718</text:span><text:span text:style-name="T109">"); //Yadpis </text:span><text:span text:style-name="T211">✘</text:span><text:span text:style-name="T109"> </text:span></text:p>
      <text:p text:style-name="P18"/>
      <text:p text:style-name="P10">Number:</text:p>
      <text:p text:style-name="P16"/>
      <text:p text:style-name="P2"><text:span text:style-name="T11">parseInt</text:span><text:span text:style-name="T2">(string) - hofeh string leInteger</text:span></text:p>
      <text:p text:style-name="P16"/>
      <text:p text:style-name="P2"><text:span text:style-name="T11">parseFloat</text:span><text:span text:style-name="T2">(string) - hofeh string leFloat </text:span></text:p>
      <text:p text:style-name="P16"/>
      <text:p text:style-name="P2"><text:span text:style-name="T174">Number</text:span><text:span text:style-name="T129"> </text:span><text:span text:style-name="T128">- <text:s/>conversion tool converts a string representing either an integer or a floating-point number to a number that's identical </text:span><text:soft-page-break/><text:span text:style-name="T128">to the one inside the parentheses. Kmo wney ele lemala beyahad</text:span></text:p>
      <text:p text:style-name="P16"/>
      <text:p text:style-name="P2"><text:span text:style-name="T131">number.</text:span><text:span text:style-name="T80">toFixed</text:span><text:span text:style-name="T81">(size)</text:span><text:span text:style-name="T131"> </text:span><text:span text:style-name="T37"><text:s/>- magbil kamut misparim aharey . beMisparim Esronim.</text:span></text:p>
      <text:p text:style-name="P16"/>
      <text:p text:style-name="P20">Object:</text:p>
      <text:p text:style-name="P18"/>
      <text:p text:style-name="P2"><text:span text:style-name="T42">Object</text:span><text:span text:style-name="T44">.</text:span><text:span text:style-name="T42">property = value; - yazirat property mesuyam leObject</text:span></text:p>
      <text:p text:style-name="P16"/>
      <text:p text:style-name="P2"><text:span text:style-name="T46">delete</text:span><text:span text:style-name="T50">(</text:span><text:span text:style-name="T42">Object.property) - mohek property mesuyam wel Object</text:span></text:p>
      <text:p text:style-name="P16"/>
      <text:p text:style-name="P2"><text:span text:style-name="T134">"property" </text:span><text:span text:style-name="T46">in</text:span><text:span text:style-name="T134"> object - check if property exists in Object.</text:span></text:p>
      <text:p text:style-name="P16"/>
      <text:p text:style-name="P2"><text:span text:style-name="T42">ObjectConstructor.</text:span><text:span text:style-name="T46">prototype</text:span><text:span text:style-name="T42">.property - mosif </text:span><text:span text:style-name="T45">property </text:span><text:span text:style-name="T42">lekol ha</text:span><text:span text:style-name="T45">Objects</text:span><text:span text:style-name="T42"> wenuzru al yadey </text:span><text:span text:style-name="T45">ObjectConstructor</text:span></text:p>
      <text:p text:style-name="P16"/>
      <text:p text:style-name="P2"><text:span text:style-name="T136">for (</text:span><text:span text:style-name="T83">var Property in Object</text:span><text:span text:style-name="T136">)</text:span><text:span text:style-name="T132"> </text:span><text:span text:style-name="T131">{ </text:span><text:span text:style-name="T135">- zurat maavar al kol haProperties </text:span></text:p>
      <text:p text:style-name="P2"><text:span text:style-name="T131">OUR CODE HERE</text:span><text:span text:style-name="T131"><text:tab/><text:tab/></text:span><text:span text:style-name="T131"> </text:span><text:span text:style-name="T133"><text:s/></text:span><text:span text:style-name="T135">wel Object - ehad aharey haweni</text:span></text:p>
      <text:p text:style-name="P2"><text:span text:style-name="T131">} </text:span><text:span text:style-name="T26"><text:s/></text:span></text:p>
      <text:p text:style-name="P16"/>
      <text:p text:style-name="P23">Properties wel Object hen Sug wel Maarah. Velulaa hazot overet al kol eivar wel Maarah - wehu Property.</text:p>
      <text:p text:style-name="P16"/>
      <text:p text:style-name="P2"><text:span text:style-name="T11">Object.keys(object)</text:span><text:span text:style-name="T82"> </text:span><text:span text:style-name="T84">- </text:span><text:span text:style-name="T37">method to retrieve an array of enumerable property names</text:span><text:span text:style-name="T85">. Object werozim lehozi Properties wlo, muavar keParameter betoh ().</text:span></text:p>
      <text:p text:style-name="P16"/>
      <text:p text:style-name="P2"><text:span text:style-name="T11">propertyIsEnumerable() </text:span><text:span text:style-name="T2"><text:s/>- checks whether a property is enumerable by using the method, which is present on every object:</text:span><text:span text:style-name="T37"> Mahzir TRUE im ken, FALSE im lo.</text:span></text:p>
      <text:p text:style-name="P16"/>
      <text:p text:style-name="P2"><text:span text:style-name="T46">Object.</text:span><text:span text:style-name="T174">hasOwnProperty</text:span><text:span text:style-name="T130"> </text:span><text:span text:style-name="T24">- magbil Property List rak leele wehayu mugdarim yawirot al yadey Constructor wel Object, velo nosfu al yadey PROTOTYPE.</text:span></text:p>
      <text:p text:style-name="P16"/>
      <text:p text:style-name="P2"><text:soft-page-break/><text:span text:style-name="T58">Object[property]</text:span><text:span text:style-name="T57"> </text:span><text:span text:style-name="T128">- kaha nigawim leVALUES wel Properties wel Object (kaha gam mawvim bein Properties wel Objects wonim).</text:span></text:p>
      <text:p text:style-name="P16"/>
      <text:p text:style-name="P2"><text:span text:style-name="T15">instanceof </text:span><text:span text:style-name="T9">- operator wemeafwer livdok haim Object mesuyam hu </text:span><text:span text:style-name="T9">Object wenuzar al yadey CONSTRUCTOR mesuyam - ew Prototype Chain beino levein Constructor. </text:span></text:p>
      <text:p text:style-name="P16"/>
      <text:p text:style-name="P2"><text:span text:style-name="T11">Object.defineProperty()</text:span><text:span text:style-name="T2"> If you want to change property attributes, you </text:span><text:span text:style-name="T2">can use this method. This method accepts three arguments: the object that owns the property, the property name, and a property descriptor </text:span><text:span text:style-name="T3">object containing the attributes to set</text:span><text:span text:style-name="T42">.</text:span></text:p>
      <text:p text:style-name="P16"/>
      <text:p text:style-name="P2"><text:span text:style-name="T11">Object</text:span><text:span text:style-name="T5">.</text:span><text:span text:style-name="T11">defineProperties()</text:span><text:span text:style-name="T12"> </text:span><text:span text:style-name="T2">It’s also possible to define multiple properties on an object simultaneously if you use </text:span><text:span text:style-name="T37">this method:</text:span></text:p>
      <text:p text:style-name="P16"/>
      <text:p text:style-name="P2"><text:span text:style-name="T2">var person</text:span><text:span text:style-name="T2">1 </text:span><text:span text:style-name="T2">= { };</text:span></text:p>
      <text:p text:style-name="P2"><text:span text:style-name="T2">Object.defineProperties(person</text:span><text:span text:style-name="T2">1</text:span><text:span text:style-name="T2">, {</text:span></text:p>
      <text:p text:style-name="P24">// data property to store data</text:p>
      <text:p text:style-name="P7"><text:s/>_name: {</text:p>
      <text:p text:style-name="P7"><text:s/>value: "Nicholas",</text:p>
      <text:p text:style-name="P7"><text:s/>enumerable: true,</text:p>
      <text:p text:style-name="P7"><text:s/>configurable: true,</text:p>
      <text:p text:style-name="P7"><text:s/>writable: true</text:p>
      <text:p text:style-name="P7"><text:s/>},</text:p>
      <text:p text:style-name="P16"/>
      <text:p text:style-name="P2"><text:span text:style-name="T11">Object.getOwnPropertyDescriptor()</text:span><text:span text:style-name="T12"> </text:span><text:span text:style-name="T2">- method if you need to fetch(polu</text:span><text:span text:style-name="T2">4</text:span><text:span text:style-name="T2">it) property attributes, accepts two arguments: the object to work on and the property name to retrieve</text:span></text:p>
      <text:p text:style-name="P2"><text:span text:style-name="T88">As the name suggests, this method works only on own properties</text:span><text:span text:style-name="T2">. </text:span></text:p>
      <text:p text:style-name="P2"><text:span text:style-name="T2">var person</text:span><text:span text:style-name="T2">1 </text:span><text:span text:style-name="T2">= {</text:span></text:p>
      <text:p text:style-name="P7"><text:s/>name: "Nicholas"</text:p>
      <text:p text:style-name="P7">};</text:p>
      <text:p text:style-name="P16"/>
      <text:p text:style-name="P2"><text:span text:style-name="T2">var descriptor = Object.getOwnPropertyDescriptor(person</text:span><text:span text:style-name="T2">1</text:span><text:span text:style-name="T2">, </text:span><text:span text:style-name="T3">"name"</text:span><text:span text:style-name="T2">);</text:span></text:p>
      <text:p text:style-name="P2"><text:span text:style-name="T2">console.log(descriptor.enumerable); </text:span><text:span text:style-name="T88">// true</text:span></text:p>
      <text:p text:style-name="P2"><text:span text:style-name="T2">console.log(descriptor.configurable); </text:span><text:span text:style-name="T88">// true</text:span></text:p>
      <text:p text:style-name="P2"><text:span text:style-name="T2">console.log(descriptor.writable); </text:span><text:span text:style-name="T88">// true</text:span></text:p>
      <text:p text:style-name="P2"><text:span text:style-name="T2">console.log(descriptor.value); </text:span><text:span text:style-name="T88">// "Nicholas"</text:span></text:p>
      <text:p text:style-name="P16"/>
      <text:p text:style-name="P2"><text:soft-page-break/><text:span text:style-name="T11">Object.preventExtensions(</text:span><text:span text:style-name="T48">object name</text:span><text:span text:style-name="T11">)</text:span><text:span text:style-name="T12"> </text:span><text:span text:style-name="T2">- way to create a nonextensible object.This method accepts a single argument, which is the object you want to make nonextensible</text:span></text:p>
      <text:p text:style-name="P16"/>
      <text:p text:style-name="P2"><text:span text:style-name="T11">Object</text:span><text:span text:style-name="T5">.</text:span><text:span text:style-name="T11">isExtensible(</text:span><text:span text:style-name="T48">object name</text:span><text:span text:style-name="T11">)</text:span><text:span text:style-name="T5"> </text:span><text:span text:style-name="T2">- check the value of </text:span><text:span text:style-name="T5">[[Extensible]]</text:span><text:span text:style-name="T2"> attribute.</text:span></text:p>
      <text:p text:style-name="P16"/>
      <text:p text:style-name="P2"><text:span text:style-name="T11">Object.seal(</text:span><text:span text:style-name="T48">object name</text:span><text:span text:style-name="T11">)</text:span><text:span text:style-name="T2"> - use this method on an object to seal it. </text:span><text:span text:style-name="T88">When</text:span></text:p>
      <text:p text:style-name="P24">that happens, the [[Extensible]] attribute is set to false, and all properties have their [[Configurable]] attribute set to false. </text:p>
      <text:p text:style-name="P16"/>
      <text:p text:style-name="P2"><text:span text:style-name="T11">Object.isSealed(</text:span><text:span text:style-name="T48">object name</text:span><text:span text:style-name="T11">)</text:span><text:span text:style-name="T2"> - Method check to see whether an object is sealed. </text:span></text:p>
      <text:p text:style-name="P16"/>
      <text:p text:style-name="P2"><text:span text:style-name="T11">Object.freeze(</text:span><text:span text:style-name="T48">object name</text:span><text:span text:style-name="T11">) </text:span><text:span text:style-name="T2">- freeze an object.</text:span></text:p>
      <text:p text:style-name="P16"/>
      <text:p text:style-name="P2"><text:span text:style-name="T11">Object.isFrozen(</text:span><text:span text:style-name="T48">object name</text:span><text:span text:style-name="T11">) </text:span><text:span text:style-name="T2">- determine(opredelit) if an object is frozen.</text:span></text:p>
      <text:p text:style-name="P16"/>
      <text:p text:style-name="P2"><text:span text:style-name="T142">Object.getPrototypeOf(</text:span><text:span text:style-name="T48">object name</text:span><text:span text:style-name="T142">) </text:span><text:span text:style-name="T143">- method </text:span><text:span text:style-name="T145">read the value of the </text:span><text:span text:style-name="T143">[[Prototype]] </text:span><text:span text:style-name="T145">property method on an object</text:span><text:span text:style-name="T42">.</text:span></text:p>
      <text:p text:style-name="P16"/>
      <text:p text:style-name="P2"><text:span text:style-name="T144">isPrototypeOf(</text:span><text:span text:style-name="T48">object name</text:span><text:span text:style-name="T144">)</text:span><text:span text:style-name="T143"> - </text:span><text:span text:style-name="T145">method test to see if </text:span><text:span text:style-name="T145">one object is a prototype for another by using this method, which is included on all objects</text:span><text:span text:style-name="T42">.</text:span></text:p>
      <text:p text:style-name="P16"/>
      <text:p text:style-name="P2"><text:span text:style-name="T146">__proto__ </text:span><text:span text:style-name="T148">on all objects - This property allows you to both read from and write to the </text:span><text:span text:style-name="T147">[[Prototype]] </text:span><text:span text:style-name="T148">property.</text:span></text:p>
      <text:p text:style-name="P16"/>
      <text:p text:style-name="P2"><text:span text:style-name="T149">Object.getPrototypeOf</text:span><text:span text:style-name="T148">(instance) - mahzir prototype property of instance Object - object ragil.</text:span></text:p>
      <text:p text:style-name="P16"/>
      <text:p text:style-name="P2"><text:span text:style-name="T11">valueOf()</text:span><text:span text:style-name="T12"> </text:span><text:span text:style-name="T2">- Returns the value representation of the object</text:span></text:p>
      <text:p text:style-name="P16"/>
      <text:p text:style-name="P2"><text:span text:style-name="T11">toString()</text:span><text:span text:style-name="T12"> </text:span><text:span text:style-name="T2">- Returns a string representation of the object</text:span></text:p>
      <text:p text:style-name="P16"><text:soft-page-break/></text:p>
      <text:p text:style-name="P2"><text:span text:style-name="T11">Object.create()</text:span><text:span text:style-name="T12"> </text:span><text:span text:style-name="T2">- method explicitly specify </text:span><text:span text:style-name="T3">[[Prototype]]</text:span><text:span text:style-name="T2"> property. Method accepts two arguments: the object to use for </text:span><text:span text:style-name="T4">[[Prototype]]</text:span><text:span text:style-name="T2"> in the new object. The optional second argument is an </text:span><text:span text:style-name="T3">object of property descriptors</text:span><text:span text:style-name="T2"> in the same format used by </text:span><text:span text:style-name="T5">Object.defineProperties()</text:span><text:span text:style-name="T2">.</text:span></text:p>
      <text:p text:style-name="P16"/>
      <text:p text:style-name="P2"><text:span text:style-name="T2">var person</text:span><text:span text:style-name="T2">2 </text:span><text:span text:style-name="T2">= </text:span><text:span text:style-name="T5">Object.create(</text:span><text:span text:style-name="T3">person</text:span><text:span text:style-name="T3">1</text:span><text:span text:style-name="T3">, { </text:span><text:span text:style-name="T88">- person</text:span><text:span text:style-name="T88">1 </text:span><text:span text:style-name="T88">will be Prototype </text:span><text:span text:style-name="T88"><text:tab/><text:tab/><text:tab/><text:tab/><text:tab/></text:span><text:span text:style-name="T88"> Object for person</text:span><text:span text:style-name="T88">2</text:span><text:span text:style-name="T88">.- Inheritance JavaScript</text:span></text:p>
      <text:p text:style-name="P9"><text:s/>name: {</text:p>
      <text:p text:style-name="P9"><text:s/>configurable: true,</text:p>
      <text:p text:style-name="P9"><text:s/>enumerable: true,</text:p>
      <text:p text:style-name="P9"><text:s/>value: "Greg",</text:p>
      <text:p text:style-name="P9"><text:s/>writable: true</text:p>
      <text:p text:style-name="P9"><text:s/>}</text:p>
      <text:p text:style-name="P2"><text:span text:style-name="T3">}</text:span><text:span text:style-name="T5">)</text:span><text:span text:style-name="T2">;</text:span></text:p>
      <text:p text:style-name="P2"><text:span text:style-name="T2">person</text:span><text:span text:style-name="T2">1</text:span><text:span text:style-name="T2">.sayName(); </text:span><text:span text:style-name="T88">// outputs "Nicholas"</text:span></text:p>
      <text:p text:style-name="P2"><text:span text:style-name="T2">person</text:span><text:span text:style-name="T2">2</text:span><text:span text:style-name="T2">.sayName(); </text:span><text:span text:style-name="T88">// outputs "Greg"</text:span></text:p>
      <text:p text:style-name="P2"><text:span text:style-name="T2">console.log(person</text:span><text:span text:style-name="T2">1</text:span><text:span text:style-name="T2">.hasOwnProperty("sayName")); </text:span><text:span text:style-name="T88">// true</text:span></text:p>
      <text:p text:style-name="P2"><text:span text:style-name="T2">console.log(person</text:span><text:span text:style-name="T2">1</text:span><text:span text:style-name="T2">.isPrototypeOf(person</text:span><text:span text:style-name="T2">2</text:span><text:span text:style-name="T2">)); </text:span><text:span text:style-name="T88">// true</text:span></text:p>
      <text:p text:style-name="P2"><text:span text:style-name="T2">console.log(person</text:span><text:span text:style-name="T2">2</text:span><text:span text:style-name="T2">.hasOwnProperty("sayName")); </text:span><text:span text:style-name="T88">// false</text:span></text:p>
      <text:p text:style-name="P16"/>
      <text:p text:style-name="P2"><text:span text:style-name="T11">mixin()</text:span><text:span text:style-name="T2"> - function accepts two arguments: the </text:span><text:span text:style-name="T3">receiver</text:span><text:span text:style-name="T2"> and the </text:span><text:span text:style-name="T4">supplier</text:span><text:span text:style-name="T2">. </text:span><text:span text:style-name="T6">The goal of the function is to copy all enumerable properties from the supplier onto the receiver</text:span><text:span text:style-name="T2">.</text:span></text:p>
      <text:p text:style-name="P16"/>
      <text:p text:style-name="P2"><text:span text:style-name="T48">if (Object.method)</text:span><text:span text:style-name="T37"> - dereh livdok im Method mesuyam nitmah. Im ken, mahzir TRUE. Im lo, mahzir FALSE:</text:span></text:p>
      <text:p text:style-name="P2"><text:span text:style-name="T5">if (Object.getOwnPropertyDescriptor)</text:span><text:span text:style-name="T37"> - lemawal.</text:span></text:p>
      <text:p text:style-name="P16"/>
      <text:p text:style-name="P2"><text:span text:style-name="T11">Object.getOwnPropertyNames(</text:span><text:span text:style-name="T48">object name</text:span><text:span text:style-name="T11">)</text:span><text:span text:style-name="T2"> - </text:span><text:span text:style-name="T37">method returns an array of all properties (enumerable or not) found directly upon a given object.</text:span></text:p>
      <text:p text:style-name="P16"/>
      <text:p text:style-name="P2"><text:span text:style-name="T48">Object.entries(object name) </text:span><text:span text:style-name="T37"><text:s/>- method returns an array of a given object's own enumerable property </text:span><text:span text:style-name="T39">[key, value]</text:span><text:span text:style-name="T37"> pairs, in the same order as that provided by a </text:span><text:span text:style-name="T41">for...in </text:span><text:span text:style-name="T37">loop </text:span><text:span text:style-name="T85">(the difference being that a for-in loop enumerates properties in the prototype chain as well)</text:span><text:span text:style-name="T37">.</text:span></text:p>
      <text:p text:style-name="P16"/>
      <text:p text:style-name="P20">Function:</text:p>
      <text:p text:style-name="P2"><text:soft-page-break/><text:span text:style-name="T15">arguments</text:span><text:span text:style-name="T18"> </text:span><text:span text:style-name="T17">- maarah wemahil KOL haARGUMENTS wehuavru leFunction. Efwar lifnot leArguments haele dereh [ ].</text:span></text:p>
      <text:p text:style-name="P16"/>
      <text:p text:style-name="P2"><text:span text:style-name="T15">arguments.length</text:span><text:span text:style-name="T44"> </text:span><text:span text:style-name="T39"><text:s/></text:span><text:span text:style-name="T37">- mahzir kamut haArguments wehuavru leFunction.</text:span></text:p>
      <text:p text:style-name="P16"/>
      <text:p text:style-name="P2"><text:span text:style-name="T48">apply()</text:span><text:span text:style-name="T49"> - </text:span><text:span text:style-name="T2">method works exactly the same as call() except that it accepts only two parameters: the value for this and an array or array-like object of parameters to pass to the function </text:span></text:p>
      <text:p text:style-name="P16"/>
      <text:p text:style-name="P2"><text:span text:style-name="T11">call() </text:span><text:span text:style-name="T2"><text:s/>- method which executes the function with a </text:span><text:span text:style-name="T3">particular this value </text:span><text:span text:style-name="T2">and with specific parameters.</text:span></text:p>
      <text:p text:style-name="P16"/>
      <text:p text:style-name="P9">The method you use typically depends on the type of data you have. If you already have an array of data, use apply(); if you just have individual variables, use call().</text:p>
      <text:p text:style-name="P16"/>
      <text:p text:style-name="P2"><text:span text:style-name="T11">bind()</text:span><text:span text:style-name="T2"> </text:span><text:span text:style-name="T3">method </text:span><text:span text:style-name="T41">is used to create a NEW partially applied version of the function. </text:span><text:span text:style-name="T37">Is </text:span><text:span text:style-name="T2">creates a new function that, when called, has its </text:span><text:span text:style-name="T4">this</text:span><text:span text:style-name="T2"> keyword set to the provided value - First Parameter, with a given sequence of arguments preceding any provided when the new function is called.</text:span></text:p>
      <text:p text:style-name="P16"/>
      <text:p text:style-name="P24">Hevdel bein call()/apply() ve bind(), hu webemikre wel bind() nozeret function hadawa avur kol Object wone, vebemikre wel call()/apply(), haFunction tihye ota Function, rak hi tufal al Object Specifi.</text:p>
      <text:p text:style-name="P16"/>
      <text:p text:style-name="P12">MODULE(amd) Functions:</text:p>
      <text:p text:style-name="P2"><text:span text:style-name="T109">operator </text:span><text:span text:style-name="T97">eval</text:span><text:span text:style-name="T109"> - will execute a string of code in the </text:span><text:span text:style-name="T115">current</text:span><text:span text:style-name="T109"> scope:</text:span></text:p>
      <text:p text:style-name="P3"><text:span text:style-name="T178">function</text:span><text:span text:style-name="T150"> evalAndReturnX(</text:span><text:span text:style-name="T179">code</text:span><text:span text:style-name="T150">) {</text:span></text:p>
      <text:p text:style-name="P3"><text:span text:style-name="T150"><text:s text:c="2"/>eval(</text:span><text:span text:style-name="T180">code</text:span><text:span text:style-name="T150">);</text:span></text:p>
      <text:p text:style-name="P3"><text:span text:style-name="T150"><text:s text:c="2"/></text:span><text:span text:style-name="T178">return</text:span><text:span text:style-name="T150"> </text:span><text:span text:style-name="T151">x</text:span><text:span text:style-name="T150">; <text:s/></text:span><text:span text:style-name="T98">//hayav lehiyot oto wem kmo beCODE</text:span></text:p>
      <text:p text:style-name="P3"><text:span text:style-name="T51">}</text:span><text:span text:style-name="T98"><text:tab/><text:tab/></text:span><text:span text:style-name="T98"> <text:s/>//wem aher(y lemawal) lo yaavod.</text:span></text:p>
      <text:p text:style-name="P17"/>
      <text:p text:style-name="P3"><text:span text:style-name="T150">console.log(evalAndReturnX(</text:span><text:span text:style-name="T181">"var </text:span><text:span text:style-name="T182">x</text:span><text:span text:style-name="T181"> = </text:span><text:span text:style-name="T181">2</text:span><text:span text:style-name="T181">"</text:span><text:span text:style-name="T150">));</text:span></text:p>
      <text:p text:style-name="P2"><text:span text:style-name="T184">// → </text:span><text:span text:style-name="T184">2</text:span></text:p>
      <text:p text:style-name="P16"/>
      <text:p text:style-name="P2"><text:span text:style-name="T52">define</text:span><text:span text:style-name="T53">(</text:span><text:span text:style-name="T55">id?, dependencies?, factory</text:span><text:span text:style-name="T53">);</text:span><text:span text:style-name="T54">- </text:span><text:span text:style-name="T2">function wetoenet Modules wel JavaScript bezura Asynchrony.</text:span></text:p>
      <text:p text:style-name="P9">The Asynchronous Module Definition (AMD) API specifies a mechanism for <text:soft-page-break/>defining modules such that the module and its dependencies can be asynchronously loaded. This is particularly well suited for the browser environment where synchronous loading of modules incurs performance, usability, debugging, and cross-domain access problems.</text:p>
      <text:p text:style-name="P16"/>
      <text:p text:style-name="P33"><text:span text:style-name="T156">require</text:span><text:span text:style-name="T109"> - function </text:span><text:span text:style-name="T60">that, when given a module name, will load that </text:span><text:span text:style-name="T60">module’s file (from disk or the Web, depending on the platform we are running on) </text:span><text:span text:style-name="T109">and return the appropriate interface value - Object wemahil giwa leModul.</text:span></text:p>
      <text:p text:style-name="P33"><text:span text:style-name="T109">For </text:span><text:span text:style-name="T157">require</text:span><text:span text:style-name="T122"> </text:span><text:span text:style-name="T109">we need two things. First, we want a function </text:span><text:span text:style-name="T158">readFile</text:span><text:span text:style-name="T109">, which returns the content of a given file as a string. Second, we need to be able to actually execute this string as JavaScript code - al yadey Constructor Function("parameters", "code") - awer lokeah keargument riwon - parameters weYUAVRU leCODE function wehi mekabelet keargument weni(bemikre welanu yitaen al yadey </text:span><text:span text:style-name="T111">readFile</text:span><text:span text:style-name="T109"> function mimakom bo Module meuhsan). Argumentim haele Function Constructor mekabelet keSTRING, vehofehet eotam beyahad leExecutable Code.</text:span></text:p>
      <text:p text:style-name="P40">Events Handeling:</text:p>
      <text:p text:style-name="P33"><text:span text:style-name="T112">event handler functions are passed an argument: </text:span><text:span text:style-name="T111">the event object</text:span><text:span text:style-name="T109">. </text:span></text:p>
      <text:p text:style-name="P33"><text:span text:style-name="T60">This object gives us additional information about the event</text:span><text:span text:style-name="T109">. </text:span></text:p>
      <text:p text:style-name="P34"><text:span text:style-name="T116">Events</text:span><text:span text:style-name="T109">:</text:span></text:p>
      <text:p text:style-name="P33"><text:span text:style-name="T120">which</text:span><text:span text:style-name="T109"> property of event object - For example, if we want to know which mouse button was pressed.</text:span></text:p>
      <text:p text:style-name="P33"><text:span text:style-name="T109"><text:s/>if (</text:span><text:span text:style-name="T111">event</text:span><text:span text:style-name="T109">.</text:span><text:span text:style-name="T113">which</text:span><text:span text:style-name="T109"> == </text:span><text:span text:style-name="T109">1</text:span><text:span text:style-name="T109">)</text:span></text:p>
      <text:p text:style-name="P41"><text:s text:c="6"/>console.log("Left button");</text:p>
      <text:p text:style-name="P33"><text:span text:style-name="T31">target</text:span><text:span text:style-name="T27"> property of event object - refers to the node where they originated(lemawal button). </text:span></text:p>
      <text:p text:style-name="P33"><text:span text:style-name="T109">if (</text:span><text:span text:style-name="T111">event</text:span><text:span text:style-name="T109">.</text:span><text:span text:style-name="T113">target</text:span><text:span text:style-name="T109">.nodeName == "BUTTON")</text:span></text:p>
      <text:p text:style-name="P41"><text:s text:c="6"/>console.log("Clicked", event.target.textContent);</text:p>
      <text:p text:style-name="P33"><text:soft-page-break/><text:span text:style-name="T120">keyCode </text:span><text:span text:style-name="T109">property of the event object - This is how you can identify which key is being pressed or released</text:span><text:span text:style-name="T32">:</text:span></text:p>
      <text:p text:style-name="P33"><text:span text:style-name="T109">if (</text:span><text:span text:style-name="T111">event</text:span><text:span text:style-name="T109">.</text:span><text:span text:style-name="T113">keyCode</text:span><text:span text:style-name="T109"> == </text:span><text:span text:style-name="T109">86</text:span><text:span text:style-name="T109">)</text:span></text:p>
      <text:p text:style-name="P41"><text:s text:c="6"/>document.body.style.background = "violet";</text:p>
      <text:p text:style-name="P33"><text:span text:style-name="T113">shiftKey</text:span><text:span text:style-name="T109">, </text:span><text:span text:style-name="T113">ctrlKey</text:span><text:span text:style-name="T109">, </text:span><text:span text:style-name="T113">altKey</text:span><text:span text:style-name="T109">, and </text:span><text:span text:style-name="T113">metaKey(kmo Command in Mac)</text:span><text:span text:style-name="T109"> properties of </text:span><text:span text:style-name="T109">keyboard and mouse events, will give us an indication if these keys of the keyboard <text:s/>are held down:</text:span></text:p>
      <text:p text:style-name="P33"><text:span text:style-name="T109">&lt;p&gt;Press </text:span><text:span text:style-name="T112">Ctrl-Space(code </text:span><text:span text:style-name="T112">32</text:span><text:span text:style-name="T112">) </text:span><text:span text:style-name="T109">to continue.&lt;/p&gt;</text:span></text:p>
      <text:p text:style-name="P41">&lt;script&gt;</text:p>
      <text:p text:style-name="P41"><text:s text:c="2"/>addEventListener("keydown", function(event) {</text:p>
      <text:p text:style-name="P33"><text:span text:style-name="T109"><text:s text:c="4"/>if (event.</text:span><text:span text:style-name="T113">keyCode</text:span><text:span text:style-name="T109"> == </text:span><text:span text:style-name="T109">32 </text:span><text:span text:style-name="T109">&amp;&amp; event.</text:span><text:span text:style-name="T113">ctrlKey</text:span><text:span text:style-name="T109">)</text:span></text:p>
      <text:p text:style-name="P41"><text:s text:c="6"/>console.log("Continuing!");</text:p>
      <text:p text:style-name="P41"><text:s text:c="2"/>});</text:p>
      <text:p text:style-name="P41">&lt;/script&gt;</text:p>
      <text:p text:style-name="P33"><text:span text:style-name="T109">event </text:span><text:span text:style-name="T113">keypress</text:span><text:span text:style-name="T109"> (identifies the actual character typed) fires right after </text:span><text:span text:style-name="T113">keydown</text:span><text:span text:style-name="T109">(it identifies only the key pressed) (and repeated along with "</text:span><text:span text:style-name="T113">keydown</text:span><text:span text:style-name="T109">" when the key is held) </text:span><text:span text:style-name="T60">but only for keys that produce character </text:span><text:span text:style-name="T60">input.</text:span></text:p>
      <text:p text:style-name="P33"><text:span text:style-name="T109">The </text:span><text:span text:style-name="T113">charCode </text:span><text:span text:style-name="T109">property in the event object contains a code that can be </text:span><text:span text:style-name="T109">interpreted as a </text:span><text:span text:style-name="T60">Unicode character code</text:span><text:span text:style-name="T109">. </text:span></text:p>
      <text:p text:style-name="P33"><text:span text:style-name="T109">We can use the String.</text:span><text:span text:style-name="T111">fromCharCode </text:span><text:span text:style-name="T109">function to turn this code into an actual single-character string.</text:span></text:p>
      <text:p text:style-name="P33"><text:span text:style-name="T113">mousedown</text:span><text:span text:style-name="T109"> and </text:span><text:span text:style-name="T113">mouseup</text:span><text:span text:style-name="T109"> events are similar to </text:span><text:span text:style-name="T113">keydown</text:span><text:span text:style-name="T109"> and </text:span><text:span text:style-name="T113">keyup </text:span><text:span text:style-name="T109"><text:s/>and fire when the mouse button is pressed and released. </text:span><text:span text:style-name="T60">These will happen on the DOM nodes that are immediately below the mouse pointer when the event occurs</text:span><text:span text:style-name="T109">.</text:span></text:p>
      <text:p text:style-name="P33"><text:span text:style-name="T113">click</text:span><text:span text:style-name="T109"> event fires immediatly after the </text:span><text:span text:style-name="T113">mouseup </text:span><text:span text:style-name="T109">event, a "</text:span><text:span text:style-name="T112">on the most specific node that contained both </text:span><text:span text:style-name="T109">the </text:span><text:span text:style-name="T60">press </text:span><text:span text:style-name="T109">and the </text:span><text:span text:style-name="T60">release </text:span><text:span text:style-name="T109">of the button</text:span><text:span text:style-name="T32">.</text:span></text:p>
      <text:p text:style-name="P33"><text:span text:style-name="T113">dblclick</text:span><text:span text:style-name="T109"> - (double-click) event <text:s/>will fires </text:span><text:span text:style-name="T60">If two clicks happen close together </text:span><text:span text:style-name="T109">- </text:span><text:soft-page-break/><text:span text:style-name="T109">after the second click event</text:span></text:p>
      <text:p text:style-name="P33"><text:span text:style-name="T113">mousemove </text:span><text:span text:style-name="T109">event fires Every time the mouse pointer moves. This event can be used to track the position of the mouse</text:span><text:span text:style-name="T27">.</text:span></text:p>
      <text:p text:style-name="P33"><text:span text:style-name="T27">MouseEvent.</text:span><text:span text:style-name="T30">buttons</text:span><text:span text:style-name="T27"> read-only property indicates which buttons are pressed on the mouse when the event is triggered.</text:span></text:p>
      <text:p text:style-name="P33"><text:span text:style-name="T27">Each button that can be pressed is represented by a given number (</text:span><text:span text:style-name="T27">1</text:span><text:span text:style-name="T27">,</text:span><text:span text:style-name="T27">2</text:span><text:span text:style-name="T27">,</text:span><text:span text:style-name="T27">3</text:span><text:span text:style-name="T27">,</text:span><text:span text:style-name="T27">4 </text:span><text:span text:style-name="T27">et.c). If more than one button is pressed, the value of the buttons is combined to produce a new number. For example, if the right button (</text:span><text:span text:style-name="T27">2</text:span><text:span text:style-name="T27">) and the wheel button (</text:span><text:span text:style-name="T27">4</text:span><text:span text:style-name="T27">) are pressed, the value is equal to </text:span><text:span text:style-name="T27">2</text:span><text:span text:style-name="T27">|</text:span><text:span text:style-name="T27">4</text:span><text:span text:style-name="T27">, which is </text:span><text:span text:style-name="T27">6</text:span><text:span text:style-name="T27">.</text:span></text:p>
      <text:p text:style-name="P33"><text:span text:style-name="T113">mouseover</text:span><text:span text:style-name="T109"> or </text:span><text:span text:style-name="T113">mouseout</text:span><text:span text:style-name="T109"> event fires Whenever the mouse pointer enters or leaves a node. </text:span></text:p>
      <text:p text:style-name="P33"><text:span text:style-name="T109">These two events can be used, among other things, to create </text:span><text:span text:style-name="T60">hover</text:span><text:span text:style-name="T109"> effects, </text:span><text:span text:style-name="T112">showing or styling something </text:span><text:span text:style-name="T109">when the mouse is over a given element</text:span><text:span text:style-name="T32">.</text:span></text:p>
      <text:p text:style-name="P33"><text:span text:style-name="T113">relatedTarget </text:span><text:span text:style-name="T109"><text:s/>property of the </text:span><text:span text:style-name="T111">event objects </text:span><text:span text:style-name="T109">created for these events, tells us, in the case of "</text:span><text:span text:style-name="T113">mouseover</text:span><text:span text:style-name="T109">", </text:span><text:span text:style-name="T60">what element the pointer was over before </text:span><text:span text:style-name="T109">and, in the case of "</text:span><text:span text:style-name="T113">mouseout</text:span><text:span text:style-name="T109">", </text:span><text:span text:style-name="T60">what element it is going to</text:span><text:span text:style-name="T68">.</text:span></text:p>
      <text:p text:style-name="P33"><text:span text:style-name="T30">scroll </text:span><text:span text:style-name="T27">event fires on <text:s/>an element Whenever it is scrolled.</text:span></text:p>
      <text:p text:style-name="P33"><text:span text:style-name="T113">focus</text:span><text:span text:style-name="T109">" event fires When an element gains focus.</text:span></text:p>
      <text:p text:style-name="P33"><text:span text:style-name="T113">blur </text:span><text:span text:style-name="T109">event firesWhen element loses focus</text:span><text:span text:style-name="T32">.</text:span></text:p>
      <text:p text:style-name="P33"><text:span text:style-name="T113">load </text:span><text:span text:style-name="T109">event fires on the window and the document body objects When a page finishes loading.</text:span></text:p>
      <text:p text:style-name="P33"><text:span text:style-name="T113">beforeunload</text:span><text:span text:style-name="T109"> event fires When a page is closed or navigated away from (for example by following a link).</text:span></text:p>
      <text:p text:style-name="P33"><text:span text:style-name="T113">message</text:span><text:span text:style-name="T109"> event to fire in the receiver</text:span><text:span text:style-name="T88"> </text:span><text:span text:style-name="T8">- worker that was created by Constructor Worker(file_name) - isolated JavaScript enviroment, that has its own Global Scope, and communicate with script that created it by recieving and sending messages.</text:span></text:p>
      <text:p text:style-name="P33"><text:span text:style-name="T10">load </text:span><text:span text:style-name="T8">- </text:span><text:span text:style-name="T87">event that fires when external file(css,image,module et.c) finished loading</text:span><text:span text:style-name="T8">.</text:span></text:p>
      <text:p text:style-name="P37"/>
      <text:p text:style-name="P39"><text:soft-page-break/>Attributes useful:</text:p>
      <text:p text:style-name="P33"><text:span text:style-name="T61">pageX</text:span><text:span text:style-name="T60"> and </text:span><text:span text:style-name="T61">pageY</text:span><text:span text:style-name="T60"> </text:span><text:span text:style-name="T27">properties of the event(Object) - contain the event’s coordinates (in pixels) relative to the </text:span><text:span text:style-name="T62">top-left corner </text:span><text:span text:style-name="T27">of the document.</text:span></text:p>
      <text:p text:style-name="P33"><text:span text:style-name="T112">clientX </text:span><text:span text:style-name="T109">and </text:span><text:span text:style-name="T112">clientY </text:span><text:span text:style-name="T109">properties are similar to </text:span><text:span text:style-name="T112">pageX </text:span><text:span text:style-name="T109">and </text:span><text:span text:style-name="T112">pageY </text:span><text:span text:style-name="T60">but relative to the part of the document that is currently scrolled into view</text:span><text:span text:style-name="T109">(These can be </text:span><text:span text:style-name="T109">useful when comparing mouse coordinates with the coordinates returned by </text:span><text:span text:style-name="T111">getBoundingClientRect</text:span><text:span text:style-name="T109">, which also returns viewport-relative coordinates).</text:span></text:p>
      <text:p text:style-name="P33"><text:span text:style-name="T112">textContent</text:span><text:span text:style-name="T32"> - </text:span><text:span text:style-name="T33">attribute wemahil text wel text elements:</text:span></text:p>
      <text:p text:style-name="P33"><text:span text:style-name="T109">help.</text:span><text:span text:style-name="T112">textContent</text:span><text:span text:style-name="T109"> = "";</text:span><text:span text:style-name="T2"> </text:span><text:span text:style-name="T88">//mehikat text wel text element</text:span></text:p>
      <text:p text:style-name="P39">Handlers:</text:p>
      <text:p text:style-name="P33"><text:span text:style-name="T118">addEventListener(event, action)</text:span><text:span text:style-name="T119"> </text:span><text:span text:style-name="T109">- function registers its second argument to be called whenever the event described by its first argument occurs</text:span></text:p>
      <text:p text:style-name="P2"><text:span text:style-name="T118">removeEventListener(event, action)</text:span><text:span text:style-name="T119"> </text:span><text:span text:style-name="T109">- method, called with arguments similar to as addEventListener, removes a handler - mevatel </text:span><text:span text:style-name="T111">addEventListener</text:span><text:span text:style-name="T109"> - handler wehosafnu lifney:</text:span></text:p>
      <text:p text:style-name="P41">&lt;button&gt;Act-once button&lt;/button&gt;</text:p>
      <text:p text:style-name="P41">&lt;script&gt;</text:p>
      <text:p text:style-name="P41"><text:s text:c="2"/>var button = document.querySelector("button");</text:p>
      <text:p text:style-name="P41"><text:s text:c="2"/>function once() {</text:p>
      <text:p text:style-name="P41"><text:s text:c="4"/>console.log("Done.");</text:p>
      <text:p text:style-name="P33"><text:span text:style-name="T109"><text:s text:c="4"/>button.</text:span><text:span text:style-name="T111">removeEventListener</text:span><text:span text:style-name="T109">("click", once);</text:span></text:p>
      <text:p text:style-name="P41"><text:s text:c="2"/>}</text:p>
      <text:p text:style-name="P33"><text:span text:style-name="T109"><text:s text:c="2"/>button.</text:span><text:span text:style-name="T111">addEventListener</text:span><text:span text:style-name="T109">("click", once);</text:span></text:p>
      <text:p text:style-name="P41">&lt;/script&gt;</text:p>
      <text:p text:style-name="P33"><text:span text:style-name="T118">stopPropagation() </text:span><text:span text:style-name="T119"><text:s/></text:span><text:span text:style-name="T109">- method on the </text:span><text:span text:style-name="T112">event object </text:span><text:span text:style-name="T109">to prevent handlers kotorie naxodatsa “further(dalee) up(vverxu)” from receiving the event </text:span><text:span text:style-name="T60">- ostanavlivaet rasprostranenie eventa naverx</text:span><text:span text:style-name="T109">:</text:span></text:p>
      <text:p text:style-name="P33"><text:soft-page-break/><text:span text:style-name="T109">event.</text:span><text:span text:style-name="T111">stopPropagation();</text:span></text:p>
      <text:p text:style-name="P37"/>
      <text:p text:style-name="P33"><text:span text:style-name="T118">preventDefault()</text:span><text:span text:style-name="T119"> </text:span><text:span text:style-name="T109">method on the event object, that prevent default behaivior as a response to the event from happening.</text:span></text:p>
      <text:p text:style-name="P33"><text:span text:style-name="T109">event.</text:span><text:span text:style-name="T111">preventDefault()</text:span><text:span text:style-name="T109">;</text:span></text:p>
      <text:p text:style-name="P33"><text:span text:style-name="T109">Element.</text:span><text:span text:style-name="T118">getBoundingClientRect() </text:span><text:span text:style-name="T119"><text:s/>- </text:span><text:span text:style-name="T109">method returns the size of an element and its position relative to the viewport. The returned value is a </text:span><text:span text:style-name="T60">DOMRect object</text:span><text:span text:style-name="T109">, which contains read-only </text:span><text:span text:style-name="T113">left</text:span><text:span text:style-name="T109">, </text:span><text:span text:style-name="T113">top</text:span><text:span text:style-name="T109">, </text:span><text:span text:style-name="T113">right</text:span><text:span text:style-name="T109">, </text:span><text:span text:style-name="T113">bottom</text:span><text:span text:style-name="T109">, </text:span><text:span text:style-name="T113">x</text:span><text:span text:style-name="T109">, </text:span><text:span text:style-name="T113">y</text:span><text:span text:style-name="T109">, </text:span><text:span text:style-name="T113">width</text:span><text:span text:style-name="T109">, </text:span><text:span text:style-name="T113">height</text:span><text:span text:style-name="T109"> properties describing the border-box in pixels. Properties other than </text:span><text:span text:style-name="T113">width</text:span><text:span text:style-name="T109"> and </text:span><text:span text:style-name="T113">height</text:span><text:span text:style-name="T109"> are relative to the top-left of the viewport.</text:span></text:p>
      <text:p text:style-name="P33"><text:span text:style-name="T112">viewport</text:span><text:span text:style-name="T109"> is an area (typically rectangular) expressed in rendering(izobrajenie)-device-specific coordinates, e.g. pixels for screen coordinates, </text:span><text:span text:style-name="T60">in which the objects of interest are going to be rendered.</text:span></text:p>
      <text:p text:style-name="P33"><text:span text:style-name="T109">document.</text:span><text:span text:style-name="T118">querySelector(tag name/tag id/class_n)</text:span><text:span text:style-name="T119"> - </text:span><text:span text:style-name="T109">yivhar element hamevukaw(im kayam) lefi parameter besograim. Im osim bhira lefi tag name, az yivhar tag riwon im name harelevanti:</text:span></text:p>
      <text:p text:style-name="P33"><text:span text:style-name="T109">var bar = document.</text:span><text:span text:style-name="T111">querySelector(".progress div")</text:span><text:span text:style-name="T109">;</text:span></text:p>
      <text:p text:style-name="P16"/>
      <text:p text:style-name="P2"><text:span text:style-name="T109">document.</text:span><text:span text:style-name="T118">querySelectorAll(tag name)</text:span><text:span text:style-name="T109"> - mahzir maarah wemahil </text:span><text:span text:style-name="T109">et kol hatags im name wekayamim bedocument:</text:span></text:p>
      <text:p text:style-name="P2"><text:span text:style-name="T109">var fields = document.</text:span><text:span text:style-name="T111">querySelectorAll("input");</text:span><text:span text:style-name="T88"> //all input tags</text:span></text:p>
      <text:p text:style-name="P16"/>
      <text:p text:style-name="P2"><text:span text:style-name="T118">requestAnimationFrame(function)</text:span><text:span text:style-name="T119"> <text:s/></text:span><text:span text:style-name="T109">- function, which schedules a function to be called </text:span><text:span text:style-name="T60">before</text:span><text:span text:style-name="T109"> the next page redraw</text:span><text:span text:style-name="T88">(pererisuetsa).</text:span></text:p>
      <text:p text:style-name="P2"><text:span text:style-name="T11">cancelAnimationFrame(function)</text:span><text:span text:style-name="T12"> </text:span><text:span text:style-name="T95">- </text:span><text:span text:style-name="T88">mevatel kriya wel</text:span></text:p>
      <text:p text:style-name="P2"><text:span text:style-name="T118">requestAnimationFrame(function)</text:span><text:span text:style-name="T119"> </text:span></text:p>
      <text:p text:style-name="P16"/>
      <text:p text:style-name="P2"><text:span text:style-name="T118">postMessage(param)</text:span><text:span text:style-name="T119"> - </text:span><text:span text:style-name="T109">function sends a message, which will cause a "</text:span><text:span text:style-name="T113">message</text:span><text:span text:style-name="T109">" event to fire in the receiver</text:span><text:span text:style-name="T88"> - worker, that was created by Constructor Worker(file_name) and will run in independent from script that created it enviroment, and will have its own Global Scope.</text:span></text:p>
      <text:p text:style-name="P16"/>
      <text:p text:style-name="P10">HTML DOM Objects:</text:p>
      <text:p text:style-name="P2"><text:soft-page-break/><text:span text:style-name="T100">document</text:span><text:span text:style-name="T151">.</text:span><text:span text:style-name="T159">documentElement</text:span><text:span text:style-name="T118"> </text:span><text:span text:style-name="T111">serves as the root of DOM tree.</text:span></text:p>
      <text:p text:style-name="P16"/>
      <text:p text:style-name="P44"><text:span text:style-name="T101">.nodeType</text:span><text:span text:style-name="T71"> </text:span><text:span text:style-name="T60"> - propertyEach DOM node object has it, which contains a numeric code that identifies the type of node</text:span><text:span text:style-name="T109">. </text:span></text:p>
      <text:p text:style-name="P45"/>
      <text:p text:style-name="P44"><text:span text:style-name="T111">Regular elements have the value </text:span><text:span text:style-name="T111">1</text:span><text:span text:style-name="T111">, </text:span><text:span text:style-name="T60">which is also defined as the constant </text:span><text:span text:style-name="T60">property:  </text:span><text:span text:style-name="T160">document.ELEMENT_NODE</text:span><text:span text:style-name="T109">. </text:span></text:p>
      <text:p text:style-name="P45"/>
      <text:p text:style-name="P44"><text:span text:style-name="T109">Text nodes, representing a section of text in the document, </text:span><text:span text:style-name="T111">have the value </text:span><text:span text:style-name="T111">3 </text:span><text:span text:style-name="T109">(</text:span><text:span text:style-name="T160">document.TEXT_NODE</text:span><text:span text:style-name="T109">). </text:span></text:p>
      <text:p text:style-name="P45"/>
      <text:p text:style-name="P44"><text:span text:style-name="T111">Comments have the value </text:span><text:span text:style-name="T111">8 </text:span><text:span text:style-name="T109">(</text:span><text:span text:style-name="T160">document.COMMENT_NODE</text:span><text:span text:style-name="T109">).</text:span></text:p>
      <text:p text:style-name="P16"/>
      <text:p text:style-name="P33"><text:span text:style-name="T160">.childNodes</text:span><text:span text:style-name="T121"> </text:span><text:span text:style-name="T109">property that element nodes in the DOM have - mahzir Collection of all childNodes element has. Has a </text:span><text:span text:style-name="T121">length </text:span><text:span text:style-name="T109">property.</text:span></text:p>
      <text:p text:style-name="P33"><text:span text:style-name="T109">The </text:span><text:span text:style-name="T160">.firstChild</text:span><text:span text:style-name="T121"> </text:span><text:span text:style-name="T109">and </text:span><text:span text:style-name="T161">lastChild</text:span><text:span text:style-name="T119"> </text:span><text:span text:style-name="T109">properties point to the first and last child elements or have the value </text:span><text:span text:style-name="T99">null</text:span><text:span text:style-name="T60"> </text:span><text:span text:style-name="T109">for nodes without children. Similarly, </text:span><text:span text:style-name="T160">.previousSibling</text:span><text:span text:style-name="T121"> </text:span><text:span text:style-name="T109">and </text:span><text:span text:style-name="T160">.nextSibling</text:span><text:span text:style-name="T121"> </text:span><text:span text:style-name="T109">point to adjacent(sosednie) nodes, </text:span><text:span text:style-name="T60">which are nodes with the same parent that appear immediately before or after the node itself</text:span><text:span text:style-name="T109">. </text:span></text:p>
      <text:p text:style-name="P33"><text:span text:style-name="T109">node.</text:span><text:span text:style-name="T121">parentNode</text:span><text:span text:style-name="T109"> - yiten parent wel current Node.</text:span></text:p>
      <text:p text:style-name="P33"><text:span text:style-name="T109">The </text:span><text:span text:style-name="T160">.nodeValue</text:span><text:span text:style-name="T121"> </text:span><text:span text:style-name="T60">property of a text node refers to the string of text that it </text:span><text:span text:style-name="T60">represents</text:span></text:p>
      <text:p text:style-name="P33"><text:span text:style-name="T159">document.getElementById</text:span><text:span text:style-name="T118">("id") </text:span><text:span text:style-name="T119"> Methods</text:span></text:p>
      <text:p text:style-name="P33"><text:span text:style-name="T159">getElementsByClassName</text:span><text:span text:style-name="T118">("class_name") </text:span><text:span text:style-name="T109">for Finding Elements</text:span></text:p>
      <text:p text:style-name="P33"><text:span text:style-name="T159">getElementsByTagName("tag_name")</text:span><text:span text:style-name="T119"> </text:span><text:span text:style-name="T109">in the document</text:span></text:p>
      <text:p text:style-name="P37"/>
      <text:p text:style-name="P33"><text:span text:style-name="T159">.removeChild(node)</text:span><text:span text:style-name="T118"> </text:span><text:span text:style-name="T109">method removes the given child node from the document. </text:span></text:p>
      <text:p text:style-name="P33"><text:soft-page-break/><text:span text:style-name="T159">.appendChild(node)</text:span><text:span text:style-name="T152"> </text:span><text:span text:style-name="T109">To add a child, we can use , which puts it at the end of the list of children, or </text:span><text:span text:style-name="T159">insertBefore(newNode, node)</text:span><text:span text:style-name="T109">, which inserts the node given as the first argument before the node given as the second argument.</text:span></text:p>
      <text:p text:style-name="P33"><text:span text:style-name="T100">.replaceChild(node)</text:span><text:span text:style-name="T72"> </text:span><text:span text:style-name="T60">method is used to replace a child node with another one</text:span><text:span text:style-name="T109">.</text:span></text:p>
      <text:p text:style-name="P33"><text:span text:style-name="T159">document.createTextNode</text:span><text:span text:style-name="T118"> </text:span><text:span text:style-name="T119"> </text:span><text:span text:style-name="T124">- yozer text node hadaw.</text:span></text:p>
      <text:p text:style-name="P33"><text:span text:style-name="T159">document.createElement("tag name")</text:span><text:span text:style-name="T119"> - yozer Element(</text:span><text:span text:style-name="T119">1</text:span><text:span text:style-name="T119">) hadaw</text:span></text:p>
      <text:p text:style-name="P33"><text:span text:style-name="T159">getAttribute("attribute") </text:span><text:span text:style-name="T109"><text:s/>and </text:span></text:p>
      <text:p text:style-name="P33"><text:span text:style-name="T163">setAttribute("attribute","value")</text:span><text:span text:style-name="T164"> </text:span><text:span text:style-name="T109">methods to work with Element Attributes. </text:span></text:p>
      <text:p text:style-name="P33"><text:span text:style-name="T60">Im leEizewehu Attribute ew TEXT VALUE, az efwar liwlof oto rak im </text:span><text:span text:style-name="T72">getAttribute</text:span><text:span text:style-name="T63">("attribute")</text:span><text:span text:style-name="T109">: </text:span></text:p>
      <text:p text:style-name="P41">str = divs[i].getAttribute("data-tabname");</text:p>
      <text:p text:style-name="P33"><text:span text:style-name="T162">offsetWidth</text:span><text:span text:style-name="T120"> </text:span><text:span text:style-name="T109">and </text:span><text:span text:style-name="T158">offsetHeight</text:span><text:span text:style-name="T123"> </text:span><text:span text:style-name="T109">properties </text:span><text:span text:style-name="T60">give you the space </text:span><text:span text:style-name="T60">the element takes up in </text:span><text:span text:style-name="T64">pixels</text:span><text:span text:style-name="T109">(include all)</text:span></text:p>
      <text:p text:style-name="P37"/>
      <text:p text:style-name="P2"><text:span text:style-name="T162">clientWidth</text:span><text:span text:style-name="T120"> </text:span><text:span text:style-name="T109">and </text:span><text:span text:style-name="T162">clientHeight</text:span><text:span text:style-name="T120"> </text:span><text:span text:style-name="T60">give you the size of the space</text:span><text:span text:style-name="T64"> </text:span><text:span text:style-name="T65">inside</text:span><text:span text:style-name="T61"> the element, ignoring border width</text:span></text:p>
      <text:p text:style-name="P16"/>
      <text:p text:style-name="P33"><text:span text:style-name="T53">element.getBoundingClientRect</text:span><text:span text:style-name="T73"> </text:span><text:span text:style-name="T60">method</text:span><text:span text:style-name="T109"> </text:span><text:span text:style-name="T112">returns an object with </text:span><text:span text:style-name="T153">top</text:span><text:span text:style-name="T112">,</text:span><text:span text:style-name="T154"> </text:span><text:span text:style-name="T153">bottom</text:span><text:span text:style-name="T112">, </text:span><text:span text:style-name="T153">left</text:span><text:span text:style-name="T112">, and </text:span><text:span text:style-name="T153">right</text:span><text:span text:style-name="T112"> properties</text:span><text:span text:style-name="T109">, </text:span><text:span text:style-name="T60">indicating the pixel positions of the sides of the element </text:span><text:span text:style-name="T63">relative to the top left of the screen</text:span><text:span text:style-name="T109">. </text:span></text:p>
      <text:p text:style-name="P41"><text:s/></text:p>
      <text:p text:style-name="P35"><text:span text:style-name="T162">pageXOffset</text:span><text:span text:style-name="T120"> </text:span><text:span text:style-name="T109">and </text:span><text:span text:style-name="T162">pageYOffset</text:span><text:span text:style-name="T120"> </text:span><text:span text:style-name="T109">variables make them relative to the whole document - scroll position, found under this global properties. Just </text:span><text:soft-page-break/><text:span text:style-name="T109">like </text:span><text:span text:style-name="T120">scrollX </text:span><text:span text:style-name="T109">an </text:span><text:span text:style-name="T120">scrollY</text:span></text:p>
      <text:p text:style-name="P35"><text:span text:style-name="T63">Returns the number of pixels that the document has already been scrolled horizontally and vertically</text:span><text:span text:style-name="T109">.</text:span></text:p>
      <text:p text:style-name="P35"><text:span text:style-name="T162">style</text:span><text:span text:style-name="T120"> </text:span><text:span text:style-name="T109">property - defines element style attributes.</text:span></text:p>
      <text:p text:style-name="P38"/>
      <text:p text:style-name="P35"><text:span text:style-name="T162">display</text:span><text:span text:style-name="T120"> </text:span><text:span text:style-name="T60">property controls whether an element is displayed as a </text:span><text:span text:style-name="T61">block</text:span><text:span text:style-name="T60"> or an </text:span><text:span text:style-name="T61">inline</text:span><text:span text:style-name="T60"> element</text:span><text:span text:style-name="T109">. </text:span></text:p>
      <text:p text:style-name="P33"><text:span text:style-name="T102">display: none</text:span><text:span text:style-name="T74"> </text:span><text:span text:style-name="T119"> </text:span><text:span text:style-name="T60">prevents an element from showing up on the screen</text:span><text:span text:style-name="T109"> </text:span><text:span text:style-name="T111">This is a way to hide elements. </text:span></text:p>
      <text:p text:style-name="P35"><text:span text:style-name="T152">para.</text:span><text:span text:style-name="T153">style</text:span><text:span text:style-name="T152">.</text:span><text:span text:style-name="T153">color</text:span><text:span text:style-name="T152"> = </text:span><text:span text:style-name="T183">"magenta"</text:span><text:span text:style-name="T152">;</text:span></text:p>
      <text:p text:style-name="P2"><text:span text:style-name="T102">position</text:span><text:span text:style-name="T74"> </text:span><text:span text:style-name="T60">style property influences layout in a powerful way</text:span><text:span text:style-name="T2">.</text:span></text:p>
      <text:p text:style-name="P16"/>
      <text:p text:style-name="P2"><text:span text:style-name="T162">relative</text:span><text:span text:style-name="T119"> </text:span><text:span text:style-name="T109">- </text:span><text:span text:style-name="T112">the element still takes up space in the document, but now the </text:span><text:span text:style-name="T155">top</text:span><text:span text:style-name="T114"> </text:span><text:span text:style-name="T112">and </text:span><text:span text:style-name="T155">left</text:span><text:span text:style-name="T114"> </text:span><text:span text:style-name="T112">style properties can be used to move it relative to its normal place.</text:span></text:p>
      <text:p text:style-name="P33"><text:span text:style-name="T153">position</text:span><text:span text:style-name="T113"> </text:span><text:span text:style-name="T109">.</text:span><text:span text:style-name="T162">absolute</text:span><text:span text:style-name="T109">, </text:span><text:span text:style-name="T60">the element is removed from the normal document flow—that is, it no longer takes up space and may overlap(sovpadat) with other elements</text:span><text:span text:style-name="T109">. </text:span></text:p>
      <text:p text:style-name="P2"><text:span text:style-name="T69">Also, its </text:span><text:span text:style-name="T103">top</text:span><text:span text:style-name="T70"> </text:span><text:span text:style-name="T69">and </text:span><text:span text:style-name="T103">left</text:span><text:span text:style-name="T70"> </text:span><text:span text:style-name="T69">properties can be used to </text:span><text:span text:style-name="T69">absolutely position it</text:span><text:span text:style-name="T109">.</text:span></text:p>
      <text:p text:style-name="P18"/>
      <text:p text:style-name="P22">Drawing on &lt;canvas&gt;:</text:p>
      <text:p text:style-name="P2"><text:span text:style-name="T3">xmlns</text:span><text:span text:style-name="T2"> </text:span><text:span text:style-name="T88">- attribute changes an element (and its children) to a different XML namespace</text:span><text:span text:style-name="T2">. </text:span><text:span text:style-name="T185">This namespace, identified by a URL, specifies the dialect that we are currently speaking</text:span><text:span text:style-name="T109">:</text:span></text:p>
      <text:p text:style-name="P2"><text:span text:style-name="T2">&lt;svg </text:span><text:span text:style-name="T3">xmlns</text:span><text:span text:style-name="T2">="</text:span><text:span text:style-name="T5">http://www.w</text:span><text:span text:style-name="T5">3</text:span><text:span text:style-name="T5">.org/</text:span><text:span text:style-name="T5">2000</text:span><text:span text:style-name="T5">/svg</text:span><text:span text:style-name="T2">"&gt;</text:span></text:p>
      <text:p text:style-name="P2"><text:span text:style-name="T2"><text:s text:c="2"/>&lt;circle r="</text:span><text:span text:style-name="T2">50</text:span><text:span text:style-name="T2">" cx="</text:span><text:span text:style-name="T2">50</text:span><text:span text:style-name="T2">" cy="</text:span><text:span text:style-name="T2">50</text:span><text:span text:style-name="T2">" fill="red"/&gt;</text:span></text:p>
      <text:p text:style-name="P2"><text:span text:style-name="T2"><text:s text:c="2"/>&lt;rect x="</text:span><text:span text:style-name="T2">120</text:span><text:span text:style-name="T2">" y="</text:span><text:span text:style-name="T2">5</text:span><text:span text:style-name="T2">" width="</text:span><text:span text:style-name="T2">90</text:span><text:span text:style-name="T2">" height="</text:span><text:span text:style-name="T2">90</text:span><text:span text:style-name="T2">"</text:span></text:p>
      <text:p text:style-name="P7"><text:s text:c="8"/>stroke="blue" fill="none"/&gt;</text:p>
      <text:p text:style-name="P7">&lt;/svg&gt;</text:p>
      <text:p text:style-name="P2"><text:span text:style-name="T89">&lt;canvas&gt; </text:span><text:span text:style-name="T88">element - Canvas graphics can be drawn onto it </text:span><text:span text:style-name="T2">. You can give such an element </text:span><text:span text:style-name="T3">width </text:span><text:span text:style-name="T2">and </text:span><text:span text:style-name="T3">height </text:span><text:span text:style-name="T2">attributes to determine its size in pixels.</text:span></text:p>
      <text:p text:style-name="P16"><text:soft-page-break/></text:p>
      <text:p text:style-name="P24">MATHILIM AVODA IM CANVAS BEWTEY METHODS HABAIM:</text:p>
      <text:p text:style-name="P16"/>
      <text:p text:style-name="P2"><text:span text:style-name="T2">var </text:span><text:span text:style-name="T95">canvas </text:span><text:span text:style-name="T2">= document.</text:span><text:span text:style-name="T11">querySelector</text:span><text:span text:style-name="T12">("</text:span><text:span text:style-name="T13">canvas</text:span><text:span text:style-name="T12">");</text:span></text:p>
      <text:p text:style-name="P2"><text:span text:style-name="T2">var contextObj = </text:span><text:span text:style-name="T11">getContext(drawing style)</text:span><text:span text:style-name="T12"> - </text:span><text:span text:style-name="T2">method - <text:s/>context is created through it on the </text:span><text:span text:style-name="T3">&lt;canvas&gt; </text:span><text:span text:style-name="T2">element:</text:span></text:p>
      <text:p text:style-name="P16"/>
      <text:p text:style-name="P2"><text:span text:style-name="T2">&lt;</text:span><text:span text:style-name="T3">canvas </text:span><text:span text:style-name="T2">width="</text:span><text:span text:style-name="T2">120</text:span><text:span text:style-name="T2">" height="</text:span><text:span text:style-name="T2">60</text:span><text:span text:style-name="T2">"&gt;</text:span><text:span text:style-name="T3">&lt;/canvas&gt;</text:span></text:p>
      <text:p text:style-name="P7">&lt;script&gt;</text:p>
      <text:p text:style-name="P2"><text:span text:style-name="T2"><text:s text:c="2"/>var canvas = document.querySelector("</text:span><text:span text:style-name="T3">canvas</text:span><text:span text:style-name="T2">");</text:span></text:p>
      <text:p text:style-name="P2"><text:span text:style-name="T2"><text:s text:c="2"/>var </text:span><text:span text:style-name="T5">context </text:span><text:span text:style-name="T2">= canvas.</text:span><text:span text:style-name="T5">getContext("</text:span><text:span text:style-name="T5">2</text:span><text:span text:style-name="T5">d");</text:span></text:p>
      <text:p text:style-name="P7"><text:s text:c="2"/>context.fillStyle = "red";</text:p>
      <text:p text:style-name="P2"><text:span text:style-name="T2"><text:s text:c="2"/>context.fillRect(</text:span><text:span text:style-name="T2">10</text:span><text:span text:style-name="T2">, </text:span><text:span text:style-name="T2">10</text:span><text:span text:style-name="T2">, </text:span><text:span text:style-name="T2">100</text:span><text:span text:style-name="T2">, </text:span><text:span text:style-name="T2">50</text:span><text:span text:style-name="T2">);</text:span></text:p>
      <text:p text:style-name="P7">&lt;/script&gt;</text:p>
      <text:p text:style-name="P7"/>
      <text:p text:style-name="P2"><text:span text:style-name="T2">contextObj.</text:span><text:span text:style-name="T25"> </text:span><text:span text:style-name="T14">canvas.width</text:span><text:span text:style-name="T2"> and contextObj.</text:span><text:span text:style-name="T25"> </text:span><text:span text:style-name="T14">canvas</text:span><text:span text:style-name="T12">.</text:span><text:span text:style-name="T14">height</text:span><text:span text:style-name="T2"> – define canvas size in px:</text:span></text:p>
      <text:p text:style-name="P2"><text:span text:style-name="T2">contextObj.canvas.width = </text:span><text:span text:style-name="T2">500</text:span><text:span text:style-name="T2">;</text:span></text:p>
      <text:p text:style-name="P7"/>
      <text:p text:style-name="P2"><text:span text:style-name="T11">fillRect(top,left, width, height)</text:span><text:span text:style-name="T2"> - method fills a rectangle. It takes first the x- and y-coordinates of the rectangle’s </text:span><text:span text:style-name="T4">top</text:span><text:span text:style-name="T2">-</text:span><text:span text:style-name="T4">left </text:span><text:span text:style-name="T2">corner, then its </text:span><text:span text:style-name="T4">width</text:span><text:span text:style-name="T2">, and then its </text:span><text:span text:style-name="T4">height</text:span><text:span text:style-name="T2">. </text:span></text:p>
      <text:p text:style-name="P16"/>
      <text:p text:style-name="P2"><text:span text:style-name="T11">strokeRect(top,left, width, height)</text:span><text:span text:style-name="T2"> <text:s/>draws the outline(kontur) of a rectangle.</text:span></text:p>
      <text:p text:style-name="P2"><text:span text:style-name="T2">contextObj.</text:span><text:span text:style-name="T14">fillStyle</text:span><text:span text:style-name="T2"> - property wel Context Object wedarko kovim zeva.</text:span></text:p>
      <text:p text:style-name="P16"/>
      <text:p text:style-name="P2"><text:span text:style-name="T2"><text:s/>context.</text:span><text:span text:style-name="T4">fillStyle</text:span><text:span text:style-name="T2"> = "red";</text:span></text:p>
      <text:p text:style-name="P2"><text:span text:style-name="T2"><text:s text:c="2"/>context.</text:span><text:span text:style-name="T5">fillRect(</text:span><text:span text:style-name="T5">10</text:span><text:span text:style-name="T5">, </text:span><text:span text:style-name="T5">10</text:span><text:span text:style-name="T5">, </text:span><text:span text:style-name="T5">100</text:span><text:span text:style-name="T5">, </text:span><text:span text:style-name="T5">50</text:span><text:span text:style-name="T5">);</text:span></text:p>
      <text:p text:style-name="P16"/>
      <text:p text:style-name="P2"><text:span text:style-name="T2">contextObj.</text:span><text:span text:style-name="T14">strokeStyle </text:span><text:span text:style-name="T2"><text:s/>= "blue; property determines the color used for a stroked line. </text:span></text:p>
      <text:p text:style-name="P16"/>
      <text:p text:style-name="P2"><text:span text:style-name="T2">contextObj.</text:span><text:span text:style-name="T14">lineWidth</text:span><text:span text:style-name="T12"> = </text:span><text:span text:style-name="T12">5</text:span><text:span text:style-name="T12">; </text:span><text:span text:style-name="T2">property determine The width of that line, which may contain any positive number – WIDTH OF DRAWING LINE.</text:span></text:p>
      <text:p text:style-name="P16"/>
      <text:p text:style-name="P2"><text:span text:style-name="T2">contextObj.</text:span><text:span text:style-name="T11">stroke();</text:span><text:span text:style-name="T2"> - strokes the Context Object - actualy draws the Context Object.</text:span></text:p>
      <text:p text:style-name="P16"/>
      <text:p text:style-name="P2"><text:soft-page-break/><text:span text:style-name="T2">contextObj.</text:span><text:span text:style-name="T11">beginPath() </text:span><text:span text:style-name="T2">- method of the Canvas </text:span><text:span text:style-name="T2">2</text:span><text:span text:style-name="T2">D API starts a new path(putb - liniya) by emptying the list of sub-paths. Call this method when you want to create a new path.</text:span></text:p>
      <text:p text:style-name="P16"/>
      <text:p text:style-name="P2"><text:span text:style-name="T2">contextObj.</text:span><text:span text:style-name="T11">moveTo(x, y)</text:span><text:span text:style-name="T12"> </text:span><text:span text:style-name="T2">- kovea meifo yathila haPath - </text:span><text:span text:style-name="T88">to</text:span><text:span text:style-name="T88">4</text:span><text:span text:style-name="T88">ka na</text:span><text:span text:style-name="T88">4</text:span><text:span text:style-name="T88">ala puti, iz nee proisxodit risovaniye pervoy linii.</text:span></text:p>
      <text:p text:style-name="P16"/>
      <text:p text:style-name="P2"><text:span text:style-name="T2">contextObj.</text:span><text:span text:style-name="T11">lineTo(x, y)</text:span><text:span text:style-name="T2"> - mezayer et haPath mimikum wenikva al yadey </text:span><text:span text:style-name="T5">moveTo(x,y)</text:span><text:span text:style-name="T2"> ad </text:span><text:span text:style-name="T88">x,y </text:span><text:span text:style-name="T2">wel </text:span><text:span text:style-name="T5">lineTo</text:span><text:span text:style-name="T2">.</text:span></text:p>
      <text:p text:style-name="P16"/>
      <text:p text:style-name="P2"><text:span text:style-name="T2">contextObj.</text:span><text:span text:style-name="T11">fill()</text:span><text:span text:style-name="T12"> - </text:span><text:span text:style-name="T2">yimale et haPath bezeva. Zeva wel hamiluy nikava al yadey contextObj.</text:span><text:span text:style-name="T14">fillStyle </text:span><text:span text:style-name="T2">= "red"; property.</text:span></text:p>
      <text:p text:style-name="P16"/>
      <text:p text:style-name="P2"><text:span text:style-name="T2">contextObj.</text:span><text:span text:style-name="T11">closePath()</text:span><text:span text:style-name="T2"> - </text:span><text:span text:style-name="T88">dobavlayet liniyu iz posledney narisovannoy to</text:span><text:span text:style-name="T88">4</text:span><text:span text:style-name="T88">ki puti k ego na</text:span><text:span text:style-name="T88">4</text:span><text:span text:style-name="T88">alu - nikva al yadey moveTo(x,y). </text:span><text:span text:style-name="T2">method to explicitly close a path by adding an actual line segment back to the path’s start. This segment is drawn when </text:span><text:span text:style-name="T5">stroking </text:span><text:span text:style-name="T2">the path - causes the point of the pen to move back to the start of the current sub-path. It tries to add a straight line (but does not actually draw it) from the current point to the start. If the shape has already been closed or has only one point, this function does nothing.</text:span></text:p>
      <text:p text:style-name="P16"/>
      <text:p text:style-name="P2"><text:span text:style-name="T2">contextObj.</text:span><text:span text:style-name="T11">quadraticCurveTo(XcontrolP, YcontrolP, Xdestination, Ydestination) </text:span><text:span text:style-name="T2"><text:s/>- method draws a curve to a given point, from last point of path. </text:span><text:span text:style-name="T88">And Curve will Curve toward the Starting Point.</text:span></text:p>
      <text:p text:style-name="P16"/>
      <text:p text:style-name="P2"><text:span text:style-name="T2">contextObj.</text:span><text:span text:style-name="T11">bezierCurveTo</text:span><text:span text:style-name="T2">(</text:span><text:span text:style-name="T2">10</text:span><text:span text:style-name="T2">, </text:span><text:span text:style-name="T2">10</text:span><text:span text:style-name="T2">, </text:span><text:span text:style-name="T2">90</text:span><text:span text:style-name="T2">, </text:span><text:span text:style-name="T2">10</text:span><text:span text:style-name="T2">, </text:span><text:span text:style-name="T2">50</text:span><text:span text:style-name="T2">, </text:span><text:span text:style-name="T2">90</text:span><text:span text:style-name="T2">) - </text:span><text:span text:style-name="T88">// control</text:span><text:span text:style-name="T88">1</text:span><text:span text:style-name="T88">=(</text:span><text:span text:style-name="T88">10</text:span><text:span text:style-name="T88">,</text:span><text:span text:style-name="T88">10</text:span><text:span text:style-name="T88">) control</text:span><text:span text:style-name="T88">2</text:span><text:span text:style-name="T88">=(</text:span><text:span text:style-name="T88">90</text:span><text:span text:style-name="T88">,</text:span><text:span text:style-name="T88">10</text:span><text:span text:style-name="T88">) goal=(</text:span><text:span text:style-name="T88">50</text:span><text:span text:style-name="T88">,</text:span><text:span text:style-name="T88">90</text:span><text:span text:style-name="T88">) </text:span><text:span text:style-name="T2">- method of the Canvas </text:span><text:span text:style-name="T2">2</text:span><text:span text:style-name="T2">D API adds a cubic B</text:span><text:span text:style-name="T2">י</text:span><text:span text:style-name="T2">zier curve to the path. It requires three points. The first two points are control points</text:span><text:span text:style-name="T88">(between them will be like virtual border line, and Curve will Curve toward it)</text:span><text:span text:style-name="T2"> and the third one is the end point. The starting point is the last point in the current path, which can be changed using moveTo() before creating the B</text:span><text:span text:style-name="T2">י</text:span><text:span text:style-name="T2">zier curve.</text:span></text:p>
      <text:p text:style-name="P16"/>
      <text:p text:style-name="P2"><text:span text:style-name="T2">contextObj.</text:span><text:span text:style-name="T11">arcTo</text:span><text:span text:style-name="T5"> </text:span><text:span text:style-name="T2">method takes no less than five arguments. The first four arguments act somewhat like the arguments to </text:span><text:span text:style-name="T5">quadraticCurveTo</text:span><text:span text:style-name="T2">. The first pair provides a sort of control point, and the second pair gives the line’s destination. </text:span><text:span text:style-name="T88">The fifth argument provides the radius of the arc:</text:span></text:p>
      <text:p text:style-name="P2"><text:span text:style-name="T88">// control=(</text:span><text:span text:style-name="T88">90</text:span><text:span text:style-name="T88">,</text:span><text:span text:style-name="T88">10</text:span><text:span text:style-name="T88">) goal=(</text:span><text:span text:style-name="T88">90</text:span><text:span text:style-name="T88">,</text:span><text:span text:style-name="T88">90</text:span><text:span text:style-name="T88">) radius=</text:span><text:span text:style-name="T88">80</text:span></text:p>
      <text:p text:style-name="P2"><text:span text:style-name="T2">contextObj.</text:span><text:span text:style-name="T5">arcTo</text:span><text:span text:style-name="T2">(</text:span><text:span text:style-name="T2">90</text:span><text:span text:style-name="T2">, </text:span><text:span text:style-name="T2">10</text:span><text:span text:style-name="T2">, </text:span><text:span text:style-name="T2">90</text:span><text:span text:style-name="T2">, </text:span><text:span text:style-name="T2">90</text:span><text:span text:style-name="T2">, </text:span><text:span text:style-name="T2">80</text:span><text:span text:style-name="T2">);</text:span></text:p>
      <text:p text:style-name="P16"><text:soft-page-break/></text:p>
      <text:p text:style-name="P2"><text:span text:style-name="T2">contextObj.</text:span><text:span text:style-name="T11">arc</text:span><text:span text:style-name="T12"> </text:span><text:span text:style-name="T2">method provides a way to draw circle. It takes a pair of coordinates for the arc’s center, a radius, and then a start and end angle. Full circle is </text:span><text:span text:style-name="T2">6</text:span><text:span text:style-name="T2">.</text:span><text:span text:style-name="T2">28 </text:span><text:span text:style-name="T2">Rad(</text:span><text:span text:style-name="T2">2</text:span><text:span text:style-name="T2">PI). </text:span><text:span text:style-name="T2">1</text:span><text:span text:style-name="T2">/</text:span><text:span text:style-name="T2">4 </text:span><text:span text:style-name="T2">circle is </text:span><text:span text:style-name="T2">0</text:span><text:span text:style-name="T2">.</text:span><text:span text:style-name="T2">5 </text:span><text:span text:style-name="T2">PI(Math.PI).</text:span></text:p>
      <text:p text:style-name="P16"/>
      <text:p text:style-name="P2"><text:span text:style-name="T88">// center=(</text:span><text:span text:style-name="T88">50</text:span><text:span text:style-name="T88">,</text:span><text:span text:style-name="T88">50</text:span><text:span text:style-name="T88">) radius=</text:span><text:span text:style-name="T88">40 </text:span><text:span text:style-name="T88">angle=</text:span><text:span text:style-name="T88">0 </text:span><text:span text:style-name="T88">to </text:span><text:span text:style-name="T88">7</text:span></text:p>
      <text:p text:style-name="P2"><text:span text:style-name="T2">cx.arc(</text:span><text:span text:style-name="T2">50</text:span><text:span text:style-name="T2">, </text:span><text:span text:style-name="T2">50</text:span><text:span text:style-name="T2">, </text:span><text:span text:style-name="T2">40</text:span><text:span text:style-name="T2">, </text:span><text:span text:style-name="T2">0</text:span><text:span text:style-name="T2">, </text:span><text:span text:style-name="T2">7</text:span><text:span text:style-name="T2">); </text:span><text:span text:style-name="T89">//eto budet polniy krug</text:span></text:p>
      <text:p text:style-name="P16"/>
      <text:p text:style-name="P2"><text:span text:style-name="T2">contextObj.</text:span><text:span text:style-name="T11">fillText("text", x,y) </text:span><text:span text:style-name="T88"><text:s/></text:span><text:span text:style-name="T2">- <text:s/>of the Canvas </text:span><text:span text:style-name="T2">2</text:span><text:span text:style-name="T2">D API fills a given text at the given (x, y) position. If the optional fourth parameter for a maximum width is </text:span><text:span text:style-name="T2">provided, the text will be scaled to fit that width.</text:span></text:p>
      <text:p text:style-name="P24">coordinates hen wel pina smalit tahtona wel Text.</text:p>
      <text:p text:style-name="P2"><text:span text:style-name="T2">cx.font = "</text:span><text:span text:style-name="T2">28</text:span><text:span text:style-name="T2">px Georgia";</text:span></text:p>
      <text:p text:style-name="P2"><text:span text:style-name="T2"><text:s text:c="2"/>cx.</text:span><text:span text:style-name="T5">fillStyle </text:span><text:span text:style-name="T2">= "fuchsia";</text:span></text:p>
      <text:p text:style-name="P2"><text:span text:style-name="T2"><text:s text:c="2"/>cx.</text:span><text:span text:style-name="T5">fillText</text:span><text:span text:style-name="T2">("I can draw text, too!", </text:span><text:span text:style-name="T2">10</text:span><text:span text:style-name="T2">, </text:span><text:span text:style-name="T2">50</text:span><text:span text:style-name="T2">);</text:span></text:p>
      <text:p text:style-name="P2"><text:span text:style-name="T2">Properties weefwar lehiwtamew behem: </text:span><text:span text:style-name="T4">font</text:span><text:span text:style-name="T2"> - specifies size vehu, </text:span><text:span text:style-name="T90">italic </text:span><text:span text:style-name="T88">or </text:span><text:span text:style-name="T90">bold</text:span><text:span text:style-name="T88">, </text:span><text:span text:style-name="T2">change the horizontal position by setting the </text:span><text:span text:style-name="T4">textAlign </text:span><text:span text:style-name="T2">property to "</text:span><text:span text:style-name="T3">end</text:span><text:span text:style-name="T2">" or "</text:span><text:span text:style-name="T3">center</text:span><text:span text:style-name="T2">" and the vertical position by setting </text:span><text:span text:style-name="T4">textBaseline </text:span><text:span text:style-name="T2">to "</text:span><text:span text:style-name="T3">top</text:span><text:span text:style-name="T2">", "</text:span><text:span text:style-name="T3">middle</text:span><text:span text:style-name="T2">", or "</text:span><text:span text:style-name="T3">bottom</text:span><text:span text:style-name="T2">".</text:span></text:p>
      <text:p text:style-name="P16"/>
      <text:p text:style-name="P2"><text:span text:style-name="T2">contextObj.</text:span><text:span text:style-name="T11">strokeText("text", x,y) </text:span><text:span text:style-name="T2"><text:s/>- method of the Canvas </text:span><text:span text:style-name="T2">2</text:span><text:span text:style-name="T2">D API strokes a given text at the given (x, y) position. If the optional fourth parameter for a maximum width is provided, the text will be scaled to fit that width.</text:span></text:p>
      <text:p text:style-name="P16"/>
      <text:p text:style-name="P3"><text:span text:style-name="T2">contextObj.</text:span><text:span text:style-name="T186">textAlign</text:span><text:span text:style-name="T187"> </text:span><text:span text:style-name="T191">= "left" || "right" || "center" || "start" || "end";</text:span></text:p>
      <text:p text:style-name="P2"><text:span text:style-name="T187">property of the Canvas </text:span><text:span text:style-name="T187">2</text:span><text:span text:style-name="T187">D API specifies the current text alignment being used </text:span><text:span text:style-name="T187">when drawing text. Beware that the alignment is base on the x value of the CanvasRenderingContext</text:span><text:span text:style-name="T187">2</text:span><text:span text:style-name="T187">D.</text:span><text:span text:style-name="T189">fillText</text:span><text:span text:style-name="T187"> method. So if textAlign="center", then the text would be drawn at x-</text:span><text:span text:style-name="T187">50</text:span><text:span text:style-name="T187">%*width.</text:span></text:p>
      <text:p text:style-name="P7">Start – means text will start drawing from its beginning(left-bottom).</text:p>
      <text:p text:style-name="P7">End – means text will start drawing from the end(right-bottom).</text:p>
      <text:p text:style-name="P16"/>
      <text:p text:style-name="P2"><text:span text:style-name="T2">contextObj</text:span><text:span text:style-name="T189">.</text:span><text:span text:style-name="T186">textBaseline</text:span><text:span text:style-name="T187"> property of the Canvas </text:span><text:span text:style-name="T187">2</text:span><text:span text:style-name="T187">D API specifies the current text baseline being used when drawing text.</text:span></text:p>
      <text:p text:style-name="P28">ctx.textBaseline = "top" || "hanging" || "middle" || "alphabetic" || "ideographic" || "bottom";</text:p>
      <text:p text:style-name="P16"/>
      <text:p text:style-name="P16"/>
      <text:p text:style-name="P2"><text:span text:style-name="T2">contextObj.</text:span><text:span text:style-name="T11">drawImage(image, sx, sy,(optional) -</text:span><text:span text:style-name="T12"> <text:s/></text:span><text:span text:style-name="T11">sWidth, sHeight, dx, dy, dWidth, dHeight);</text:span><text:span text:style-name="T2"> method of the Canvas </text:span><text:span text:style-name="T2">2</text:span><text:span text:style-name="T2">D API </text:span><text:soft-page-break/><text:span text:style-name="T2">provides different ways to draw an image onto the canvas. </text:span><text:span text:style-name="T8">SX, SY</text:span><text:span text:style-name="T2"> – source image, </text:span><text:span text:style-name="T21">swidth</text:span><text:span text:style-name="T2"> ve </text:span><text:span text:style-name="T21">sheight</text:span><text:span text:style-name="T2"> – yikveu </text:span><text:span text:style-name="T3">godel tmuna wetigazer mitmuna mekorit</text:span><text:span text:style-name="T2"> vetizuyar. </text:span><text:span text:style-name="T8">DX, DY</text:span><text:span text:style-name="T2"> – eifo be&lt;canvas&gt; lezayer, </text:span><text:span text:style-name="T21">dwidth</text:span><text:span text:style-name="T2">, </text:span><text:span text:style-name="T21">dheight</text:span><text:span text:style-name="T2"> – ma godel hatmuna.</text:span></text:p>
      <text:p text:style-name="P16"/>
      <text:p text:style-name="P2"><text:span text:style-name="T2">contextObj.</text:span><text:span text:style-name="T11">clearRect(x, y, width, height)</text:span><text:span text:style-name="T2"> - method of the Canvas </text:span><text:span text:style-name="T2">2</text:span><text:span text:style-name="T2">D </text:span><text:span text:style-name="T2">API sets all pixels in the rectangle defined by starting point (x, y) and size (width, height) to transparent black, erasing any previously drawn content.</text:span></text:p>
      <text:p text:style-name="P16"/>
      <text:p text:style-name="P2"><text:span text:style-name="T2">contextObj.</text:span><text:span text:style-name="T11">scale(sx, sy)</text:span><text:span text:style-name="T5"> </text:span><text:span text:style-name="T2">- method will cause anything drawn after it to be scaled - MASWTABIROVANNO. </text:span></text:p>
      <text:p text:style-name="P2"><text:span text:style-name="T2">This method takes two parameters, one to set a horizontal scale and one to set a vertical scale. </text:span><text:span text:style-name="T3">This transformation is characterized by a vector whose coordinates define how much scaling is done in each direction</text:span><text:span text:style-name="T2">. </text:span></text:p>
      <text:p text:style-name="P2"><text:span text:style-name="T88">If both coordinates of the vector are equal, the scaling is uniform, or isotropic, and the shape of the element is preserved</text:span><text:span text:style-name="T2">.</text:span></text:p>
      <text:p text:style-name="P16"/>
      <text:p text:style-name="P2"><text:span text:style-name="T4">When outside the [-</text:span><text:span text:style-name="T4">1</text:span><text:span text:style-name="T4">, </text:span><text:span text:style-name="T4">1</text:span><text:span text:style-name="T4">] range, the scaling enlarges(uveli</text:span><text:span text:style-name="T4">4</text:span><text:span text:style-name="T4">ivaet) the element in the direction of the coordinate</text:span><text:span text:style-name="T2">; </text:span></text:p>
      <text:p text:style-name="P16"/>
      <text:p text:style-name="P2"><text:span text:style-name="T5">When inside the range, it shrinks(sokrawaet) the element in that direction</text:span><text:span text:style-name="T2">. </text:span></text:p>
      <text:p text:style-name="P16"/>
      <text:p text:style-name="P2"><text:span text:style-name="T3">When equal to </text:span><text:span text:style-name="T3">1 </text:span><text:span text:style-name="T3">it does nothing</text:span><text:span text:style-name="T2">. </text:span></text:p>
      <text:p text:style-name="P16"/>
      <text:p text:style-name="P2"><text:span text:style-name="T4">When negative it performs a </text:span><text:span text:style-name="T3">point reflection </text:span><text:span text:style-name="T4">and the</text:span><text:span text:style-name="T2"> <text:s/></text:span><text:span text:style-name="T5">size modification.</text:span></text:p>
      <text:p text:style-name="P16"/>
      <text:p text:style-name="P2"><text:span text:style-name="T2">contextObj.</text:span><text:span text:style-name="T11">rotate(angle)</text:span><text:span text:style-name="T2"> - CSS function defines a transformation that moves the element around a fixed point (as specified by the transform-origin property) without deforming it. The </text:span><text:span text:style-name="T88">amount of movement is defined by the specified angle</text:span><text:span text:style-name="T2">; </text:span></text:p>
      <text:p text:style-name="P16"/>
      <text:p text:style-name="P2"><text:span text:style-name="T88">if positive</text:span><text:span text:style-name="T5">, the movement will be clockwise</text:span><text:span text:style-name="T2">, </text:span></text:p>
      <text:p text:style-name="P2"><text:span text:style-name="T88">if negative</text:span><text:span text:style-name="T2">, </text:span><text:span text:style-name="T4">it will be counter-clockwise</text:span><text:span text:style-name="T2">. </text:span></text:p>
      <text:p text:style-name="P2"><text:span text:style-name="T3">A rotation by </text:span><text:span text:style-name="T3">180</text:span><text:span text:style-name="T3">° is called point reflection</text:span><text:span text:style-name="T2">.</text:span></text:p>
      <text:p text:style-name="P16"/>
      <text:p text:style-name="P2"><text:span text:style-name="T2">contextObj.</text:span><text:span text:style-name="T11">translate(tx, ty)</text:span><text:span text:style-name="T2"> - CSS function moves the position of the element on the plane. This transformation is characterized by a vector whose coordinates define how much it moves in each direction</text:span></text:p>
      <text:p text:style-name="P16"/>
      <text:p text:style-name="P2"><text:span text:style-name="T2">contextObj.</text:span><text:span text:style-name="T11">save()</text:span><text:span text:style-name="T2"> - method of the Canvas </text:span><text:span text:style-name="T2">2</text:span><text:span text:style-name="T2">D API </text:span><text:span text:style-name="T88">saves the entire state of the canvas </text:span><text:span text:style-name="T2">by pushing the current state onto a stack.</text:span></text:p>
      <text:p text:style-name="P16"><text:soft-page-break/></text:p>
      <text:p text:style-name="P2"><text:span text:style-name="T2">contextObj.</text:span><text:span text:style-name="T11">restore()</text:span><text:span text:style-name="T12"> - </text:span><text:span text:style-name="T2">method of the Canvas </text:span><text:span text:style-name="T2">2</text:span><text:span text:style-name="T2">D API restores the most recently saved canvas state by popping the top entry in the drawing state stack. </text:span><text:span text:style-name="T88">If there is no saved state, this method does nothing.</text:span></text:p>
      <text:p text:style-name="P24"/>
      <text:p text:style-name="P2"><text:span text:style-name="T2">Element.</text:span><text:span text:style-name="T11">getBoundingClientRect() </text:span><text:span text:style-name="T2"><text:s/>- method returns the size of an </text:span><text:span text:style-name="T2">element and its position relative to the viewport.</text:span></text:p>
      <text:p text:style-name="P7"/>
      <text:p text:style-name="P2"><text:span text:style-name="T2">setting the drawing context’s Object <text:s/></text:span><text:span text:style-name="T4">lineCap </text:span><text:span text:style-name="T2">property to "</text:span><text:span text:style-name="T3">round</text:span><text:span text:style-name="T2">", </text:span><text:span text:style-name="T88">which causes </text:span><text:span text:style-name="T88">both ends of a stroked path to be round </text:span><text:span text:style-name="T2">rather than the default square form. </text:span><text:span text:style-name="T3">This is a trick to make sure that multiple separate lines, drawn in response to separate events, look like a single, coherent(posledovatelniy - svazniy) line. </text:span><text:span text:style-name="T2">With bigger line widths, you will see gaps at corners if you use the default flat line caps.</text:span></text:p>
      <text:p text:style-name="P7"/>
      <text:p text:style-name="P2"><text:span text:style-name="T14">globalCompositeOperation </text:span><text:span text:style-name="T2">property influences the way drawing operations on a canvas change the color of the pixels they touch. By default, the property’s value is "</text:span><text:span text:style-name="T3">source-over</text:span><text:span text:style-name="T2">", </text:span><text:span text:style-name="T88">which means that the drawn color is overlaid on the existing color at that spot</text:span><text:span text:style-name="T2">. If the color is opaque, it will simply replace the old color, but if it is partially transparent, the two will be mixed.</text:span></text:p>
      <text:p text:style-name="P7"/>
      <text:p text:style-name="P2"><text:span text:style-name="T2">The erase tool sets </text:span><text:span text:style-name="T4">globalCompositeOperation </text:span><text:span text:style-name="T2">to "</text:span><text:span text:style-name="T3">destination-out</text:span><text:span text:style-name="T2">", </text:span><text:span text:style-name="T88">which has the effect of erasing the pixels we touch, making them transparent again</text:span><text:span text:style-name="T2">.</text:span></text:p>
      <text:p text:style-name="P7"/>
      <text:p text:style-name="P2"><text:span text:style-name="T2">Canvas elements have a convenient method, called </text:span><text:span text:style-name="T5">toDataURL</text:span><text:span text:style-name="T2">, which will </text:span><text:span text:style-name="T2">return a </text:span><text:span text:style-name="T3">data URL </text:span><text:span text:style-name="T88">that contains the picture on the canvas as an image file. </text:span></text:p>
      <text:p text:style-name="P7"/>
      <text:p text:style-name="P2"><text:span text:style-name="T2">link.href = cx.canvas.</text:span><text:span text:style-name="T5">toDataURL()</text:span><text:span text:style-name="T2">;</text:span></text:p>
      <text:p text:style-name="P16"/>
      <text:p text:style-name="P16"/>
      <text:p text:style-name="P10">HTTP:</text:p>
      <text:p text:style-name="P46"><text:span text:style-name="T167">encodeURIComponent</text:span><text:span text:style-name="T168"> </text:span><text:span text:style-name="T169">и</text:span><text:span text:style-name="T168"> </text:span><text:span text:style-name="T167">decodeURIComponent</text:span><text:span text:style-name="T168"> </text:span><text:span text:style-name="T169">для</text:span><text:span text:style-name="T168"> </text:span><text:span text:style-name="T169">кодирования</text:span><text:span text:style-name="T168"> </text:span><text:span text:style-name="T169">и</text:span><text:span text:style-name="T168"> </text:span><text:span text:style-name="T169">раскодирования</text:span><text:span text:style-name="T168">.</text:span></text:p>
      <text:p text:style-name="P3"><text:span text:style-name="T192">console</text:span><text:span text:style-name="T194">.log(</text:span><text:span text:style-name="T193">encodeURIComponent</text:span><text:span text:style-name="T194">(</text:span><text:span text:style-name="T197">"Hello &amp; goodbye"</text:span><text:span text:style-name="T194">));</text:span></text:p>
      <text:p text:style-name="P3"><text:span text:style-name="T198">// </text:span><text:span text:style-name="T199">→</text:span><text:span text:style-name="T198"> Hello%</text:span><text:span text:style-name="T198">20</text:span><text:span text:style-name="T198">%</text:span><text:span text:style-name="T198">26</text:span><text:span text:style-name="T198">%</text:span><text:span text:style-name="T198">20</text:span><text:span text:style-name="T198">goodbye</text:span></text:p>
      <text:p text:style-name="P3"><text:span text:style-name="T192">console</text:span><text:span text:style-name="T194">.log(</text:span><text:span text:style-name="T193">decodeURIComponent</text:span><text:span text:style-name="T194">(</text:span><text:span text:style-name="T197">"Hello%</text:span><text:span text:style-name="T197">20</text:span><text:span text:style-name="T197">%</text:span><text:span text:style-name="T197">26</text:span><text:span text:style-name="T197">%</text:span><text:span text:style-name="T197">20</text:span><text:span text:style-name="T197">goodbye"</text:span><text:span text:style-name="T194">));</text:span></text:p>
      <text:p text:style-name="P3"><text:span text:style-name="T198">// </text:span><text:span text:style-name="T199">→</text:span><text:span text:style-name="T198"> </text:span><text:span text:style-name="T198">Hello</text:span><text:span text:style-name="T198"> &amp; </text:span><text:span text:style-name="T198">goodbye</text:span></text:p>
      <text:p text:style-name="P46"><text:span text:style-name="T169">Чтобы</text:span><text:span text:style-name="T168"> </text:span><text:span text:style-name="T169">отправить</text:span><text:span text:style-name="T168"> </text:span><text:span text:style-name="T169">простой</text:span><text:span text:style-name="T168"> </text:span><text:span text:style-name="T169">запрос</text:span><text:span text:style-name="T168">, </text:span><text:span text:style-name="T169">мы</text:span><text:span text:style-name="T168"> </text:span><text:span text:style-name="T169">создаём</text:span><text:span text:style-name="T168"> </text:span><text:span text:style-name="T169">объект</text:span><text:span text:style-name="T168"> </text:span><text:span text:style-name="T169">запроса</text:span><text:span text:style-name="T168"> </text:span><text:span text:style-name="T169">с</text:span><text:span text:style-name="T168"> </text:span><text:span text:style-name="T169">конструктором</text:span><text:span text:style-name="T168"> XMLHttpRequest </text:span><text:span text:style-name="T169">и</text:span><text:span text:style-name="T168"> </text:span><text:span text:style-name="T169">вызываем</text:span><text:span text:style-name="T168"> </text:span><text:span text:style-name="T169">методы</text:span><text:span text:style-name="T168"> open </text:span><text:span text:style-name="T169">и</text:span><text:span text:style-name="T168"> send.</text:span></text:p>
      <text:p text:style-name="P3"><text:span text:style-name="T200">var</text:span><text:span text:style-name="T194"> req = </text:span><text:span text:style-name="T200">new</text:span><text:span text:style-name="T194"> </text:span><text:span text:style-name="T195">XMLHttpRequest</text:span><text:span text:style-name="T194">();</text:span><text:span text:style-name="T107">//create request object</text:span></text:p>
      <text:p text:style-name="P17"/>
      <text:p text:style-name="P3"><text:soft-page-break/><text:span text:style-name="T194">req.</text:span><text:span text:style-name="T195">open</text:span><text:span text:style-name="T194">(</text:span><text:span text:style-name="T197">"GET"</text:span><text:span text:style-name="T194">, </text:span><text:span text:style-name="T197">"example/data.txt"</text:span><text:span text:style-name="T194">, </text:span><text:span text:style-name="T192">false</text:span><text:span text:style-name="T107">);//false – </text:span><text:span text:style-name="T104">//</text:span><text:span text:style-name="T105">send</text:span><text:span text:style-name="T75"> will return only after the response to our request was received</text:span><text:span text:style-name="T76">, means -</text:span></text:p>
      <text:p text:style-name="P3"><text:span text:style-name="T107">//</text:span><text:span text:style-name="T76">our program is suspended as long as the browser and server are communicating</text:span></text:p>
      <text:p text:style-name="P3"><text:span text:style-name="T107">//</text:span><text:span text:style-name="T76"> If we pass </text:span><text:span text:style-name="T106">true</text:span><text:span text:style-name="T76"> as the third argument to </text:span><text:span text:style-name="T106">open</text:span><text:span text:style-name="T76">, the request is </text:span><text:span text:style-name="T77">asynchronous</text:span><text:span text:style-name="T76">. This //means that when we call </text:span><text:span text:style-name="T106">send</text:span><text:span text:style-name="T76">, the only thing that happens right away is that the //request is scheduled to be sent.</text:span></text:p>
      <text:p text:style-name="P17"/>
      <text:p text:style-name="P3"><text:span text:style-name="T194">req.</text:span><text:span text:style-name="T195">send</text:span><text:span text:style-name="T194">(</text:span><text:span text:style-name="T192">null</text:span><text:span text:style-name="T194">); </text:span><text:span text:style-name="T107">//null for GET, request BODY for POST</text:span></text:p>
      <text:p text:style-name="P3"><text:span text:style-name="T192">console</text:span><text:span text:style-name="T194">.log(req.</text:span><text:span text:style-name="T196">responseText</text:span><text:span text:style-name="T194">);</text:span><text:span text:style-name="T107">//property for reading</text:span><text:span text:style-name="T194"> </text:span></text:p>
      <text:p text:style-name="P3"><text:span text:style-name="T107"><text:tab/><text:tab/><text:tab/><text:tab/><text:tab/></text:span><text:span text:style-name="T107">//response body</text:span></text:p>
      <text:p text:style-name="P3"><text:span text:style-name="T198">// </text:span><text:span text:style-name="T199">→</text:span><text:span text:style-name="T198"> This is the content of data.txt</text:span></text:p>
      <text:p text:style-name="P16"/>
      <text:p text:style-name="P2"><text:span text:style-name="T124">The status code is accessible through the </text:span><text:span text:style-name="T165">status</text:span><text:span text:style-name="T124"> property(</text:span><text:span text:style-name="T124">200 </text:span><text:span text:style-name="T124">lemawal), and the human-readable status text is accessible through </text:span><text:span text:style-name="T165">statusText</text:span><text:span text:style-name="T166"> (OK lemawal)</text:span><text:span text:style-name="T124">. </text:span></text:p>
      <text:p text:style-name="P2"><text:span text:style-name="T124">Headers can be read with </text:span><text:span text:style-name="T165">getResponseHeader</text:span><text:span text:style-name="T124"> (content-type lemawal).</text:span></text:p>
      <text:p text:style-name="P16"/>
      <text:p text:style-name="P2"><text:span text:style-name="T124">req.open("GET", "example/data.txt", true);</text:span><text:span text:style-name="T78">//asynchronous request</text:span></text:p>
      <text:p text:style-name="P2"><text:span text:style-name="T124">req.addEventListener("load", function() { </text:span><text:span text:style-name="T78">//event fires when</text:span><text:span text:style-name="T124"> </text:span></text:p>
      <text:p text:style-name="P51">//request finished loading.</text:p>
      <text:p text:style-name="P2"><text:span text:style-name="T124"><text:s text:c="2"/>console.log("Done:", req.status);} </text:span><text:span text:style-name="T78">//we can access the response</text:span></text:p>
      <text:p text:style-name="P16"/>
      <text:p text:style-name="P2"><text:span text:style-name="T187">Req.</text:span><text:span text:style-name="T188">setRequestHeader(header, value )</text:span><text:span text:style-name="T187">method sets the value of an HTTP request header. You must all </text:span><text:span text:style-name="T188">setRequestHeader</text:span><text:span text:style-name="T187">() after </text:span><text:a xlink:type="simple" xlink:href="https://developer.mozilla.org/en-US/docs/Web/API/XMLHttpRequest/setRequestHeader" text:style-name="Internet_20_link" text:visited-style-name="Visited_20_Internet_20_Link"><text:span text:style-name="T201">open()</text:span></text:a><text:span text:style-name="T187">, but before </text:span><text:span text:style-name="T188">send()</text:span><text:span text:style-name="T187">. If this method is called several times with the same header, the values are merged into one single request header</text:span><text:span text:style-name="T190">.</text:span></text:p>
      <text:p text:style-name="P26">a server is free to ignore headers it does not know how to handle.</text:p>
      <text:p text:style-name="P16"/>
      <text:p text:style-name="P2"><text:span text:style-name="T141">responseXML</text:span><text:span text:style-name="T125"> property will hold a parsed representation of document that is XML. The object that </text:span><text:span text:style-name="T165">responseXML</text:span><text:span text:style-name="T125"> holds corresponds to the </text:span><text:span text:style-name="T165">document</text:span><text:span text:style-name="T125"> object. Its </text:span><text:span text:style-name="T165">documentElement</text:span><text:span text:style-name="T125"> property refers to the outer tag of the XML document</text:span><text:span text:style-name="T2"> – </text:span><text:span text:style-name="T23">lemawal &lt;fruits&gt; wemahil…&lt;fruit&gt;…&lt;fruit&gt;…&lt;fruit&gt;</text:span></text:p>
      <text:p text:style-name="P2"><text:span text:style-name="T2">console.log(req.responseXML.querySelectorAll("fruit").length);</text:span><text:span text:style-name="T88">//</text:span><text:span text:style-name="T88">3</text:span></text:p>
      <text:p text:style-name="P16"/>
      <text:p text:style-name="P2"><text:span text:style-name="T2">console.log(JSON.parse(req.responseText));</text:span><text:span text:style-name="T88">//text beJSON format</text:span></text:p>
      <text:p text:style-name="P24">// → {banana: "yellow", lemon: "yellow", cherry: "red"}</text:p>
      <text:p text:style-name="P17"/>
      <text:p text:style-name="P29">Access-Control-Allow-Origin: *</text:p>
      <text:p text:style-name="P48">header like this in server response to explicitly indicate to browsers that it is okay for the request to come from other domains:</text:p>
      <text:p text:style-name="P49">Asynchronous work:</text:p>
      <text:p text:style-name="P47"><text:soft-page-break/><text:span text:style-name="T138">backgroundReadFile</text:span><text:span text:style-name="T137">. It took a filename and a function and called that function with the contents of the file when it had finished fetching it:</text:span></text:p>
      <text:p text:style-name="P47"><text:span text:style-name="T137">function </text:span><text:span text:style-name="T138">backgroundReadFile</text:span><text:span text:style-name="T137">(url, callback) {</text:span></text:p>
      <text:p text:style-name="P50"><text:s text:c="2"/>var req = new XMLHttpRequest();</text:p>
      <text:p text:style-name="P50"><text:s text:c="2"/>req.open("GET", url, true);</text:p>
      <text:p text:style-name="P47"><text:span text:style-name="T137"><text:s text:c="2"/>req.addEventListener("</text:span><text:span text:style-name="T139">load</text:span><text:span text:style-name="T137">", function() {</text:span></text:p>
      <text:p text:style-name="P47"><text:span text:style-name="T137"><text:s text:c="4"/>if (req.status &lt; </text:span><text:span text:style-name="T137">400</text:span><text:span text:style-name="T137">)</text:span></text:p>
      <text:p text:style-name="P47"><text:span text:style-name="T137"><text:s text:c="6"/>callback(req.</text:span><text:span text:style-name="T139">responseText</text:span><text:span text:style-name="T137">);</text:span></text:p>
      <text:p text:style-name="P50"><text:s text:c="2"/>});</text:p>
      <text:p text:style-name="P50"><text:s text:c="2"/>req.send(null);</text:p>
      <text:p text:style-name="P50">}</text:p>
      <text:p text:style-name="P49">Asynchronuos work with Promises:</text:p>
      <text:p text:style-name="P50">Once again, here is our wrapper for GET requests, this time returning a promise. We’ll simply call it getFile this time.</text:p>
      <text:p text:style-name="P47"><text:span text:style-name="T137">function </text:span><text:span text:style-name="T138">getFile</text:span><text:span text:style-name="T137">(url) {</text:span></text:p>
      <text:p text:style-name="P50"><text:s text:c="2"/>return new Promise(function(succeed, fail) {</text:p>
      <text:p text:style-name="P50"><text:s text:c="4"/>var req = new XMLHttpRequest();</text:p>
      <text:p text:style-name="P50"><text:s text:c="4"/>req.open("GET", url, true);</text:p>
      <text:p text:style-name="P50"><text:s text:c="4"/>req.addEventListener("load", function() {</text:p>
      <text:p text:style-name="P47"><text:span text:style-name="T137"><text:s text:c="6"/>if (req.status &lt; </text:span><text:span text:style-name="T137">400</text:span><text:span text:style-name="T137">)</text:span></text:p>
      <text:p text:style-name="P50"><text:s text:c="8"/>succeed(req.responseText);</text:p>
      <text:p text:style-name="P50"><text:s text:c="6"/>else</text:p>
      <text:p text:style-name="P50"><text:s text:c="8"/>fail(new Error("Request failed: " + req.statusText));</text:p>
      <text:p text:style-name="P50"><text:s text:c="4"/>});</text:p>
      <text:p text:style-name="P50"><text:s text:c="4"/>req.addEventListener("error", function() {</text:p>
      <text:p text:style-name="P50"><text:s text:c="6"/>fail(new Error("Network error"));</text:p>
      <text:p text:style-name="P50"><text:s text:c="4"/>});</text:p>
      <text:p text:style-name="P50"><text:soft-page-break/><text:s text:c="4"/>req.send(null);</text:p>
      <text:p text:style-name="P50"><text:s text:c="2"/>});</text:p>
      <text:p text:style-name="P50">}</text:p>
      <text:p text:style-name="P1"><text:span text:style-name="T2">Wimuw be </text:span><text:span text:style-name="T5">then</text:span><text:span text:style-name="T2">:</text:span></text:p>
      <text:p text:style-name="P7"/>
      <text:p text:style-name="P2"><text:span text:style-name="T5">getFile</text:span><text:span text:style-name="T2">("example/data.txt").</text:span><text:span text:style-name="T5">then</text:span><text:span text:style-name="T2">(function(text) {</text:span></text:p>
      <text:p text:style-name="P7"><text:s text:c="2"/>console.log("data.txt: " + text);</text:p>
      <text:p text:style-name="P7">}, function(error) {</text:p>
      <text:p text:style-name="P7"><text:s text:c="2"/>console.log("Failed to fetch data.txt: " + error);</text:p>
      <text:p text:style-name="P7">});</text:p>
      <text:p text:style-name="P16"/>
      <text:p text:style-name="P7">Od dugma:</text:p>
      <text:p text:style-name="P7"/>
      <text:p text:style-name="P2"><text:span text:style-name="T2">function </text:span><text:span text:style-name="T5">getJSON</text:span><text:span text:style-name="T2">(url) {</text:span></text:p>
      <text:p text:style-name="P2"><text:span text:style-name="T2"><text:s text:c="2"/>return </text:span><text:span text:style-name="T5">getFile</text:span><text:span text:style-name="T2">(url).</text:span><text:span text:style-name="T5">then</text:span><text:span text:style-name="T2">(JSON.parse);</text:span></text:p>
      <text:p text:style-name="P7">}</text:p>
      <text:p text:style-name="P16"/>
      <text:p text:style-name="P2"><text:span text:style-name="T2">The </text:span><text:span text:style-name="T5">catch </text:span><text:span text:style-name="T2">method is similar to then, except that it only expects a failure handler and will pass through the result unmodified in case of success. </text:span></text:p>
      <text:p text:style-name="P7"/>
      <text:p text:style-name="P2"><text:span text:style-name="T2">.</text:span><text:span text:style-name="T5">catch</text:span><text:span text:style-name="T2">(function(error) { showMessage(String(error));}</text:span></text:p>
      <text:p text:style-name="P7"/>
      <text:p text:style-name="P10">Forms:</text:p>
      <text:p text:style-name="P2"><text:span text:style-name="T2">Whenever the value of a form field changes, it fires a "</text:span><text:span text:style-name="T4">change</text:span><text:span text:style-name="T2">" event.</text:span></text:p>
      <text:p text:style-name="P2"><text:span text:style-name="T2">We can control </text:span><text:span text:style-name="T88">focus </text:span><text:span text:style-name="T2">from JavaScript with the </text:span><text:span text:style-name="T5">focus </text:span><text:span text:style-name="T2">and </text:span><text:span text:style-name="T4">blur </text:span><text:span text:style-name="T2">methods. </text:span><text:span text:style-name="T5">The first moves focus to the DOM element it is called on</text:span><text:span text:style-name="T2">, and </text:span><text:span text:style-name="T4">the second removes focus</text:span><text:span text:style-name="T2">. </text:span></text:p>
      <text:p text:style-name="P2"><text:span text:style-name="T2">The value in </text:span><text:span text:style-name="T3">document.activeElement </text:span><text:span text:style-name="T2">corresponds to the currently focused element.</text:span></text:p>
      <text:p text:style-name="P7"/>
      <text:p text:style-name="P2"><text:span text:style-name="T2">document.</text:span><text:span text:style-name="T5">querySelector</text:span><text:span text:style-name="T2">("input").</text:span><text:span text:style-name="T5">focus</text:span><text:span text:style-name="T2">();</text:span></text:p>
      <text:p text:style-name="P7"><text:s text:c="2"/>console.log(document.activeElement.tagName);</text:p>
      <text:p text:style-name="P2"><text:span text:style-name="T2"><text:s text:c="2"/></text:span><text:span text:style-name="T88">// → INPUT</text:span></text:p>
      <text:p text:style-name="P2"><text:span text:style-name="T2"><text:s text:c="2"/>document.</text:span><text:span text:style-name="T5">querySelector</text:span><text:span text:style-name="T2">("input").</text:span><text:span text:style-name="T5">blur</text:span><text:span text:style-name="T2">();</text:span></text:p>
      <text:p text:style-name="P2"><text:span text:style-name="T2"><text:s text:c="2"/>console.log(document.</text:span><text:span text:style-name="T3">activeElement</text:span><text:span text:style-name="T2">.</text:span><text:span text:style-name="T4">tagName</text:span><text:span text:style-name="T2">);</text:span></text:p>
      <text:p text:style-name="P24"><text:s text:c="2"/>// → BODY</text:p>
      <text:p text:style-name="P2"><text:span text:style-name="T3">JavaScript can be used to focus this field when the document is loaded</text:span><text:span text:style-name="T2">, but HTML also provides the </text:span><text:span text:style-name="T4">autofocus </text:span><text:span text:style-name="T2">attribute, which produces the same effect but lets the browser know what we are trying to achieve. This makes it possible for the browser to disable the behavior when it is not appropriate, such as when the user has focused something else.</text:span></text:p>
      <text:p text:style-name="P7"><text:soft-page-break/></text:p>
      <text:p text:style-name="P2"><text:span text:style-name="T2">&lt;input type="text" </text:span><text:span text:style-name="T4">autofocus</text:span><text:span text:style-name="T2">&gt;</text:span></text:p>
      <text:p text:style-name="P2"><text:span text:style-name="T3">Browsers traditionally also allow the user to move the focus through the document by pressing the </text:span><text:span text:style-name="T4">Tab</text:span><text:span text:style-name="T3"> key. </text:span><text:span text:style-name="T2">We can influence the order in which elements receive focus with the </text:span><text:span text:style-name="T4">tabindex </text:span><text:span text:style-name="T2">attribute. The following example document will let focus jump from the text input to the OK button, rather than going through the help link first:</text:span></text:p>
      <text:p text:style-name="P7"/>
      <text:p text:style-name="P2"><text:span text:style-name="T2">&lt;input type="text" </text:span><text:span text:style-name="T4">tabindex</text:span><text:span text:style-name="T2">=</text:span><text:span text:style-name="T2">1</text:span><text:span text:style-name="T2">&gt; </text:span></text:p>
      <text:p text:style-name="P7">&lt;a href="."&gt;(help)&lt;/a&gt;</text:p>
      <text:p text:style-name="P2"><text:span text:style-name="T2">&lt;button onclick="console.log('ok')" </text:span><text:span text:style-name="T4">tabindex</text:span><text:span text:style-name="T2">=</text:span><text:span text:style-name="T2">2</text:span><text:span text:style-name="T2">&gt;OK&lt;/button&gt;</text:span></text:p>
      <text:p text:style-name="P7"/>
      <text:p text:style-name="P2"><text:span text:style-name="T88">By default, most types of HTML elements cannot be focused. But you can add a </text:span><text:span text:style-name="T4">tabindex </text:span><text:span text:style-name="T88">attribute to any element, which will make it focusable.</text:span></text:p>
      <text:p text:style-name="P7"/>
      <text:p text:style-name="P2"><text:span text:style-name="T2">All form fields can be disabled through their </text:span><text:span text:style-name="T4">disabled </text:span><text:span text:style-name="T2">attribute, </text:span><text:span text:style-name="T88">which also exists as a property on the element’s DOM object.</text:span></text:p>
      <text:p text:style-name="P7"/>
      <text:p text:style-name="P7">&lt;button&gt;I'm all right&lt;/button&gt;</text:p>
      <text:p text:style-name="P2"><text:span text:style-name="T2">&lt;button </text:span><text:span text:style-name="T4">disabled</text:span><text:span text:style-name="T2">&gt;I'm out&lt;/button&gt;</text:span></text:p>
      <text:p text:style-name="P24">Disabled fields cannot be focused or changed, and unlike active fields, they usually look gray and faded.</text:p>
      <text:p text:style-name="P24"/>
      <text:p text:style-name="P9">When a program is in the process of handling an action caused by some button or other control, which might require communication with the server and thus take a while, it can be a good idea to disable the control until the action finishes. That way, when the user gets impatient and clicks it again, they don’t accidentally repeat their action.</text:p>
      <text:p text:style-name="P27"/>
      <text:p text:style-name="P2"><text:span text:style-name="T2">When a field is contained in a &lt;form&gt; element, its DOM element will have a property </text:span><text:span text:style-name="T4">form </text:span><text:span text:style-name="T2">linking back to the form’s DOM element. The &lt;form&gt; element, in turn, has a property called </text:span><text:span text:style-name="T4">elements </text:span><text:span text:style-name="T3">that contains an array-like collection of the fields inside it.</text:span></text:p>
      <text:p text:style-name="P27"/>
      <text:p text:style-name="P2"><text:span text:style-name="T2">The </text:span><text:span text:style-name="T4">name </text:span><text:span text:style-name="T2">attribute of a form field determines the way its value will be identified when the form is submitted.</text:span></text:p>
      <text:p text:style-name="P27"/>
      <text:p text:style-name="P7">It can also be used as a property name when accessing the form’s elements property, which acts both as an array-like object (accessible by number) and a map (accessible by name).</text:p>
      <text:p text:style-name="P27"/>
      <text:p text:style-name="P13">var form = document.querySelector("form");</text:p>
      <text:p text:style-name="P2"><text:span text:style-name="T23"><text:s text:c="2"/>console.log(form.elements[</text:span><text:span text:style-name="T23">1</text:span><text:span text:style-name="T23">].type);</text:span></text:p>
      <text:p text:style-name="P25"><text:soft-page-break/><text:s text:c="2"/>// → password</text:p>
      <text:p text:style-name="P2"><text:span text:style-name="T96"><text:s text:c="2"/></text:span><text:span text:style-name="T23">console.log(form.elements.password.type);</text:span></text:p>
      <text:p text:style-name="P25"><text:s text:c="2"/>// → password</text:p>
      <text:p text:style-name="P2"><text:span text:style-name="T96"><text:s/></text:span><text:span text:style-name="T23"><text:s/>console.log(form.elements.name.form == form);</text:span></text:p>
      <text:p text:style-name="P25"><text:s text:c="2"/>// → true</text:p>
      <text:p text:style-name="P25"/>
      <text:p text:style-name="P2"><text:span text:style-name="T2">A button with a type attribute of </text:span><text:span text:style-name="T4">submit </text:span><text:span text:style-name="T2">will, when pressed, cause the form to be </text:span><text:span text:style-name="T2">submitted. </text:span><text:span text:style-name="T88">Pressing Enter when a form field is </text:span><text:span text:style-name="T91">focused </text:span><text:span text:style-name="T88">has the same effect.</text:span></text:p>
      <text:p text:style-name="P25"/>
      <text:p text:style-name="P2"><text:span text:style-name="T2">a "</text:span><text:span text:style-name="T4">submit</text:span><text:span text:style-name="T2">" event is fired. This event can be handled by JavaScript, and the handler can prevent the default behavior by calling </text:span><text:span text:style-name="T5">preventDefault </text:span><text:span text:style-name="T2">on the event </text:span><text:span text:style-name="T2">object.</text:span></text:p>
      <text:p text:style-name="P25"/>
      <text:p text:style-name="P2"><text:span text:style-name="T2">Fields created by &lt;input&gt; tags with a type of text or password, as well as textarea tags, share a common interface. Their DOM elements have a </text:span><text:span text:style-name="T4">value </text:span><text:span text:style-name="T2">property that holds their current content as a string value. </text:span><text:span text:style-name="T88">Setting this property to another string changes the field’s content.</text:span></text:p>
      <text:p text:style-name="P2"><text:span text:style-name="T2">The </text:span><text:span text:style-name="T4">selectionStart </text:span><text:span text:style-name="T2">and </text:span><text:span text:style-name="T4">selectionEnd </text:span><text:span text:style-name="T2">properties of text fields give us information about the cursor and selection in the text.</text:span></text:p>
      <text:p text:style-name="P25"/>
      <text:p text:style-name="P2"><text:span text:style-name="T2">For example, </text:span><text:span text:style-name="T3">0 </text:span><text:span text:style-name="T3">indicates the start of the text</text:span><text:span text:style-name="T2">, and </text:span><text:span text:style-name="T5">10 </text:span><text:span text:style-name="T5">indicates the cursor is after the </text:span><text:span text:style-name="T5">10</text:span><text:span text:style-name="T5">th character</text:span><text:span text:style-name="T2">.</text:span></text:p>
      <text:p text:style-name="P25"/>
      <text:p text:style-name="P2"><text:span text:style-name="T3">When part of the field is selected, the two properties will differ, giving us the start and end of the selected text</text:span><text:span text:style-name="T2">. Like </text:span><text:span text:style-name="T4">value</text:span><text:span text:style-name="T2">, these properties may also be written to</text:span><text:span text:style-name="T96">.</text:span></text:p>
      <text:p text:style-name="P25"/>
      <text:p text:style-name="P2"><text:span text:style-name="T2">function </text:span><text:span text:style-name="T5">replaceSelection</text:span><text:span text:style-name="T2">(field, word) {</text:span></text:p>
      <text:p text:style-name="P2"><text:span text:style-name="T2"><text:s text:c="4"/>var from = field.</text:span><text:span text:style-name="T4">selectionStart</text:span><text:span text:style-name="T2">, to = field.</text:span><text:span text:style-name="T4">selectionEnd</text:span><text:span text:style-name="T2">;</text:span></text:p>
      <text:p text:style-name="P2"><text:span text:style-name="T2"><text:s text:c="4"/>field.value = field.value.slice(</text:span><text:span text:style-name="T2">0</text:span><text:span text:style-name="T2">, from) + word +</text:span></text:p>
      <text:p text:style-name="P7"><text:s text:c="18"/>field.value.slice(to);</text:p>
      <text:p text:style-name="P7"><text:s text:c="4"/>// Put the cursor after the word</text:p>
      <text:p text:style-name="P2"><text:span text:style-name="T2"><text:s text:c="4"/>field.</text:span><text:span text:style-name="T4">selectionStart </text:span><text:span text:style-name="T2">= field.</text:span><text:span text:style-name="T4">selectionEnd </text:span><text:span text:style-name="T2">=</text:span></text:p>
      <text:p text:style-name="P7"><text:s text:c="6"/>from + word.length;</text:p>
      <text:p text:style-name="P7"><text:s text:c="2"/>}</text:p>
      <text:p text:style-name="P25"/>
      <text:p text:style-name="P2"><text:span text:style-name="T2">The "</text:span><text:span text:style-name="T4">change</text:span><text:span text:style-name="T2">" </text:span><text:span text:style-name="T88">event for a text field does not fire every time something is typed</text:span><text:span text:style-name="T2">. </text:span><text:span text:style-name="T3">Rather, it fires when the field loses focus after its content was changed. </text:span><text:span text:style-name="T2">To respond immediately to changes in a text field, you should register a handler for the "</text:span><text:span text:style-name="T4">input</text:span><text:span text:style-name="T2">" event instead, which fires for every time the user types a character, deletes text, or otherwise manipulates the field’s content.</text:span></text:p>
      <text:p text:style-name="P7"/>
      <text:p text:style-name="P7">text.addEventListener("input", function() {</text:p>
      <text:p text:style-name="P7"><text:s text:c="4"/>output.textContent = text.value.length;</text:p>
      <text:p text:style-name="P2"><text:soft-page-break/><text:span text:style-name="T2"><text:s text:c="2"/>});</text:span><text:span text:style-name="T96"> </text:span><text:span text:style-name="T88">//tadpis oreh wel text wehuhnas - aharey kol ot</text:span></text:p>
      <text:p text:style-name="P24"/>
      <text:p text:style-name="P2"><text:span text:style-name="T2">A checkbox field is a simple binary toggle. Its value can be extracted or changed through its </text:span><text:span text:style-name="T4">checked </text:span><text:span text:style-name="T2">property, which holds a Boolean value.</text:span></text:p>
      <text:p text:style-name="P25"/>
      <text:p text:style-name="P7">&lt;input type="checkbox" id="purple"&gt;</text:p>
      <text:p text:style-name="P7">&lt;label for="purple"&gt;Make this page purple&lt;/label&gt;</text:p>
      <text:p text:style-name="P7">&lt;script&gt;</text:p>
      <text:p text:style-name="P7"><text:s text:c="2"/>var checkbox = document.querySelector("#purple");</text:p>
      <text:p text:style-name="P7"><text:s text:c="2"/>checkbox.addEventListener("change", function() {</text:p>
      <text:p text:style-name="P7"><text:s text:c="4"/>document.body.style.background =</text:p>
      <text:p text:style-name="P7"><text:s text:c="6"/>checkbox.checked ? "mediumpurple" : "";</text:p>
      <text:p text:style-name="P7"><text:s text:c="2"/>});</text:p>
      <text:p text:style-name="P7">&lt;/script&gt;</text:p>
      <text:p text:style-name="P2"><text:span text:style-name="T2">The </text:span><text:span text:style-name="T5">&lt;label&gt; </text:span><text:span text:style-name="T2">tag is used to associate a piece of text with an input field. Its </text:span><text:span text:style-name="T4">for </text:span><text:span text:style-name="T88">attribute should refer to the id of the field</text:span><text:span text:style-name="T96">.</text:span></text:p>
      <text:p text:style-name="P25"/>
      <text:p text:style-name="P2"><text:span text:style-name="T2">A radio button is similar to a checkbox, but it’s implicitly linked to other radio buttons with the same </text:span><text:span text:style-name="T4">name </text:span><text:span text:style-name="T2">attribute so that only one of them can be active at any time.</text:span></text:p>
      <text:p text:style-name="P25"/>
      <text:p text:style-name="P2"><text:span text:style-name="T2">The </text:span><text:span text:style-name="T5">document.getElementsByName("name") </text:span><text:span text:style-name="T2">method gives us all elements with a given name attribute.</text:span></text:p>
      <text:p text:style-name="P25"/>
      <text:p text:style-name="P2"><text:span text:style-name="T2">When given the </text:span><text:span text:style-name="T4">multiple </text:span><text:span text:style-name="T2">attribute, a </text:span><text:span text:style-name="T5">&lt;select&gt; </text:span><text:span text:style-name="T2">tag will allow the user to select any number of options, rather than just a single option.</text:span></text:p>
      <text:p text:style-name="P7"/>
      <text:p text:style-name="P2"><text:span text:style-name="T2">&lt;select </text:span><text:span text:style-name="T4">multiple</text:span><text:span text:style-name="T2">&gt;</text:span></text:p>
      <text:p text:style-name="P7"><text:s text:c="2"/>&lt;option&gt;Pancakes&lt;/option&gt;</text:p>
      <text:p text:style-name="P7"><text:s text:c="2"/>&lt;option&gt;Pudding&lt;/option&gt;</text:p>
      <text:p text:style-name="P7"><text:s text:c="2"/>&lt;option&gt;Ice cream&lt;/option&gt;</text:p>
      <text:p text:style-name="P7">&lt;/select&gt;</text:p>
      <text:p text:style-name="P2"><text:span text:style-name="T2">The </text:span><text:span text:style-name="T4">size </text:span><text:span text:style-name="T2">attribute to the &lt;select&gt; tag </text:span><text:span text:style-name="T3">is used to set the number of options that are visible at the same time</text:span><text:span text:style-name="T2">, which gives you explicit control over the drop-down’s appearance. </text:span><text:span text:style-name="T88">For example, setting the size attribute to "</text:span><text:span text:style-name="T88">3</text:span><text:span text:style-name="T88">" will make the field show three lines, whether it has the multiple option enabled or not.</text:span></text:p>
      <text:p text:style-name="P24"/>
      <text:p text:style-name="P2"><text:span text:style-name="T2">Each &lt;option&gt; tag has a value. This value can be defined with a </text:span><text:span text:style-name="T4">value </text:span><text:span text:style-name="T2">attribute, </text:span><text:span text:style-name="T88">but when that is not given, the text inside the option will count as the option’s value</text:span><text:span text:style-name="T2">. The </text:span><text:span text:style-name="T4">value </text:span><text:span text:style-name="T2">property of a &lt;select&gt; element </text:span><text:span text:style-name="T3">reflects the currently selected option</text:span><text:span text:style-name="T2">. </text:span><text:span text:style-name="T88">For a multiple field, though, this property doesn’t mean much since it will give the value of only one of the currently selected options.</text:span></text:p>
      <text:p text:style-name="P24"><text:soft-page-break/></text:p>
      <text:p text:style-name="P2"><text:span text:style-name="T2">The &lt;option&gt; tags for a &lt;select&gt; field can be accessed as an array-like object through the field’s </text:span><text:span text:style-name="T4">options </text:span><text:span text:style-name="T2">property. Each option has a property called </text:span><text:span text:style-name="T4">selected</text:span><text:span text:style-name="T2">, </text:span><text:span text:style-name="T88">which indicates whether that option is currently selected. </text:span><text:span text:style-name="T2">The property can also be written to select or deselect an option.</text:span></text:p>
      <text:p text:style-name="P7"/>
      <text:p text:style-name="P7">select.addEventListener("change", function() {</text:p>
      <text:p text:style-name="P2"><text:span text:style-name="T2"><text:s text:c="4"/>var number = </text:span><text:span text:style-name="T2">0</text:span><text:span text:style-name="T2">;</text:span></text:p>
      <text:p text:style-name="P2"><text:span text:style-name="T2"><text:s text:c="4"/>for (var i = </text:span><text:span text:style-name="T2">0</text:span><text:span text:style-name="T2">; i &lt; select.</text:span><text:span text:style-name="T4">options</text:span><text:span text:style-name="T2">.length; i++) {</text:span></text:p>
      <text:p text:style-name="P7"><text:s text:c="6"/>var option = select.options[ i ];</text:p>
      <text:p text:style-name="P2"><text:span text:style-name="T2"><text:s text:c="6"/>if (option.</text:span><text:span text:style-name="T4">selected</text:span><text:span text:style-name="T2">)</text:span></text:p>
      <text:p text:style-name="P2"><text:span text:style-name="T2"><text:s text:c="8"/>number += Number(option.</text:span><text:span text:style-name="T4">value</text:span><text:span text:style-name="T2">);</text:span></text:p>
      <text:p text:style-name="P7"><text:s text:c="4"/>}</text:p>
      <text:p text:style-name="P2"><text:span text:style-name="T2">Node.</text:span><text:span text:style-name="T4">textContent </text:span><text:span text:style-name="T2">property represents the text content of a node and its descendants.</text:span></text:p>
      <text:p text:style-name="P14">Files - loading:</text:p>
      <text:p text:style-name="P9">&lt;input type="file"&gt;</text:p>
      <text:p text:style-name="P7">&lt;script&gt;</text:p>
      <text:p text:style-name="P7"><text:s text:c="2"/>var input = document.querySelector("input");</text:p>
      <text:p text:style-name="P7"><text:s text:c="2"/>input.addEventListener("change", function() {</text:p>
      <text:p text:style-name="P2"><text:span text:style-name="T2"><text:s text:c="4"/>if (input.</text:span><text:span text:style-name="T4">files</text:span><text:span text:style-name="T2">.length &gt; </text:span><text:span text:style-name="T2">0</text:span><text:span text:style-name="T2">) {</text:span></text:p>
      <text:p text:style-name="P2"><text:span text:style-name="T2"><text:s text:c="6"/>var file = input.files[</text:span><text:span text:style-name="T2">0</text:span><text:span text:style-name="T2">];</text:span></text:p>
      <text:p text:style-name="P2"><text:span text:style-name="T2"><text:s text:c="6"/>console.log("You chose", file.</text:span><text:span text:style-name="T4">name</text:span><text:span text:style-name="T2">);</text:span></text:p>
      <text:p text:style-name="P7"><text:s text:c="6"/>if (file.type)</text:p>
      <text:p text:style-name="P2"><text:span text:style-name="T2"><text:s text:c="8"/>console.log("It has type", file.</text:span><text:span text:style-name="T4">type</text:span><text:span text:style-name="T2">);</text:span></text:p>
      <text:p text:style-name="P7"><text:s text:c="4"/>}</text:p>
      <text:p text:style-name="P7"><text:s text:c="2"/>});</text:p>
      <text:p text:style-name="P7">&lt;/script&gt;</text:p>
      <text:p text:style-name="P2"><text:span text:style-name="T2">The </text:span><text:span text:style-name="T4">files </text:span><text:span text:style-name="T2">property of a file field element is an array-like object </text:span><text:span text:style-name="T88">(again, not a real array)</text:span><text:span text:style-name="T5"> containing the files chosen in the field</text:span><text:span text:style-name="T2">. It is initially empty. The reason there isn’t simply a file property is that file fields also support a </text:span><text:span text:style-name="T4">multiple </text:span><text:span text:style-name="T2">attribute, which makes it possible to select multiple files at the same time.</text:span></text:p>
      <text:p text:style-name="P7"/>
      <text:p text:style-name="P2"><text:span text:style-name="T2">Objects in the files property have properties such as </text:span><text:span text:style-name="T4">name </text:span><text:span text:style-name="T2">(the filename), </text:span><text:span text:style-name="T4">size </text:span><text:span text:style-name="T2">(the file’s size in bytes), and </text:span><text:span text:style-name="T4">type </text:span><text:span text:style-name="T2">(the media type of the file, such as </text:span><text:span text:style-name="T3">text/plain </text:span><text:span text:style-name="T2">or </text:span><text:span text:style-name="T3">image/jpeg</text:span><text:span text:style-name="T2">).</text:span></text:p>
      <text:p text:style-name="P7"/>
      <text:p text:style-name="P24">What it does not have is a property that contains the content of the file.</text:p>
      <text:p text:style-name="P14">Reading Content of the File:</text:p>
      <text:p text:style-name="P2"><text:span text:style-name="T2">&lt;input type="file" </text:span><text:span text:style-name="T4">multiple</text:span><text:span text:style-name="T2">&gt;</text:span></text:p>
      <text:p text:style-name="P7">&lt;script&gt;</text:p>
      <text:p text:style-name="P7"><text:soft-page-break/><text:s text:c="2"/>var input = document.querySelector("input");</text:p>
      <text:p text:style-name="P2"><text:span text:style-name="T2"><text:s text:c="2"/>input.addEventListener("</text:span><text:span text:style-name="T4">change</text:span><text:span text:style-name="T2">", function() {</text:span></text:p>
      <text:p text:style-name="P2"><text:span text:style-name="T2"><text:s text:c="4"/>Array.prototype.forEach.call(input.</text:span><text:span text:style-name="T4">files</text:span><text:span text:style-name="T2">, function(file) {</text:span></text:p>
      <text:p text:style-name="P2"><text:span text:style-name="T2"><text:s text:c="6"/>var reader = new </text:span><text:span text:style-name="T5">FileReader();</text:span><text:span text:style-name="T88">//Constructor leFileReader Object</text:span></text:p>
      <text:p text:style-name="P7"><text:s text:c="6"/>reader.addEventListener("load", function() {</text:p>
      <text:p text:style-name="P7"><text:s text:c="8"/>console.log("File", file.name, "starts with",</text:p>
      <text:p text:style-name="P2"><text:span text:style-name="T2"><text:s text:c="20"/>reader.result.slice(</text:span><text:span text:style-name="T2">0</text:span><text:span text:style-name="T2">, </text:span><text:span text:style-name="T2">20</text:span><text:span text:style-name="T2">));</text:span><text:span text:style-name="T88">//korim helek miFile</text:span></text:p>
      <text:p text:style-name="P7"><text:s text:c="6"/>});</text:p>
      <text:p text:style-name="P2"><text:span text:style-name="T2"><text:s text:c="6"/>reader.</text:span><text:span text:style-name="T5">readAsText(file);</text:span><text:span text:style-name="T88">//method reads File as textFile.</text:span></text:p>
      <text:p text:style-name="P7"><text:s text:c="4"/>});</text:p>
      <text:p text:style-name="P7"><text:s text:c="2"/>});</text:p>
      <text:p text:style-name="P7">&lt;/script&gt;</text:p>
      <text:p text:style-name="P7"/>
      <text:p text:style-name="P2"><text:span text:style-name="T2">Reading a file is done by creating a </text:span><text:span text:style-name="T5">FileReader </text:span><text:span text:style-name="T2">object, registering a "</text:span><text:span text:style-name="T4">load</text:span><text:span text:style-name="T2">" event handler for it, and calling its </text:span><text:span text:style-name="T5">readAsText </text:span><text:span text:style-name="T2">method, </text:span><text:span text:style-name="T3">giving it the file we want to read. </text:span></text:p>
      <text:p text:style-name="P2"><text:span text:style-name="T2">Once loading finishes, the reader’s </text:span><text:span text:style-name="T4">result </text:span><text:span text:style-name="T88">property contains the file’s content.</text:span></text:p>
      <text:p text:style-name="P7"/>
      <text:p text:style-name="P2"><text:span text:style-name="T3">The example uses Array.prototype.forEach to iterate over the array </text:span><text:span text:style-name="T2">since in a normal loop it would be awkward to get the correct file and reader objects from the event handler. The variables would be shared by all iterations of the loop.</text:span></text:p>
      <text:p text:style-name="P7"/>
      <text:p text:style-name="P2"><text:span text:style-name="T88">FileReaders also fire an "</text:span><text:span text:style-name="T4">error</text:span><text:span text:style-name="T88">" event when reading the file fails for any reason</text:span><text:span text:style-name="T2">. </text:span></text:p>
      <text:p text:style-name="P2"><text:span text:style-name="T2">The error object itself will end up in the reader’s </text:span><text:span text:style-name="T4">error </text:span><text:span text:style-name="T2">property. If you don’t want to remember the details of yet another inconsistent asynchronous interface, you </text:span><text:span text:style-name="T2">could wrap it in a </text:span><text:span text:style-name="T5">Promise </text:span><text:span text:style-name="T2"><text:s/>like this:</text:span></text:p>
      <text:p text:style-name="P7"/>
      <text:p text:style-name="P2"><text:span text:style-name="T2">function </text:span><text:span text:style-name="T5">readFile</text:span><text:span text:style-name="T2">(file) {</text:span></text:p>
      <text:p text:style-name="P7"><text:s text:c="2"/>return new Promise(function(succeed, fail) {</text:p>
      <text:p text:style-name="P2"><text:span text:style-name="T2"><text:s text:c="4"/>var reader = new </text:span><text:span text:style-name="T5">FileReader</text:span><text:span text:style-name="T2">(); </text:span></text:p>
      <text:p text:style-name="P2"><text:span text:style-name="T2"><text:s text:c="4"/>reader.addEventListener("</text:span><text:span text:style-name="T4">load</text:span><text:span text:style-name="T2">", function() {</text:span></text:p>
      <text:p text:style-name="P2"><text:span text:style-name="T2"><text:s text:c="6"/>succeed(reader.</text:span><text:span text:style-name="T4">result</text:span><text:span text:style-name="T2">);</text:span></text:p>
      <text:p text:style-name="P7"><text:s text:c="4"/>});</text:p>
      <text:p text:style-name="P2"><text:span text:style-name="T2"><text:s text:c="4"/>reader.addEventListener("</text:span><text:span text:style-name="T4">error</text:span><text:span text:style-name="T2">", function() {</text:span></text:p>
      <text:p text:style-name="P2"><text:span text:style-name="T2"><text:s text:c="6"/>fail(reader.</text:span><text:span text:style-name="T4">error</text:span><text:span text:style-name="T2">);</text:span></text:p>
      <text:p text:style-name="P7"><text:s text:c="4"/>});</text:p>
      <text:p text:style-name="P2"><text:span text:style-name="T2"><text:s text:c="4"/>reader.</text:span><text:span text:style-name="T5">readAsText</text:span><text:span text:style-name="T2">(file);</text:span></text:p>
      <text:p text:style-name="P7"><text:s text:c="2"/>});</text:p>
      <text:p text:style-name="P7">}</text:p>
      <text:p text:style-name="P2"><text:span text:style-name="T2">It is possible to read only part of a file by calling </text:span><text:span text:style-name="T5">slice </text:span><text:span text:style-name="T2">on it and passing the result (a so-called blob object) to the file reader.</text:span></text:p>
      <text:p text:style-name="P25"/>
      <text:p text:style-name="P2"><text:soft-page-break/><text:span text:style-name="T88">FileReader yozer Object webeemzauto nuhal likro tohen wel kovez wetaanu. </text:span><text:span text:style-name="T90">RESULT </text:span><text:span text:style-name="T88">property welo yahil et tohen haFile, ve</text:span><text:span text:style-name="T90">ERROR</text:span><text:span text:style-name="T88"> property yahil wgiya im kriyat File tikawel.</text:span></text:p>
      <text:p text:style-name="P25"/>
      <text:p text:style-name="P2"><text:span text:style-name="T2">FileReader.</text:span><text:span text:style-name="T5">readAsDataURL(file)</text:span><text:span text:style-name="T2"> method is used to read the contents of the specified </text:span><text:a xlink:type="simple" xlink:href="https://developer.mozilla.org/en-US/docs/Web/API/Blob" text:style-name="Internet_20_link" text:visited-style-name="Visited_20_Internet_20_Link"><text:span text:style-name="T202">Blob</text:span></text:a><text:span text:style-name="T2"> or </text:span><text:a xlink:type="simple" xlink:href="https://developer.mozilla.org/en-US/docs/Web/API/File" text:style-name="Internet_20_link" text:visited-style-name="Visited_20_Internet_20_Link"><text:span text:style-name="T202">File</text:span></text:a><text:span text:style-name="T2">. When the read operation is finished, the </text:span><text:a xlink:type="simple" xlink:href="https://developer.mozilla.org/en-US/docs/Web/API/FileReader/readyState" text:style-name="Internet_20_link" text:visited-style-name="Visited_20_Internet_20_Link"><text:span text:style-name="T202">readyState</text:span></text:a><text:span text:style-name="T2"> becomes DONE, and the </text:span><text:a xlink:type="simple" xlink:href="https://developer.mozilla.org/en-US/docs/Web/Events/loadend" text:style-name="Internet_20_link" text:visited-style-name="Visited_20_Internet_20_Link"><text:span text:style-name="T202">loadend</text:span></text:a><text:span text:style-name="T2"> is triggered. At that time, </text:span><text:span text:style-name="T2">the </text:span><text:a xlink:type="simple" xlink:href="https://developer.mozilla.org/en-US/docs/Web/API/FileReader/result" text:style-name="Internet_20_link" text:visited-style-name="Visited_20_Internet_20_Link"><text:span text:style-name="T203">result</text:span></text:a><text:span text:style-name="T2"> </text:span><text:span text:style-name="T88">attribute contains  the data as a URL representing the file's data as a base</text:span><text:span text:style-name="T88">64 </text:span><text:span text:style-name="T88">encoded string</text:span><text:span text:style-name="T2">.</text:span></text:p>
      <text:p text:style-name="P25"/>
      <text:p text:style-name="P1"><text:span text:style-name="T22">Storing data client-side</text:span><text:span text:style-name="T96">:</text:span></text:p>
      <text:p text:style-name="P2"><text:span text:style-name="T2">You can store string data in a way that survives page reloads by putting it in the </text:span><text:span text:style-name="T5">localStorage </text:span><text:span text:style-name="T2">object. </text:span><text:span text:style-name="T88">This object allows you to file string values under names (also strings), </text:span><text:span text:style-name="T2">as in this example:</text:span></text:p>
      <text:p text:style-name="P7"/>
      <text:p text:style-name="P2"><text:span text:style-name="T2">localStorage.</text:span><text:span text:style-name="T5">setItem</text:span><text:span text:style-name="T2">("username", "marijn");</text:span></text:p>
      <text:p text:style-name="P2"><text:span text:style-name="T2">console.log(localStorage.</text:span><text:span text:style-name="T5">getItem</text:span><text:span text:style-name="T2">("username"));</text:span></text:p>
      <text:p text:style-name="P7">// → marijn</text:p>
      <text:p text:style-name="P2"><text:span text:style-name="T2">localStorage.</text:span><text:span text:style-name="T5">removeItem</text:span><text:span text:style-name="T2">("username");</text:span></text:p>
      <text:p text:style-name="P7"/>
      <text:p text:style-name="P2"><text:span text:style-name="T88">A value in localStorage sticks around until it is overwritten</text:span><text:span text:style-name="T2">, it is removed with </text:span><text:span text:style-name="T5">removeItem</text:span><text:span text:style-name="T2">, </text:span><text:span text:style-name="T3">or the user clears their local data</text:span><text:span text:style-name="T2">.</text:span></text:p>
      <text:p text:style-name="P7"/>
      <text:p text:style-name="P2"><text:span text:style-name="T88">Sites from different domains get different storage compartments</text:span><text:span text:style-name="T2">. </text:span><text:span text:style-name="T3">That means data stored in localStorage by a given website can, in principle, only be read </text:span><text:span text:style-name="T3">(and overwritten) by scripts on that same site</text:span><text:span text:style-name="T2">.</text:span></text:p>
      <text:p text:style-name="P7"/>
      <text:p text:style-name="P2"><text:span text:style-name="T88">Browsers also enforce a limit on the size of the data a site can store in localStorage, typically on the order of a few megabytes</text:span><text:span text:style-name="T2">.</text:span></text:p>
      <text:p text:style-name="P2"><text:span text:style-name="T3">There is another object similar to </text:span><text:span text:style-name="T5">localStorage </text:span><text:span text:style-name="T3">called </text:span><text:span text:style-name="T5">sessionStorage</text:span><text:span text:style-name="T3">. </text:span><text:span text:style-name="T88">The difference between the two is that the content of sessionStorage is forgotten at the end of each session, which for most browsers means whenever the browser is closed.</text:span></text:p>
      <text:p text:style-name="P25"/>
      <text:p text:style-name="P8">Teina veParsing(JSON) File mi localStorage:</text:p>
      <text:p text:style-name="P7"/>
      <text:p text:style-name="P2"><text:span text:style-name="T2">var notes = </text:span><text:span text:style-name="T5">JSON.parse</text:span><text:span text:style-name="T2">(localStorage.</text:span><text:span text:style-name="T5">getItem</text:span><text:span text:style-name="T2">("notes")) ||</text:span></text:p>
      <text:p text:style-name="P2"><text:span text:style-name="T2"><text:s text:c="14"/>{"shopping list": ""};</text:span><text:span text:style-name="T88">//notnim lo Default, ki <text:s/>Passing null to JSON.parse will make it parse the string "null" and return null.</text:span></text:p>
      <text:p text:style-name="P24"/>
      <text:p text:style-name="P8">UnParsing(LeJSON) veWmira belocalStorage:</text:p>
      <text:p text:style-name="P24"/>
      <text:p text:style-name="P2"><text:soft-page-break/><text:span text:style-name="T2">localStorage.setItem("notes", </text:span><text:span text:style-name="T5">JSON.stringify</text:span><text:span text:style-name="T2">(notes));</text:span></text:p>
      <text:p text:style-name="P25"/>
      <text:p text:style-name="P25"/>
      <text:p text:style-name="P10">Regular Expressions:</text:p>
      <text:p text:style-name="P16"/>
      <text:p text:style-name="P2"><text:span text:style-name="T2">RegExp.</text:span><text:span text:style-name="T11">test(pattern)</text:span><text:span text:style-name="T2"> - </text:span><text:span text:style-name="T37">If you pass it a string, it will return a Boolean telling you whether the string contains a match of the pattern in the </text:span><text:span text:style-name="T37">expression.</text:span></text:p>
      <text:p text:style-name="P16"/>
      <text:p text:style-name="P2"><text:span text:style-name="T2">RegExp.</text:span><text:span text:style-name="T11">exec(pattern)</text:span><text:span text:style-name="T2"> - </text:span><text:span text:style-name="T37">method that will return null if no match was found and return an object with information about the match </text:span><text:span text:style-name="T37">otherwise.</text:span><text:span text:style-name="T1"> </text:span></text:p>
      <text:p text:style-name="P2"><text:span text:style-name="T2">Return value: </text:span><text:span text:style-name="T3">If the match succeeds, the exec() method returns an array and updates properties of the regular expression object</text:span><text:span text:style-name="T2">. </text:span><text:span text:style-name="T5">The returned array has the matched text as the first item</text:span><text:span text:style-name="T2">, </text:span><text:span text:style-name="T88">and then one item for each capturing parenthesis ( ) that matched containing the text that was captured</text:span><text:span text:style-name="T92"> </text:span><text:span text:style-name="T93">- Hu mahzir et Matched text mitoh ( ) rak paam ehad, afilu im text mofia kama paamim:</text:span></text:p>
      <text:p text:style-name="P7">var pattern = /(y)/g;</text:p>
      <text:p text:style-name="P2"><text:span text:style-name="T2">var match = pattern.exec("xyzzy"); </text:span><text:span text:style-name="T88">// yahzir </text:span><text:span text:style-name="T4">match[</text:span><text:span text:style-name="T4">0</text:span><text:span text:style-name="T4">]==y</text:span><text:span text:style-name="T2">,</text:span><text:span text:style-name="T5">match[</text:span><text:span text:style-name="T5">1</text:span><text:span text:style-name="T5">]==y</text:span></text:p>
      <text:p text:style-name="P7"><text:tab/><text:tab/><text:tab/><text:tab/><text:tab/><text:tab/><text:tab/></text:p>
      <text:p text:style-name="P2"><text:span text:style-name="T2">string.</text:span><text:span text:style-name="T48">search(RegExp)</text:span><text:span text:style-name="T37"> - Method does expect a regular expression. Like indexOf, it </text:span><text:span text:style-name="T41">returns the first index on which the expression was found</text:span><text:span text:style-name="T37">, or </text:span><text:span text:style-name="T85">-</text:span><text:span text:style-name="T85">1 </text:span><text:span text:style-name="T85">when it wasn’t found</text:span></text:p>
      <text:p text:style-name="P16"/>
      <text:p text:style-name="P2"><text:span text:style-name="T2">string.</text:span><text:span text:style-name="T11">match(RegExp)</text:span><text:span text:style-name="T2"> - method retrieves the matches when matching a string against a regular expression.</text:span></text:p>
      <text:p text:style-name="P2"><text:span text:style-name="T4">Return value</text:span><text:span text:style-name="T2"> - An Array containing the entire match result and any parentheses-captured matched results; null if there were no matches.</text:span></text:p>
      <text:p text:style-name="P16"/>
      <text:p text:style-name="P11">RegExp Vocabulary:</text:p>
      <text:p text:style-name="P2"><text:span text:style-name="T7">/</text:span><text:span text:style-name="T8">RegExp</text:span><text:span text:style-name="T7">/</text:span><text:span text:style-name="T8"> - yihye Regular Exression</text:span></text:p>
      <text:p text:style-name="P2"><text:span text:style-name="T7">\d</text:span><text:span text:style-name="T5"> </text:span><text:span text:style-name="T2">- Matches</text:span><text:span text:style-name="T8"> - number [</text:span><text:span text:style-name="T8">0</text:span><text:span text:style-name="T8">-</text:span><text:span text:style-name="T8">9</text:span><text:span text:style-name="T8">]</text:span></text:p>
      <text:p text:style-name="P2"><text:span text:style-name="T7">\D </text:span><text:span text:style-name="T2">- Matches</text:span><text:span text:style-name="T8"> - not a digit - ^[</text:span><text:span text:style-name="T8">0</text:span><text:span text:style-name="T8">-</text:span><text:span text:style-name="T8">9</text:span><text:span text:style-name="T8">]</text:span></text:p>
      <text:p text:style-name="P2"><text:span text:style-name="T7">\w</text:span><text:span text:style-name="T8"> </text:span><text:span text:style-name="T2">- Matches</text:span><text:span text:style-name="T8"> - any Word character [a-zA-z</text:span><text:span text:style-name="T8">0</text:span><text:span text:style-name="T8">-</text:span><text:span text:style-name="T8">9</text:span><text:span text:style-name="T8">]</text:span></text:p>
      <text:p text:style-name="P2"><text:span text:style-name="T7">\W</text:span><text:span text:style-name="T8"> </text:span><text:span text:style-name="T2">- Matches </text:span><text:span text:style-name="T8">- any Non Word character ^[a-zA-z</text:span><text:span text:style-name="T8">0</text:span><text:span text:style-name="T8">-</text:span><text:span text:style-name="T8">9</text:span><text:span text:style-name="T8">]</text:span></text:p>
      <text:p text:style-name="P2"><text:span text:style-name="T7">\b</text:span><text:span text:style-name="T8"> </text:span><text:span text:style-name="T2">- Matches</text:span><text:span text:style-name="T8"> - Word boundary - graniza DO word</text:span></text:p>
      <text:p text:style-name="P2"><text:span text:style-name="T7">\s</text:span><text:span text:style-name="T8"> </text:span><text:span text:style-name="T2">- Matches</text:span><text:span text:style-name="T8"> - kol ma weRevah - <text:s/>[\r\n\t\f\v ]</text:span></text:p>
      <text:p text:style-name="P2"><text:span text:style-name="T7">\S</text:span><text:span text:style-name="T8"> </text:span><text:span text:style-name="T2">- Matches</text:span><text:span text:style-name="T8"> - kol ma weLORevah ^- <text:s/>[\r\n\t\f\v ]</text:span></text:p>
      <text:p text:style-name="P16"/>
      <text:p text:style-name="P2"><text:span text:style-name="T7">g</text:span><text:span text:style-name="T8"> </text:span><text:span text:style-name="T2">- Option </text:span><text:span text:style-name="T8">- global - avur kulam</text:span></text:p>
      <text:p text:style-name="P2"><text:span text:style-name="T7">i</text:span><text:span text:style-name="T2"> - Option makes the match </text:span><text:span text:style-name="T8">case insensitive</text:span></text:p>
      <text:p text:style-name="P16"><text:soft-page-break/></text:p>
      <text:p text:style-name="P2"><text:span text:style-name="T7">+</text:span><text:span text:style-name="T8"> </text:span><text:span text:style-name="T2">- Matches</text:span><text:span text:style-name="T8"> - </text:span><text:span text:style-name="T8">1 </text:span><text:span text:style-name="T8">veyoter</text:span></text:p>
      <text:p text:style-name="P2"><text:span text:style-name="T7">*</text:span><text:span text:style-name="T8"> </text:span><text:span text:style-name="T2">- Matches - </text:span><text:span text:style-name="T8">0 </text:span><text:span text:style-name="T8">veyoter</text:span></text:p>
      <text:p text:style-name="P2"><text:span text:style-name="T7">?</text:span><text:span text:style-name="T2"> - Matches - </text:span><text:span text:style-name="T8">1 </text:span><text:span text:style-name="T8">or </text:span><text:span text:style-name="T8">0</text:span></text:p>
      <text:p text:style-name="P2"><text:span text:style-name="T8">sign</text:span><text:span text:style-name="T7">?</text:span><text:span text:style-name="T8"> - hofeh siman pkuda leLO Greedy.</text:span></text:p>
      <text:p text:style-name="P2"><text:span text:style-name="T7">^</text:span><text:span text:style-name="T8"> </text:span><text:span text:style-name="T2">- Logical NOT</text:span></text:p>
      <text:p text:style-name="P16"/>
      <text:p text:style-name="P2"><text:span text:style-name="T39">[</text:span><text:span text:style-name="T80">^</text:span><text:span text:style-name="T39">]</text:span><text:span text:style-name="T37"> - Match any character (if it is not the empty set of characters</text:span><text:span text:style-name="T8"> - </text:span></text:p>
      <text:p text:style-name="P2"><text:span text:style-name="T37"><text:s text:c="8"/>\</text:span><text:span text:style-name="T39">/</text:span><text:span text:style-name="T37">\</text:span><text:span text:style-name="T39">*</text:span><text:span text:style-name="T37"> [^] * \</text:span><text:span text:style-name="T39">*\</text:span><text:span text:style-name="T37"> <text:s/></text:span><text:span text:style-name="T8">- Matches Comments lemawal</text:span></text:p>
      <text:p text:style-name="P16"/>
      <text:p text:style-name="P2"><text:span text:style-name="T7">{ }</text:span><text:span text:style-name="T8"> </text:span><text:span text:style-name="T2">- Matches</text:span><text:span text:style-name="T8"> - kamut mesuyemet wel Matches(bein {</text:span><text:span text:style-name="T8">2</text:span><text:span text:style-name="T8">})</text:span></text:p>
      <text:p text:style-name="P2"><text:span text:style-name="T8"><text:tab/><text:tab/></text:span><text:span text:style-name="T8"> <text:s text:c="4"/>{</text:span><text:span text:style-name="T8">1</text:span><text:span text:style-name="T8">,</text:span><text:span text:style-name="T8">2</text:span><text:span text:style-name="T8">} - omer bein </text:span><text:span text:style-name="T8">1 </text:span><text:span text:style-name="T8">le </text:span><text:span text:style-name="T8">2</text:span></text:p>
      <text:p text:style-name="P2"><text:span text:style-name="T7">[ ]</text:span><text:span text:style-name="T8"> </text:span><text:span text:style-name="T2">- Matches</text:span><text:span text:style-name="T8"> - kol character benifrad</text:span></text:p>
      <text:p text:style-name="P2"><text:span text:style-name="T7">( )</text:span><text:span text:style-name="T8"> </text:span><text:span text:style-name="T2">- Matches</text:span><text:span text:style-name="T8"> - kol haBituy beyahad</text:span></text:p>
      <text:p text:style-name="P2"><text:span text:style-name="T7">\</text:span><text:span text:style-name="T8"> - mityahes lema weaharah keCharacter veLO Pkuda</text:span></text:p>
      <text:p text:style-name="P16"/>
      <text:p text:style-name="P2"><text:span text:style-name="T7">^</text:span><text:span text:style-name="T8">Character - mathil beCharacter</text:span></text:p>
      <text:p text:style-name="P2"><text:span text:style-name="T8">Character</text:span><text:span text:style-name="T7">$</text:span><text:span text:style-name="T8"> - mistayem beCharacter. </text:span><text:span text:style-name="T2">Asserts position at the end of the string, or before the line terminator right at the end of the string (if any)</text:span></text:p>
      <text:p text:style-name="P16"/>
      <text:p text:style-name="P2"><text:span text:style-name="T2">/abc/</text:span><text:span text:style-name="T2"><text:tab/><text:tab/></text:span><text:span text:style-name="T2">A sequence of characters</text:span></text:p>
      <text:p text:style-name="P2"><text:span text:style-name="T2">/[abc]/</text:span><text:span text:style-name="T2"><text:tab/></text:span><text:span text:style-name="T2">Any character from a set of characters</text:span></text:p>
      <text:p text:style-name="P2"><text:span text:style-name="T2">/[^abc]/</text:span><text:span text:style-name="T2"><text:tab/></text:span><text:span text:style-name="T2">Any character not in a set of characters</text:span></text:p>
      <text:p text:style-name="P2"><text:span text:style-name="T2">/[</text:span><text:span text:style-name="T2">0</text:span><text:span text:style-name="T2">-</text:span><text:span text:style-name="T2">9</text:span><text:span text:style-name="T2">]/</text:span><text:span text:style-name="T2"><text:tab/></text:span><text:span text:style-name="T2">Any character in a range of characters</text:span></text:p>
      <text:p text:style-name="P2"><text:span text:style-name="T2">/x+/</text:span><text:span text:style-name="T2"><text:tab/><text:tab/></text:span><text:span text:style-name="T2">One or more occurrences of the pattern x</text:span></text:p>
      <text:p text:style-name="P2"><text:span text:style-name="T2">/x+?/</text:span><text:span text:style-name="T2"><text:tab/><text:tab/></text:span><text:span text:style-name="T2">One or more occurrences, nongreedy</text:span></text:p>
      <text:p text:style-name="P2"><text:span text:style-name="T2">/x*/</text:span><text:span text:style-name="T2"><text:tab/><text:tab/></text:span><text:span text:style-name="T2">Zero or more occurrences</text:span></text:p>
      <text:p text:style-name="P2"><text:span text:style-name="T2">/x?/</text:span><text:span text:style-name="T2"><text:tab/><text:tab/></text:span><text:span text:style-name="T2">Zero or one occurrence</text:span></text:p>
      <text:p text:style-name="P2"><text:span text:style-name="T2">/x{</text:span><text:span text:style-name="T2">2</text:span><text:span text:style-name="T2">,</text:span><text:span text:style-name="T2">4</text:span><text:span text:style-name="T2">}/</text:span><text:span text:style-name="T2"><text:tab/></text:span><text:span text:style-name="T2">Between two and four occurrences</text:span></text:p>
      <text:p text:style-name="P2"><text:span text:style-name="T2">/(abc)/</text:span><text:span text:style-name="T2"><text:tab/></text:span><text:span text:style-name="T2">A group</text:span></text:p>
      <text:p text:style-name="P2"><text:span text:style-name="T2">/a|b|c/</text:span><text:span text:style-name="T2"><text:tab/></text:span><text:span text:style-name="T2">Any one of several patterns</text:span></text:p>
      <text:p text:style-name="P2"><text:span text:style-name="T2">/\d/</text:span><text:span text:style-name="T2"><text:tab/><text:tab/></text:span><text:span text:style-name="T2">Any digit character</text:span></text:p>
      <text:p text:style-name="P2"><text:span text:style-name="T2">/\w/</text:span><text:span text:style-name="T2"><text:tab/><text:tab/></text:span><text:span text:style-name="T2">An alphanumeric character (“word character”)</text:span></text:p>
      <text:p text:style-name="P2"><text:span text:style-name="T2">/\s/</text:span><text:span text:style-name="T2"><text:tab/><text:tab/></text:span><text:span text:style-name="T2">Any whitespace character</text:span></text:p>
      <text:p text:style-name="P2"><text:span text:style-name="T2">/./</text:span><text:span text:style-name="T2"><text:tab/><text:tab/></text:span><text:span text:style-name="T2">Any character except newlines</text:span></text:p>
      <text:p text:style-name="P2"><text:span text:style-name="T2">/\b/</text:span><text:span text:style-name="T2"><text:tab/><text:tab/></text:span><text:span text:style-name="T2">A word boundary</text:span></text:p>
      <text:p text:style-name="P2"><text:span text:style-name="T2">/^/</text:span><text:span text:style-name="T2"><text:tab/><text:tab/></text:span><text:span text:style-name="T2">Start of input</text:span></text:p>
      <text:p text:style-name="P2"><text:span text:style-name="T2">/$/</text:span><text:span text:style-name="T2"><text:tab/><text:tab/></text:span><text:span text:style-name="T2">End of input</text:span></text:p>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Calibri Cyr" svg:font-family="'Calibri Cyr'"/>
    <style:font-face style:name="Consolas1" svg:font-family="Consolas"/>
    <style:font-face style:name="Consolas2" svg:font-family="Consolas, Menlo, Monaco, 'Lucida Console', 'Liberation Mono', 'DejaVu Sans Mono', 'Bitstream Vera Sans Mono', 'Courier New', monospace, sans-serif"/>
    <style:font-face style:name="Consolas" svg:font-family="Consolas, 'courier new'"/>
    <style:font-face style:name="Courier New1" svg:font-family="'Courier New'"/>
    <style:font-face style:name="Georgia" svg:font-family="Georgia"/>
    <style:font-face style:name="Helvetica" svg:font-family="Helvetica"/>
    <style:font-face style:name="NewBaskerville-Italic" svg:font-family="NewBaskerville-Italic"/>
    <style:font-face style:name="NewBaskerville-Roman" svg:font-family="NewBaskerville-Roman"/>
    <style:font-face style:name="TheSansMonoCondensed-Italic" svg:font-family="TheSansMonoCondensed-Italic"/>
    <style:font-face style:name="TheSansMonoCondensed-Plain" svg:font-family="TheSansMonoCondensed-Plain"/>
    <style:font-face style:name="Times New Roman" svg:font-family="'Times New Roman'"/>
    <style:font-face style:name="font000000001a1f81eb" svg:font-family="font000000001a1f81eb"/>
    <style:font-face style:name="font000000001a1f81ec" svg:font-family="font000000001a1f81ec"/>
    <style:font-face style:name="Courier New" svg:font-family="'Courier New'" style:font-family-generic="modern" style:font-pitch="fixed"/>
    <style:font-face style:name="Georgia1" svg:font-family="Georgia" style:font-family-generic="roman" style:font-pitch="variable"/>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30T13:14:20.36</dc:date>
    <meta:editing-duration>PT1H31M32S</meta:editing-duration>
    <meta:editing-cycles>5</meta:editing-cycles>
    <meta:generator>OpenOffice/4.1.3$Win32 OpenOffice.org_project/413m1$Build-9783</meta:generator>
    <meta:document-statistic meta:table-count="0" meta:image-count="0" meta:object-count="0" meta:page-count="36" meta:paragraph-count="644" meta:word-count="7883" meta:character-count="52614"/>
  </office:meta>
</office:document-meta>
</file>